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Songti TC"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7.01.31 23:55   |   <text:a xlink:type="simple" xlink:href="http://palinfo.habago.org/Entry?Command=Information_PrintForum&amp;iPage=195#FORUM35308"><text:span text:style-name="T2">#</text:span></text:a></text:p>
      <text:p text:style-name="P2"><text:span text:style-name="T1">之前貼過這首歌的歌詞，今天才第一次聽到曲子。</text:span> <text:line-break/><text:line-break/>https://www.youtube.com/watch?v=YnxmLNg6rUA <text:line-break/><text:line-break/>"<text:span text:style-name="T1">不過就是世界末日</text:span>" <text:span text:style-name="T1">肯定是我這輩子看過最好、最需要帶眼淚瓶的電影之一了。這導演據說是</text:span>1989<text:span text:style-name="T1">年出生，除了天才，我想不出第二個形容詞。</text:span> <text:line-break/><text:line-break/>Home is not a harbour <text:line-break/>Home home home <text:line-break/>Is where it hurts ... <text:line-break/><text:line-break/><text:span text:style-name="T1">陳真</text:span> <text:line-break/><text:line-break/>2017. 01. 30. <text:line-break/><text:line-break/>=============================== <text:line-break/>Home Is Where It Hurts <text:line-break/><text:line-break/><text:line-break/>My home has no door <text:line-break/>My home has no roof <text:line-break/>My home has no windows <text:line-break/>It ain't water proof <text:line-break/>My home has no handles <text:line-break/>My home has no keys <text:line-break/>If you're here to rob me <text:line-break/>There's nothing to steal <text:line-break/><text:line-break/>(A la maison <text:line-break/>Dans ma maison <text:line-break/>C'est là que j'ai peur) <text:line-break/><text:line-break/>Home is not a harbour <text:line-break/>Home home home <text:line-break/>Is where it hurts <text:line-break/><text:line-break/>My home has no heart <text:line-break/>My home has no veins <text:line-break/>If you try to break in <text:line-break/>It bleeds with no stains <text:line-break/>My brain has no corridors <text:line-break/>My walls have no skin <text:line-break/>You can lose your life here <text:line-break/>Cause there's no one in <text:line-break/><text:line-break/>(A la maison <text:line-break/>Dans ma maison <text:line-break/>C'est là que j'ai peur) <text:line-break/><text:line-break/>Home is not a harbour <text:line-break/>Home has not a hearse <text:line-break/>Home is not a harvest <text:line-break/>Home home home <text:line-break/>Is where it hurts</text:p>
      <text:p text:style-name="P1">Alex Wang   |  2017.01.30 12:28   |   <text:a xlink:type="simple" xlink:href="http://palinfo.habago.org/Entry?Command=Information_PrintForum&amp;iPage=195#FORUM35307"><text:span text:style-name="T2">#</text:span></text:a></text:p>
      <text:p text:style-name="P3">這篇華裔二代的吐槽貼，最近火遍美國論壇<text:span text:style-name="T3"> <text:line-break/><text:line-break/>https://goo.gl/dSBoJ5 <text:line-break/><text:line-break/></text:span>近日華人論壇出現了一篇帖子引發網友熱議，作者<text:span text:style-name="T3">ArmorUSA7</text:span>歲便隨父母移民美國，他發帖的目的是為了告訴和他一樣的華裔二代美國移民的中國父母，他們在打著讓他們的子女追逐夢想的旗號匆忙來到美國前，應該充分了解出生在美國的華人在美國是如何被對待的這一現實。帖子發出後很快被轉載到其他華人論壇上，包括美國本土最大的在線論迅速引起華裔二代移民的共鳴。<text:span text:style-name="T3"> <text:line-break/><text:line-break/></text:span>首先看看<text:span text:style-name="T3">ArmorUSA</text:span>在<text:span text:style-name="T3">Reddit</text:span>上是如何陳述他的觀點的吧。他說，坦白來說，他認為華裔二代美國移民在美國面臨的種種現實其實是他們的中國父母的責任。作為他們的孩子，他們不能夠責怪他們的父母在他們年齡很小的時候把他們帶到美國來，因為這些父母已經做了他們認為最好的事情並且沒有人可以精確地預見未來。然而，作者不得不說的是，一旦這些父母帶著他們的孩子來到美國，他們就故意讓他們自己看不到西方世界的現實以及美國白人對亞洲人的看法。他們被自己的老觀點所欺騙，即<text:span text:style-name="T3">“</text:span>美國是一片充滿機會的土地<text:span text:style-name="T3">”</text:span>，以至於他們不能理解或是聽得進去其他可能的觀點。<text:span text:style-name="T3"> <text:line-break/><text:line-break/></text:span>作者接著說，最糟糕的地方是中國父母總是在自己的圈子裡說著讀著中文，卻強迫他們的孩子經歷<text:span text:style-name="T3">“</text:span>真實的美國<text:span text:style-name="T3">”</text:span>。但是當他們的孩子回家後向他們訴說美國並不是簡單地如同他們父母所說的那樣美好時，他們的父母總是讓孩子收回他們的話，並告訴孩子父母才是真正了解美國的人。作者認為這一邏輯是愚蠢的。<text:span text:style-name="T3"> <text:line-break/><text:line-break/></text:span>根據作者<text:span text:style-name="T3">ArmorUSA</text:span>，華裔二代美國移民必須經歷這些痛苦。首先是他們必鬚麵對兩層歧視：地理上的和種族上的，而美國白人只需面臨一層，即地理上的歧視；其次，華裔二代美國移民沒有一個真正屬於他們的強大的網絡，因此他們不得不依賴他們僅有的來自中國的權力和影響力。作者過去常常有讓美國二代華裔社區與白人特權抗爭的想法，但這一想法無法得到支持，甚至是來自他們父母的支持；作為成長在美國的二代華裔，他們喪失了作為中國人的利益，喪失了中國文化，不會說中文，並且不能被中國人民所接受，而這一點他們的父母是根本看不見的，同時，他們僅能得到一些美國文化的元素，但由於他們不是白人，因此不能實現作為美國人的所有利益；白人尊敬權力、權威、金錢和影響力，而不僅僅是溫順融進白人裡的人，僅僅作為一個華裔二代，是不可能獲得白人的尊敬的，很多在權力和商業要職上工作的白人更尊敬中國人而非在華裔二代；華裔二代美國人不缺乏社會技能，但美國的環境並不尊重華裔二代，美國社會存在著種族歧視；華裔二代缺乏中國本土長大的人的自信，華裔二代恐怕是最不自信的一群人。<text:span text:style-name="T3"> <text:line-break/></text:span>眾多華裔二代網友看後紛紛留言，毫不吝嗇地坦言他們的苦水。<text:span text:style-name="T3"> <text:line-break/><text:line-break/></text:span>我能理解這些經歷當我與我以前的新移民室友談話的時候。他不是<text:span text:style-name="T3">90</text:span>後富二代，但他對西方的想法與我們父母那一輩的人更像。基本上，你不可能理解他。<text:span text:style-name="T3"> <text:line-break/><text:line-break/></text:span>像他和我們父母明顯是移民，他們有嚴重的口音，並不被看成是一種威脅。<text:span text:style-name="T3"><text:s/></text:span>（白人）對待他們並不像對我們那樣充滿敵意，因為我們的講話和舉止與白人在一個層次上而這種平等是他們不能容忍的。<text:span text:style-name="T3"> <text:line-break/><text:line-break/></text:span>很高興有人像你一樣站在我們華裔二代這一邊。<text:span text:style-name="T3"> <text:line-break/><text:line-break/></text:span>最大的問題是亞洲的媒體愚蠢地從好的角度描述西方<text:span text:style-name="T3">/</text:span>白人。我聽說過各種各樣的原因，但要緊的事是消滅這種無稽之談。這些媒體簡直在馴養一群送入狼口中的羊。<text:span text:style-name="T3"> <text:line-break/><text:line-break/></text:span>對。為什麼亞洲的媒體總是把白人描述成好人而西方媒體把我們描述成要么邪惡、懦弱、書呆子，要么他們用亞洲的刻板形象把自己裝成亞洲人。<text:span text:style-name="T3"> <text:line-break/><text:line-break/></text:span>精彩的分析。華裔二代群體太弱了，根本不能與全球白人至上做抗爭。任何抗擊全球白人至上的努力必須來自中國的平衡槓桿。我看不到其他的任何方式。<text:span text:style-name="T3"> <text:line-break/><text:line-break/></text:span>白人被認為是優越的，但是世界上其他地方的白人相對於美國來說是大大減少的。即使我能閱讀中文，我沒有能夠居住在中國的合適的語言。對我來說沒有很多的選擇。沒有地方是完美的。<text:span text:style-name="T3"> <text:line-break/><text:line-break/></text:span>同意。這個國家對我們的標准設置得太高，從某種程度上來說可以比得上在中國（不同之處是中國關注硬性的考試分數，而在這裡面臨對好成績和課外表現的壓力）。無論哪種方式作為一個亞洲人你都注定要在這樣的壓力下生活，但是如果我必須選一個的話，我更偏向於生活在中國，在那裡我不必感覺到自己在生活的多方面都生活在<text:span text:style-name="T3">“</text:span>食物鏈的底端<text:span text:style-name="T3">”</text:span>。在中國，有其他地理歧視，但是總體來說當我給中國人當面講作為一個華裔二代的經歷時，他們中的很多人會說他們寧願在中國做一個普通人而不是做一個孤獨的華裔二代，拼了命而獲得很少<text:span text:style-name="T3"> <text:line-break/><text:line-break/></text:span>網友<text:span text:style-name="T3">ArmorUSA</text:span>的言論給我們敲響了警鐘，想要移民美國的人需要將其提到的困境考慮其中。同時希望華裔二代美國移民更有自信，能夠面對生活中的更多挑戰！<text:span text:style-name="T3"> <text:line-break/><text:line-break/>Reddit </text:span>原文<text:span text:style-name="T3"> <text:line-break/><text:line-break/>https://goo.gl/NW86ue </text:span></text:p>
      <text:p text:style-name="P4"/>
      <text:p text:style-name="P1"><text:span text:style-name="T1">陳真</text:span><text:s/>  |  2017.01.30 04:21   |   <text:a xlink:type="simple" xlink:href="http://palinfo.habago.org/Entry?Command=Information_PrintForum&amp;iPage=196#FORUM35305"><text:span text:style-name="T2">#</text:span></text:a></text:p>
      <text:p text:style-name="P3">你說的這位李開復先生，他文中提到：<text:span text:style-name="T3"> <text:line-break/><text:line-break/>"</text:span>今天的機器完全無法理解人的情感、喜怒哀樂、七情六慾、信任尊重、<text:span text:style-name="T3"><text:s/></text:span>價值觀等方面<text:span text:style-name="T3"><text:s/></text:span>。對於人文藝術、美和愛、幽默感，機器更是絲毫不懂。<text:span text:style-name="T3">" <text:line-break/><text:line-break/></text:span>這樣一種對於時下所謂人工智慧<text:span text:style-name="T3"><text:s/>(AI) </text:span>的反駁，事實上不但沒有反駁了<text:span text:style-name="T3">AI</text:span>，反倒錯誤肯定了所謂<text:span text:style-name="T3"><text:s/>AI </text:span>的智慧。諸如圍棋之神<text:span text:style-name="T3"><text:s/>Alphago </text:span>的<text:span text:style-name="T3"><text:s/>"</text:span>智慧<text:span text:style-name="T3">"</text:span>，怎麼會是在於它無法理解什麼<text:span text:style-name="T3"><text:s/>"</text:span>人的情感、喜怒哀樂、七情六慾、信任尊重、<text:span text:style-name="T3"><text:s/></text:span>價值觀等方面以及人文藝術、美和愛、幽默感<text:span text:style-name="T3">" </text:span>等等等，這樣一種反駁，意味它能理解除了上述這些東西以外的東西。但我要說的是，它連意識都沒有，怎麼可能產生理解？事實上它連一個字也不可能理解，它跟<text:span text:style-name="T3"><text:s/>"</text:span>理解<text:span text:style-name="T3">" (UNDERSTANDING) </text:span>扯不上任何關係。<text:span text:style-name="T3"> <text:line-break/><text:line-break/></text:span>我住的大樓有個環保室，可以隨時倒垃圾，我通常趁著夜深人靜的時刻跑去倒。那地方很暗，伸手不見五指，但你只要一靠近環保室，立即燈火通明，真是很<text:span text:style-name="T3"><text:s/>"</text:span>體貼<text:span text:style-name="T3">"</text:span>，<text:span text:style-name="T3">"</text:span>足感心<text:span text:style-name="T3">"</text:span>。我這樣講當然是開玩笑，環保室哪會體貼我？它之所以自動亮燈是因為它有個<text:span text:style-name="T3"><text:s/>"</text:span>智慧<text:span text:style-name="T3">" </text:span>裝置，可以感應任何物體的接近，它並沒有能力理解任何事物。<text:span text:style-name="T3"> <text:line-break/><text:line-break/></text:span>我的電腦其實平常也<text:span text:style-name="T3"><text:s/>"</text:span>很乖<text:span text:style-name="T3">"</text:span>，我只要一按鈕，它就會開機。不過，前幾天不知道為什麼<text:span text:style-name="T3"><text:s/>"</text:span>鬧脾氣<text:span text:style-name="T3">"</text:span>，就是不開機，我氣炸了！馬上找外人來給他<text:span text:style-name="T3"><text:s/>"</text:span>修理<text:span text:style-name="T3">" </text:span>一頓，他才又開始<text:span text:style-name="T3"><text:s/>"</text:span>聽話<text:span text:style-name="T3">"</text:span>。聾子應該也聽得出來我這些有關智慧的形容詞全是比喻，全屬玩笑，不能當真。棋神當然也一樣，不管它多厲害，都跟智慧或智能無關，它何止不能理解什麼情感、情慾和美學，它根本和<text:span text:style-name="T3"><text:s/>"</text:span>理解<text:span text:style-name="T3">" </text:span>扯不上任何關係。<text:span text:style-name="T3"> <text:line-break/><text:line-break/></text:span>所謂理解，簡單說就是對人事物形成一種認知意義。請問<text:span text:style-name="T3">Alphago</text:span>能理解什麼？就好像我家大樓的環保室，一<text:span text:style-name="T3"><text:s/>"</text:span>看到<text:span text:style-name="T3">" </text:span>我半夜摸黑前來倒垃圾就會自動開燈，方便是很方便，但這樣一種<text:span text:style-name="T3"><text:s/>"</text:span>智慧<text:span text:style-name="T3">" </text:span>裝置能理解什麼？<text:span text:style-name="T3"> <text:line-break/><text:line-break/></text:span>這些極其粗淺的道理，應該不會很難理解才對。如果以為<text:span text:style-name="T3">AI</text:span>只是不懂什麼七情六慾與美感，那真的是太誇張了，時下這些跟玩具根本沒兩樣的所謂<text:span text:style-name="T3"><text:s/>AI</text:span>，陪人類下下圍棋確實很有趣，但它跟<text:span text:style-name="T3"><text:s/>"</text:span>懂不懂<text:span text:style-name="T3">" </text:span>扯不上任何關係。<text:span text:style-name="T3"> <text:line-break/><text:line-break/></text:span>不論正方反方，所謂<text:span text:style-name="T3">AI</text:span>的本質，如果只是這樣一些荒唐而膚淺的議論，我看不出這事有何議論價值。</text:p>
      <text:p text:style-name="P1"><text:span text:style-name="T1">黃明華</text:span><text:s/>  |  2017.01.30 00:40   |   <text:a xlink:type="simple" xlink:href="http://palinfo.habago.org/Entry?Command=Information_PrintForum&amp;iPage=196#FORUM35304"><text:span text:style-name="T2">#</text:span></text:a></text:p>
      <text:p text:style-name="P5">要了解所謂人工智慧的侷限<text:span text:style-name="T3">,</text:span>建議可以看一下這本寫在<text:span text:style-name="T3">12</text:span>年前的書<text:span text:style-name="T3"> <text:line-break/><text:line-break/></text:span>正體中文版<text:span text:style-name="T3">(</text:span>已絕版<text:span text:style-name="T3">) <text:line-break/>http://www.books.com.tw/products/0010332417 <text:line-break/></text:span>英文版<text:span text:style-name="T3"> <text:line-break/>https://goo.gl/2iwN1h <text:line-break/><text:line-break/></text:span>這本書雖然是<text:span text:style-name="T3">12</text:span>年前寫的<text:span text:style-name="T3">,</text:span>但是書中所評論的電腦基礎架構至今未變<text:span text:style-name="T3"> <text:line-break/></text:span>所以至今看起來書中基本論述仍然沒什麼問題<text:span text:style-name="T3"> <text:line-break/>Google AlphaGo</text:span>可以竄起是拜電腦硬體運算能力加上網路連結快速進步之故<text:span text:style-name="T3"> <text:line-break/></text:span>而這只是證明了目前的人工智慧可以取代人類許多重複性非創造性的工作<text:span text:style-name="T3"> <text:line-break/></text:span>但離真正所謂的自我意識『智慧』還差得很遠<text:span text:style-name="T3"> <text:line-break/></text:span>這同時在前<text:span text:style-name="T3">Google</text:span>全球副總裁李開復先生的評論文章中也講得很清楚<text:span text:style-name="T3"> <text:line-break/><text:line-break/>https://goo.gl/7DS4Li <text:line-break/><text:line-break/></text:span>當然這一樣有可能會影響一些人的工作並有可能進一步改變社會<text:span text:style-name="T3"> <text:line-break/></text:span>但是炒作成已經具備自我意識的『智慧』並會威脅或是完全取代人類就真的是誇大不實了</text:p>
      <text:p text:style-name="P1"><text:span text:style-name="T1">陳真</text:span><text:s/>  |  2017.01.29 16:06   |   <text:a xlink:type="simple" xlink:href="http://palinfo.habago.org/Entry?Command=Information_PrintForum&amp;iPage=196#FORUM35303"><text:span text:style-name="T2">#</text:span></text:a></text:p>
      <text:p text:style-name="P6"><text:span text:style-name="T1">這裏還有一些人工智慧：</text:span> <text:line-break/><text:line-break/>https://www.youtube.com/watch?v=oPmTuOU0QoY</text:p>
      <text:p text:style-name="P1"><text:span text:style-name="T1">陳真</text:span><text:s/>  |  2017.01.29 15:56   |   <text:a xlink:type="simple" xlink:href="http://palinfo.habago.org/Entry?Command=Information_PrintForum&amp;iPage=196#FORUM35302"><text:span text:style-name="T2">#</text:span></text:a></text:p>
      <text:p text:style-name="P5">在我拜師學藝之前，我都是跟桌球之神簡稱桌神對打，它是一種人工智慧，左旋，右切，下旋，球路千變萬化，神出鬼沒。光是練習反手揮拍，我就跟桌神足足對打了兩年。我敢說，只要孤狗願意投資我一千萬，我一定能研發出真正的桌神，代號叫<text:span text:style-name="T3"><text:s/>Betago</text:span>，保證十個馬龍再加一百個張繼科也不夠看。<text:span text:style-name="T3"> <text:line-break/><text:line-break/></text:span>我這份珍貴的靈感來自這裏：<text:span text:style-name="T3"> <text:line-break/><text:line-break/>https://www.youtube.com/watch?v=n-eiUI1ca8U <text:line-break/><text:line-break/></text:span>不知道上哪可以買，要是能有個箱神帶在手邊，我每天就不用辛苦爬樓梯了。<text:span text:style-name="T3"> <text:line-break/><text:line-break/></text:span>你一定會覺得桌神<text:span text:style-name="T3"><text:s/>Betago </text:span>哪能跟圍棋之神<text:span text:style-name="T3"><text:s/>Alphago</text:span>相提並論。當然不行，桌神的智慧顯然是比較高的，打桌球畢竟不是<text:span text:style-name="T3">0 </text:span>跟<text:span text:style-name="T3"><text:s/>1 </text:span>或<text:span text:style-name="T3"><text:s/>on and off </text:span>那樣的一種運算。曾經有人說，人工智慧比羅素更擅於證明數學定理，但這有什麼稀奇呢？做為一個<text:span text:style-name="T3"><text:s/>"</text:span>前<text:span text:style-name="T3">" </text:span>珠算神童，我心算速度再快，也快不過一台最陽春的電子計算機，但這就是所謂智能嗎？智能只是這樣那樣的一些運算嗎？<text:span text:style-name="T3"> <text:line-break/><text:line-break/></text:span>計算機再快也引不起我絲毫的敬意。桌神、棋神、箱神，計算之神等等等，充其量就只是一種玩具或工具。功能再強大的玩具本質上依然是個玩具而稱不上智慧。你得在人工智慧的<text:span text:style-name="T3"><text:s/>"</text:span>智慧<text:span text:style-name="T3">" </text:span>二字前加個引號才行，因為它只是個比方，一種比喻。許多時候，當人們談論人工智慧時，我常感納悶，他到底知不知道自己在講什麼。<text:span text:style-name="T3"> <text:line-break/><text:line-break/></text:span>今天太陽大，十分炎熱，原本想來回走個半小時的路去買瓶通樂回家通馬桶，後來決定騎我的摩神<text:span text:style-name="T3"><text:s/>(</text:span>摩托車之神<text:span text:style-name="T3">) </text:span>出門比較快。雖然號稱摩神，但我相信它其實根本不知道自己在幹什麼，因為它連個意識也沒有，就更不用說<text:span text:style-name="T3"><text:s/>"</text:span>自己<text:span text:style-name="T3">" </text:span>了。<text:span text:style-name="T3"> <text:line-break/><text:line-break/></text:span>機器可以模擬人類的許多行為，並且青出於藍，但智能或智慧畢竟不是一種行為主義式的概念，要不然，跳蚤就是跳高之神了。你知道嗎？跳蚤如果長得跟人一樣大，他輕輕一躍就能躍過台北<text:span text:style-name="T3">101 </text:span>大樓。<text:span text:style-name="T3"> <text:line-break/><text:line-break/></text:span>假設人腦可以被模擬，意味著它是可以被複製的。各位一定知道電腦的<text:span text:style-name="T3"><text:s/>"</text:span>複製與剪貼<text:span text:style-name="T3">" </text:span>功能吧，你能不能想像你的腦<text:span text:style-name="T3"><text:s/>(</text:span>亦即你這個人<text:span text:style-name="T3">) </text:span>被複製剪貼儲存在比方說<text:span text:style-name="T3"><text:s/>C </text:span>槽，而且手機、平板、家裏和辦公室到處都各自儲存一個<text:span text:style-name="T3"><text:s/>"</text:span>你<text:span text:style-name="T3">"</text:span>。於是，當有人想跟<text:span text:style-name="T3"><text:s/>"</text:span>陳真<text:span text:style-name="T3">" </text:span>說話時，就從<text:span text:style-name="T3"><text:s/>C </text:span>槽中把陳真叫出來，講完話就再把他存回<text:span text:style-name="T3">C</text:span>槽。當這事成為一種可能時，也許所謂人工智慧才真正取得它字面上應有的意義，否則其實就只是個<text:span text:style-name="T3"><text:s/>"</text:span>比方<text:span text:style-name="T3">"</text:span>，就像周星馳的箱神那樣，也許很有用，但與<text:span text:style-name="T3"><text:s/>"</text:span>智能<text:span text:style-name="T3">" </text:span>或<text:span text:style-name="T3"><text:s/>"</text:span>智慧<text:span text:style-name="T3">" </text:span>八竿子打不著一點邊。<text:span text:style-name="T3"> <text:line-break/><text:line-break/></text:span>我當然不是說這樣那樣一些科技進展不好，而只是說事物總該有著一種適當的理解方式。每當一種新科技出現或取得某種進展時，人們就會開始做白日夢，想很多；幻想是好的，妄想卻不太妙。下回當有人跟你談人工智慧時，你可能得先問問他，<text:span text:style-name="T3">"What do you mean by </text:span>人工智慧？<text:span text:style-name="T3">" </text:span>因為以他的智慧，很可能不知道自己在說什麼。</text:p>
      <text:p text:style-name="P1">Ethan   |  2017.01.29 09:19   |   <text:a xlink:type="simple" xlink:href="http://palinfo.habago.org/Entry?Command=Information_PrintForum&amp;iPage=196#FORUM35301"><text:span text:style-name="T2">#</text:span></text:a></text:p>
      <text:p text:style-name="P3"><text:span text:style-name="T3">https://goo.gl/C0znLT <text:line-break/><text:line-break/></text:span>江蘇衛視的「最強大腦」節目，第四季有人腦對決<text:span text:style-name="T3">AI</text:span>的戲碼。有興趣可以看看。我看過前三季是各種不同能力的<text:span text:style-name="T3">pk</text:span>還滿有趣的。也有國際對抗。<text:span text:style-name="T3"><text:s/></text:span>過年期間有空也可以去<text:span text:style-name="T3">youtube</text:span>看一下。滿推薦看看。</text:p>
      <text:p text:style-name="P1"><text:span text:style-name="T1">陳真</text:span><text:s/>  |  2017.01.28 21:52   |   <text:a xlink:type="simple" xlink:href="http://palinfo.habago.org/Entry?Command=Information_PrintForum&amp;iPage=196#FORUM35300"><text:span text:style-name="T2">#</text:span></text:a></text:p>
      <text:p text:style-name="P5">吾友柏楊先生有篇文章說，人類很自大，不知天高地厚，要死不活爬上了一座山，就說自己征服了某某高山。柏楊說，就在他寫此文時，有隻螞蟻爬上了他的手臂。柏楊說，這小不點晚上回到螞蟻窩，恐怕得跟全體螞蟻驕傲地宣佈說牠征服了柏楊先生。<text:span text:style-name="T3"> <text:line-break/><text:line-break/></text:span>如果把人腦比喻成一個宇宙，那麼，會下圍棋的<text:span text:style-name="T3">Alphago</text:span>差不多就等於是比一粒沙還更加微不足道的一點隨風飄揚似有若無的灰塵。<text:span text:style-name="T3"> <text:line-break/><text:line-break/></text:span>神經科或精神科醫師不是常給病人做腦波檢查嗎？除了檢查看看有沒有腦傷或癲癇之類，還能檢查出什麼呢？但是，一百多年前人類發現了腦波之後，很多人就開始做白日夢了，說這下可好了，你心裏在想什麼俺都知道了，腦波將洩露你的思想，揭露你腦子裏的思維與情感。一百多年過去了，這事有發生嗎？當然沒有。重點是，它之所以沒有發生是因為時間還不夠長久，以致於科技未臻成熟嗎？依我看，當然不是。就算再讓你多個一百億個一百年，腦波恐怕也揭露不了任何人的思想內容。<text:span text:style-name="T3"> <text:line-break/><text:line-break/></text:span>這道理若用哲學概念來講，也許沒幾人能聽懂，但若講個簡單的比喻也許你就懂了。假設有一天，有個<text:span text:style-name="T3">CIA</text:span>特務想偵測我的思想，於是偷走我的原子筆，順便連滑鼠也偷走了，他們拼命研究那隻筆和滑鼠，分屍拆解，企圖找到我潛藏在裏頭的思想。你想，就算讓他們找個一百億年，能找到嗎？當然不可能。這樣一種不可能與時間和科技無關，而是邏輯上的一種不可能。<text:span text:style-name="T3"> <text:line-break/><text:line-break/></text:span>近二十幾年，醫界許多研究十分流行所謂<text:span text:style-name="T3"><text:s/>fMRI</text:span>，也就是<text:span text:style-name="T3">functional magnetic resonance imaging(</text:span>功能性核磁共振<text:span text:style-name="T3">)</text:span>，比方說在一個談戀愛的人的腦子的某個區塊發現較為熱絡的血流與生理活化跡象，於是就說找到了！找到了！找到愛情的秘密了！原來愛情的感覺就是由腦子的哪個區塊所發動。真是有夠好笑。想太多了吧！？<text:span text:style-name="T3"> <text:line-break/><text:line-break/></text:span>我不是說這類研究沒有意義，也不是說<text:span text:style-name="T3">Alphago</text:span>沒有用，我只是說，這類所謂進展，往往伴隨著各種<text:span text:style-name="T3"><text:s/>"</text:span>想太多<text:span text:style-name="T3">" </text:span>的幼稚宣稱，彷彿人類危險了，將被機器取代了，人腦的奧妙將被揭露了。真是想太多，幼稚到爆，真是好<text:span text:style-name="T3"><text:s/>"</text:span>單純<text:span text:style-name="T3">" </text:span>的心靈啊，常讓我想起爬上吾友柏楊先生手臂上那隻碼蟻，牠若真以為牠征服了柏楊先生，乃至征服了人類，那真是想太多了。<text:span text:style-name="T3"> <text:line-break/><text:line-break/></text:span>我並非說我知道事物的奧秘，我只是說我知道自己不知道什麼，我知道什麼樣的說法真是想太多。<text:span text:style-name="T3">20</text:span>年前，我這輩子的第一篇哲學論文<text:span text:style-name="T3">(</text:span>只是一篇五千字的小作業<text:span text:style-name="T3">)</text:span>，題目叫做<text:span text:style-name="T3"><text:s/>"How naturalistic can naturalized epistemology be?" </text:span>就是在講這個神祕而奇妙的困境，究竟<text:span text:style-name="T3"><text:s/>"</text:span>意義<text:span text:style-name="T3">" </text:span>從何而來，依我看，只能無語問蒼天。<text:span text:style-name="T3"> <text:line-break/><text:line-break/></text:span>至於人工智慧，不過就是一部僅僅擁有一些可以運算形式出現之技巧的機器，不管是掃地或開刀或下圍棋或提供股市分析，不管多厲害，終究也只是一部機器，連個意識都沒有，更不用說智慧了。它對人類生活影響很大，許多人勢必得因此失業，但它終究也只是一種跟剪刀、榔頭本質上沒兩樣的東西。讓我感到<text:span text:style-name="T3"><text:s/>"</text:span>憂慮<text:span text:style-name="T3">" </text:span>的不是像<text:span text:style-name="T3">Alphgo</text:span>這樣一些會下圍棋的玩具。</text:p>
      <text:p text:style-name="P1"><text:span text:style-name="T1">楊宏</text:span><text:s/>  |  2017.01.27 16:46   |   <text:a xlink:type="simple" xlink:href="http://palinfo.habago.org/Entry?Command=Information_PrintForum&amp;iPage=196#FORUM35299"><text:span text:style-name="T2">#</text:span></text:a></text:p>
      <text:p text:style-name="P3">摘至觀察者網<text:span text:style-name="T3"> <text:line-break/></text:span>跨年之际，<text:span text:style-name="T3">“</text:span>新版<text:span text:style-name="T3">”AlphaGo</text:span>蒙面出现在中韩对弈网络，对人类顶尖职业棋手取得了<text:span text:style-name="T3">60</text:span>比<text:span text:style-name="T3">0</text:span>的全胜战绩，但此版本的<text:span text:style-name="T3">AlphaGo</text:span>还不是<text:span text:style-name="T3">2.0</text:span>版本。<text:span text:style-name="T3">1.0</text:span>版本的<text:span text:style-name="T3">AlphaGo</text:span>是<text:span text:style-name="T3">“</text:span>深度学习<text:span text:style-name="T3">”</text:span>人类棋谱得出围棋手数的估值，但<text:span text:style-name="T3">1.0</text:span>版本的<text:span text:style-name="T3">AlphaGo</text:span>所走招法其实并不脱人类理解，而且也是人类棋手曾下过的棋。如果<text:span text:style-name="T3">1.0</text:span>版本的<text:span text:style-name="T3">AlphaGo</text:span>完善了，就意味着得出了接近完美的围棋手数估值函数，而<text:span text:style-name="T3">2.0</text:span>版本<text:span text:style-name="T3">AlphaGo</text:span>就利用这个估值函数自我对局和<text:span text:style-name="T3">“</text:span>深度学习<text:span text:style-name="T3">”</text:span>，不再受人类棋谱的局限，下出真正属于<text:span text:style-name="T3">“</text:span>人工智能<text:span text:style-name="T3">”</text:span>的围棋。<text:span text:style-name="T3"> <text:line-break/><text:line-break/></text:span>韩国亚洲大学电子工程学教授甘东根（音）说：<text:span text:style-name="T3">“</text:span>谷歌公司大概认为只依据人类棋谱很难真正超越人类的水准，所以寻找新的思路、新的突破口。但是仅靠自我学习能否得出水平更为高超的围棋<text:span text:style-name="T3">AI</text:span>，还有待观察。<text:span text:style-name="T3">”<text:line-break/><text:line-break/></text:span>据悉，不仅谷歌<text:span text:style-name="T3">Deep Mind</text:span>公司，开发<text:span text:style-name="T3">“</text:span>刑天<text:span text:style-name="T3">”</text:span>的中国公司也在做相似的尝试。这家公司的另一款围棋<text:span text:style-name="T3">AI“</text:span>骊龙<text:span text:style-name="T3">”</text:span>，不依据人类棋谱只靠自我<text:span text:style-name="T3">“</text:span>深度学习<text:span text:style-name="T3">”</text:span>增长棋力。目前，<text:span text:style-name="T3">“</text:span>骊龙<text:span text:style-name="T3">”</text:span>在韩国<text:span text:style-name="T3">“</text:span>韩<text:span text:style-name="T3">Q</text:span>对弈<text:span text:style-name="T3">”</text:span>对世界顶尖棋手取得了<text:span text:style-name="T3">80%</text:span>以上的胜率，目前这一胜率还不如<text:span text:style-name="T3">“</text:span>刑天<text:span text:style-name="T3">”</text:span>的<text:span text:style-name="T3">90%</text:span>以上胜率。和<text:span text:style-name="T3">“</text:span>骊龙<text:span text:style-name="T3">”</text:span>交过手的一位职业棋手说：<text:span text:style-name="T3">“</text:span>棋风非常具有攻击性，变招很多。<text:span text:style-name="T3">” <text:line-break/><text:line-break/></text:span>此外，哈萨比斯在<text:span text:style-name="T3">DLD</text:span>（数字、生活、设计）创新大会上说：<text:span text:style-name="T3">“AlphaGo</text:span>为谷歌公司节省了电力消耗。谷歌数据中心每天的用电量惊人，我们就用<text:span text:style-name="T3">AlphaGo</text:span>的算法合理配置冷却装置。结果用于冷却装置的能源消耗减少<text:span text:style-name="T3">40%</text:span>，而整个数据中心的总电力消耗减少了<text:span text:style-name="T3">15%</text:span>。<text:span text:style-name="T3">” <text:line-break/><text:line-break/></text:span>哈萨比斯还说：<text:span text:style-name="T3">“AI</text:span>是培养人类的创造性，真正开发潜能的惊人的工具。人类和<text:span text:style-name="T3">AI</text:span>的能力结合起来，可以成就伟大的事物。<text:span text:style-name="T3">” <text:line-break/><text:line-break/></text:span>新年快樂<text:span text:style-name="T3">!</text:span></text:p>
      <text:p text:style-name="P1"><text:span text:style-name="T1">楊宏</text:span><text:s/>  |  2017.01.27 13:22   |   <text:a xlink:type="simple" xlink:href="http://palinfo.habago.org/Entry?Command=Information_PrintForum&amp;iPage=196#FORUM35298"><text:span text:style-name="T2">#</text:span></text:a></text:p>
      <text:p text:style-name="P5">吳清源以當時的實力，下不過現在的一線棋手，因為圍棋這幾十年來還是有不小的進步。<text:span text:style-name="T3"> <text:line-break/></text:span>吳清源曾說遇到圍棋之神可能撐不到<text:span text:style-name="T3">50</text:span>手，有人問過李世石，如果真有圍棋之神，差距是多少<text:span text:style-name="T3">?</text:span>記得他說是被讓<text:span text:style-name="T3">2</text:span>子的份。<text:span text:style-name="T3"> <text:line-break/></text:span>我常看圍棋比賽直播，高手間的爭鋒算路精準步步驚心，然而覆盤檢討，結果常是爭棋無完局，錯進錯出。那時我隱隱覺得李世石可能高估了人類對圍棋的理解程度。<text:span text:style-name="T3"> <text:line-break/></text:span>前一陣子<text:span text:style-name="T3">AlphaGo2.0(MASTER)</text:span>出場測試，連挑中韓棋手<text:span text:style-name="T3">58</text:span>盤、台灣日本各一盤，瘋狂<text:span text:style-name="T3">60</text:span>連勝，應戰的棋手僅有一位沒有世界冠軍頭銜<text:span text:style-name="T3">(</text:span>每年約產生有<text:span text:style-name="T3">6</text:span>、<text:span text:style-name="T3">7</text:span>個冠軍<text:span text:style-name="T3">)</text:span>。<text:span text:style-name="T3"> <text:line-break/>3</text:span>月份有一場好戲，中日韓各派一人一機參加人機混和大賽<text:span text:style-name="T3">(AlphaGo</text:span>沒有與賽<text:span text:style-name="T3">)</text:span>。<text:span text:style-name="T3"> <text:line-break/></text:span>最近好幾個圍棋軟體在網路上大戰一線高手，應該是為三月這場比賽熱身。<text:span text:style-name="T3"> <text:line-break/></text:span>中日韓的棋手比拚，中國勝出，圍棋軟體以目前測試成績，可能韓國較有機會奪冠。<text:span text:style-name="T3"> <text:line-break/></text:span>昨天騰訊的圍棋軟體骊龙，在野狐對上目前等級分第一的柯洁，執白中盤勝。<text:span text:style-name="T3"> <text:line-break/></text:span>骊龙對一線棋手，測試<text:span text:style-name="T3">30</text:span>秒一步的快棋，目前成績<text:span text:style-name="T3">230</text:span>勝，<text:span text:style-name="T3">33</text:span>負。勝率<text:span text:style-name="T3">87%</text:span>。可怕的是一直在進化。<text:span text:style-name="T3"> <text:line-break/></text:span>圍棋的人工智慧自採用蒙地卡羅不窮舉不求完美的算法，棋力大進。<text:span text:style-name="T3">AlphaGo</text:span>進一步加上類神經網路，終於戰勝人類頂尖棋手，一舉將人類拋在的身後。<text:span text:style-name="T3"> <text:line-break/></text:span>不窮舉就有漏算，我以為目前的圍棋軟體，還不能稱為圍棋之神。<text:span text:style-name="T3"> </text:span></text:p>
      <text:p text:style-name="P1"><text:span text:style-name="T1">胡德生</text:span><text:s/>  |  2017.01.27 12:52   |   <text:a xlink:type="simple" xlink:href="http://palinfo.habago.org/Entry?Command=Information_PrintForum&amp;iPage=196#FORUM35297"><text:span text:style-name="T2">#</text:span></text:a></text:p>
      <text:p text:style-name="P6"><text:span text:style-name="T1">农历</text:span>2016<text:span text:style-name="T1">年最后一天，祝大家在新的一年开心，快乐！</text:span> <text:line-break/>CCTV<text:span text:style-name="T1">直播地址</text:span> <text:line-break/>http://tv.cctv.com/live/ <text:line-break/><text:line-break/>http://v.qq.com/detail/5/54038.html <text:line-break/>http://www.iqiyi.com/zongyi/2017chunwan.html <text:line-break/>https://www.youtube.com/channel/UCnAsZ46UTeFEgwOEwMezngQ <text:line-break/><text:span text:style-name="T1">直播晚上</text:span>8<text:span text:style-name="T1">点开始</text:span></text:p>
      <text:p text:style-name="P1"><text:span text:style-name="T1">天峰</text:span><text:s/>  |  2017.01.27 03:39   |   <text:a xlink:type="simple" xlink:href="http://palinfo.habago.org/Entry?Command=Information_PrintForum&amp;iPage=196#FORUM35296"><text:span text:style-name="T2">#</text:span></text:a></text:p>
      <text:p text:style-name="P5"><text:span text:style-name="T3">2016</text:span>年是人工智能元年，標誌性事件就是<text:span text:style-name="T3">alphago</text:span>橫掃圍棋大師。<text:span text:style-name="T3"> <text:line-break/><text:line-break/></text:span>我不認為吳清源再生能贏它，我看就算十個吳清源的大腦串聯起來也贏不了它。理由很簡單，它不是人。它沒有七情六慾，沒有生活需要，沒有人生理想。它要的就是贏。我們常說圍棋千變萬化，但是即使是棋聖也不可能去嘗試每一種千變萬化，但是它可以。它有大數據支持，它有算法支持，它擁有世界上所有的棋譜，所有的棋局記錄，它可以<text:span text:style-name="T3">24</text:span>小時不停的博弈，每一步的千萬种變化以及變化後的千萬種變化，它都能嘗試，輸了再來輸了再來，沒有懊惱沒有停頓，它一天博弈的次數比一個棋手一輩子還要多。<text:span text:style-name="T3"> <text:line-break/><text:line-break/></text:span>圍棋大師們需要想象力，需要引導棋局，需要在未知的棋局中創造勝利。但是<text:span text:style-name="T3">alphago</text:span>不需要，你的想象，你的未知，對於它來說，是已經被實踐過的。這才是人工智能的可怕之處。它絕對不是人類的延伸，它突破了人類的侷限，它是個完全不同的東西。<text:span text:style-name="T3"> <text:line-break/><text:line-break/></text:span>在越來越多的大數據和越來越強的算法支持下，人工智能會徹底改變人類社會。想象一下，未來一個機器人在幫你看病幫你做手術是什麼情景？甚至突然哪天你家的機器人會告訴你今天在街角轉彎處會碰上你的初戀情人？<text:span text:style-name="T3"> <text:line-break/><text:line-break/></text:span>我不懂哲學，也從沒思考過什麼人是否有自由意志之類的話題。但踏入<text:span text:style-name="T3">2017</text:span>年，我也許會在無聊的時候想一想，人類被人工智能掌控的時代會是怎樣的？或者說一小部分人通過人工智能去掌控整個世界會是怎樣的？<text:span text:style-name="T3"> </text:span></text:p>
      <text:p text:style-name="P1"><text:span text:style-name="T1">胡德生</text:span><text:s/>  |  2017.01.26 20:36   |   <text:a xlink:type="simple" xlink:href="http://palinfo.habago.org/Entry?Command=Information_PrintForum&amp;iPage=196#FORUM35295"><text:span text:style-name="T2">#</text:span></text:a></text:p>
      <text:p text:style-name="P3">台湾这两天又在炒作非洲布基纳法索称曾拒绝大陆<text:span text:style-name="T3">500</text:span>亿美元，声称不会与台湾断绝关系，这样的新闻台湾居然还当真？布基纳法索一年的<text:span text:style-name="T3">GDP</text:span>也才<text:span text:style-name="T3">100</text:span>亿美元，中国要用<text:span text:style-name="T3">500</text:span>亿美元收买，中国又不是专门印刷美元的！<text:span text:style-name="T3">5000</text:span>万美元都支持反对派把总统赶下台了！还用<text:span text:style-name="T3">500</text:span>亿美元收买？</text:p>
      <text:p text:style-name="P4"/>
      <text:p text:style-name="P1"><text:span text:style-name="T1">李念淨</text:span><text:s/>  |  2017.01.26 20:11   |   <text:a xlink:type="simple" xlink:href="http://palinfo.habago.org/Entry?Command=Information_PrintForum&amp;iPage=197#FORUM35294"><text:span text:style-name="T2">#</text:span></text:a></text:p>
      <text:p text:style-name="P3">人工智慧某種程度上比起不少人類還<text:span text:style-name="T3">"</text:span>可愛<text:span text:style-name="T3">"</text:span>。<text:span text:style-name="T3"> <text:line-break/><text:line-break/>https://zh.wikipedia.org/wiki/AlphaGo <text:line-break/><text:line-break/></text:span>這個圍棋程式帶來的衝擊比當年深藍擊敗西洋棋還深遠，<text:span text:style-name="T3">AlphaGo</text:span>不僅僅實力足以擊敗一干職業棋士，其步法招數也相當靈活，不拘一格。<text:span text:style-name="T3"> <text:line-break/><text:line-break/></text:span>甚至有人說是吳清源再世，最接近圍棋之神的存在<text:span text:style-name="T3">... <text:line-break/><text:line-break/></text:span>當然不能說<text:span text:style-name="T3">AlphaGo</text:span>完全破解了圍棋這項複雜的遊戲，但是可以說人工智慧給了人類另外一種的思考模式。</text:p>
      <text:p text:style-name="P1"><text:span text:style-name="T1">陳真</text:span><text:s/>  |  2017.01.26 19:42   |   <text:a xlink:type="simple" xlink:href="http://palinfo.habago.org/Entry?Command=Information_PrintForum&amp;iPage=197#FORUM35293"><text:span text:style-name="T2">#</text:span></text:a></text:p>
      <text:p text:style-name="P5">人工智慧的能力飛速進展，人的生命跡象卻越來越似有若無，越來越淡薄。我原以為，運算能力只是一種機械操作，高低不足為奇，就好像我的車子跑得比我快，我不會因此覺得矮它一截，因為重點不在運算本身，不在它的量，而在於它的質，生命與無生命之間，顯然還隔著一道無法跨越的鴻溝，這道鴻溝由一些生命跡象組成，例如情感，例如意識，特別是自我意識<text:span text:style-name="T3">(SELF-CONSCIOUSNESS)</text:span>，簡單說就是一個<text:span text:style-name="T3"><text:s/>"</text:span>我<text:span text:style-name="T3">" </text:span>字。<text:span text:style-name="T3"> <text:line-break/><text:line-break/></text:span>這年頭，至少在這島上，<text:span text:style-name="T3">"</text:span>我<text:span text:style-name="T3">" </text:span>已經成為一種極其罕見的東西，<text:span text:style-name="T3">"</text:span>我<text:span text:style-name="T3">" </text:span>不見了，但是，機器會不會哪一天運算能力強大到足以產生某種我們難以否認、無法區別的<text:span text:style-name="T3"><text:s/>"</text:span>我<text:span text:style-name="T3">" </text:span>出來。這個原本<text:span text:style-name="T3"><text:s/>"</text:span>無法跨越<text:span text:style-name="T3">" </text:span>的鴻溝，會不會事實上只是<text:span text:style-name="T3"><text:s/>"</text:span>難以<text:span text:style-name="T3">" </text:span>跨越，而總有一天依然會被跨越我沒啥把握了？我比較在意的倒不是人工智慧的進展，而是生命跡象的迅速退化與蒼白。</text:p>
      <text:p text:style-name="P1"><text:span text:style-name="T1">陳真</text:span><text:s/>  |  2017.01.26 19:16   |   <text:a xlink:type="simple" xlink:href="http://palinfo.habago.org/Entry?Command=Information_PrintForum&amp;iPage=197#FORUM35292"><text:span text:style-name="T2">#</text:span></text:a></text:p>
      <text:p text:style-name="P3">蘇格拉底有句人人朗朗上口的名言說，<text:span text:style-name="T3">"</text:span>未經檢驗的人生不值得活<text:span text:style-name="T3">"</text:span>。這話就是說給那些還沒演化成為人的生物或人渣聽的。但我覺得蘇格拉底的標準太高了，他這話其實帶有強烈道德意涵，也就是說，檢視的標準是一種道德上的是非概念，而非各行其是。拿這標準來看人，恐怕沒幾個人的人生值得活。<text:span text:style-name="T3"> <text:line-break/><text:line-break/></text:span>我的標準比較低，我的名言是<text:span text:style-name="T3"><text:s/>"</text:span>沒長腦子的人生不值得活<text:span text:style-name="T3">"</text:span>。不管是當狗或當奴才或是給奴才當奴才的奴才，都需要一個東西叫自主意識，簡單說就是腦子，更簡單地說就是，你好歹得知道自己在幹什麼吧。你難道都不會想一想：我這樣活著，還像個人嗎？我幹這樣那樣的一些蠢事鳥事，充當他人的工具，那我不就是一隻沒頭沒腦的低等生物嗎？<text:span text:style-name="T3"> <text:line-break/><text:line-break/></text:span>許多時候我發現，對於這島上許多人而言，賦予生物位階恐怕都還太抬舉了<text:span text:style-name="T3">(</text:span>難怪有大陸學者擔憂將來兩岸統一後，台灣人會拉低整個中國人的平均智商<text:span text:style-name="T3">)</text:span>，事實上就跟一支茶壺沒兩樣，人家要它沸騰，媽的，他居然就真的沸騰了，還沸騰出一個學生運動來呢。許多時候，讓我對於人的某種智能之下限，真是感到很震驚，很挫折，也許我過去的一些想法是錯的，原來人可以如此<text:span text:style-name="T3"><text:s/>"</text:span>去生物化<text:span text:style-name="T3">"</text:span>，退化成一支茶壺。現在我若來改寫我在<text:span text:style-name="T3">20</text:span>年前寫的那篇有關維根斯坦與人工智慧的論文，恐怕得重新看待意味著生命跡象的複雜性之所謂<text:span text:style-name="T3"><text:s/>RULE-FOLLOWING </text:span>這回事了。<text:span text:style-name="T3"> <text:line-break/><text:line-break/></text:span>總之，幹好事或做壞事倒還是其次，你總得先有個腦吧？不用很大個，跟雞腦差不多大就行，約莫是一粒花生那麼大吧，就算當不成人，也該先當個人渣啊。<text:span text:style-name="T3"> <text:line-break/><text:line-break/></text:span>跟盲劍客一樣，我沒帶眼鏡，正坐在桃園機場某個吧台前使用免費電腦，打了些什麼字，朦朦朧朧看不清，就先寫這樣。飛機快來了。</text:p>
      <text:p text:style-name="P1">Ethan   |  2017.01.26 15:19   |   <text:a xlink:type="simple" xlink:href="http://palinfo.habago.org/Entry?Command=Information_PrintForum&amp;iPage=197#FORUM35291"><text:span text:style-name="T2">#</text:span></text:a></text:p>
      <text:p text:style-name="P2"><text:span text:style-name="T1">央視的拍的影片：筷子</text:span> <text:line-break/>https://m.youtube.com/watch?v=UB5wE3xhQuk</text:p>
      <text:p text:style-name="P1"><text:span text:style-name="T1">天峰</text:span><text:s/>  |  2017.01.24 14:18   |   <text:a xlink:type="simple" xlink:href="http://palinfo.habago.org/Entry?Command=Information_PrintForum&amp;iPage=197#FORUM35290"><text:span text:style-name="T2">#</text:span></text:a></text:p>
      <text:p text:style-name="P3">哦，原來綠色生物是指綠營裏比較低等的群體。<text:span text:style-name="T3"> <text:line-break/></text:span>我還以為綠色生物的主子是指美國人，當然美國人養的日本狗也算是綠色生物的小主子。</text:p>
      <text:p text:style-name="P1"><text:span text:style-name="T1">陳真</text:span><text:s/>  |  2017.01.24 11:39   |   <text:a xlink:type="simple" xlink:href="http://palinfo.habago.org/Entry?Command=Information_PrintForum&amp;iPage=197#FORUM35289"><text:span text:style-name="T2">#</text:span></text:a></text:p>
      <text:p text:style-name="P5">好吧，公布答案，作者是呂秀蓮，書名叫<text:span text:style-name="T3"><text:s/>"</text:span>尋找另一扇窗<text:span text:style-name="T3">"</text:span>，燈謎的答案當然就是綠色生物的主子囉。所以，中獎的是隆誌。獎品再想辦法送到您手上。<text:span text:style-name="T3"> <text:line-break/><text:line-break/></text:span>我只是因為搬家整理東西，剛好看到這書就隨手翻一下，並不是刻意要去找出什麼黑資料，而我要強調的也就是這一點。這樣一些言論絕非特例，而是當年黨外的普遍態度。也就是說：<text:span text:style-name="T3"> <text:line-break/><text:line-break/>1. </text:span>什麼支那賤畜等等這些仇中反華的流行潮流或什麼天然獨等等，是阿扁<text:span text:style-name="T3">2000</text:span>年上台後才開始大力炒作而成。<text:span text:style-name="T3">2008</text:span>年，雖然換馬英九上台，但綠營的炒作仇中反華以及朝著舔美舔日的方向洗腦下一代，卻更是變本加厲。在這之前，黨外並不反中。不但不反，而且態度上普遍親善友好，並且以中國人自居。<text:span text:style-name="T3"> <text:line-break/><text:line-break/></text:span>因此，時下流行的這樣一種說法，把台灣這些年來甚囂塵上的仇中反華潮流說成是一種彷彿天經地義、彷彿只要是人盡皆仇中反華、彷彿自古以來台灣人就拼命唾棄中國等等等，全屬一派胡言，完全背離基本事實。就連林義雄當年的省議員競選文宣都是打著<text:span text:style-name="T3"><text:s/>"</text:span>做一個堂堂正正的中國人<text:span text:style-name="T3">" </text:span>為口號。<text:span text:style-name="T3"> <text:line-break/><text:line-break/>2. </text:span>黨外不但一點都不敵視自己生為中國人的基本事實，就連對中國共產黨也都刻意傾向美化或淡化，以便對抗國民黨的反共宣傳。比方說，我還找到一本<text:span text:style-name="T3"><text:s/>"</text:span>美麗島雜誌<text:span text:style-name="T3">" </text:span>第二期。印象中，它一共只發行四期，美麗島事件就爆發了。這一期裏頭有一篇所謂台獨理論大師林濁水的文章叫<text:span text:style-name="T3"><text:s/>"</text:span>綠卡攻防戰<text:span text:style-name="T3">"</text:span>，小標題是<text:span text:style-name="T3"><text:s/>"</text:span>推波助瀾的恐共教育<text:span text:style-name="T3">"</text:span>，他批評國民黨推行恐共教育，產生的效果是<text:span text:style-name="T3"><text:s/>"</text:span>民眾接受了共產黨是罪惡的影像以後產生了拒共心理<text:span text:style-name="T3">"</text:span>，同時也產生了另一種效果就是以為中共很可怕，<text:span text:style-name="T3">"</text:span>無孔不入<text:span text:style-name="T3">"</text:span>，神出鬼沒，非常厲害。林濁水批評，國民黨一方面醜化中共，一方面卻又把中共說得很厲害很有能力，讓台灣人民<text:span text:style-name="T3"><text:s/>"</text:span>相信了陷共地區人民生活的悲慘<text:span text:style-name="T3">"</text:span>，卻也同時<text:span text:style-name="T3"><text:s/>"</text:span>喪失了抗共的勇氣和信心<text:span text:style-name="T3">"</text:span>，於是大家紛紛想拿綠卡，一走了之。<text:span text:style-name="T3"> <text:line-break/><text:line-break/></text:span>國民黨過去長年打一張牌叫安定牌，非常有效，選舉時所向無敵。為了打擊這張安定牌，黨外往往就會刻意傾向於闡明中共的友善、無害與理性，甚至因此鼓吹反對軍購，表明中共根本不會打過來，花幾千億買一堆破銅爛鐵的所謂武器幹嘛等等。黨外搞選舉時，經常可聽到類似這樣的言論：只要讓黨外上台，我們就會跟中共保持友好關係，幾千億的軍購就可以省下來了，大家光是拿來分一分，每個人都可以分到很多錢，生活與社會福利也會大有改善云云。<text:span text:style-name="T3"> <text:line-break/><text:line-break/>3. </text:span>黨外不但不仇中反華，而且對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就連當年反核也都知道要打擊要害，要害就是核電政策的背後就是美國在下指導棋，牽涉龐大利益。<text:span text:style-name="T3"> <text:line-break/><text:line-break/></text:span>黨外不但批美，而且十分反日。舉一例，<text:span text:style-name="T3">1989</text:span>年，侯孝賢的<text:span text:style-name="T3"><text:s/>"</text:span>悲情城市<text:span text:style-name="T3">" </text:span>在威尼斯獲得金獅獎，因為該電影觸及<text:span text:style-name="T3">228</text:span>事件，並且宣稱這些反抗者是<text:span text:style-name="T3"><text:s/>"</text:span>義士<text:span text:style-name="T3">"</text:span>，而不是國民黨教育下的所謂<text:span text:style-name="T3"><text:s/>"</text:span>暴徒<text:span text:style-name="T3">"</text:span>，因此引起當時社會上很大的衝擊。但是，你知道嗎？黨外一些人，特別是所謂最有理想性<text:span text:style-name="T3">(</text:span>聽他在放屁<text:span text:style-name="T3">)</text:span>的新潮流更是反日，於是跳出來批評這部電影美化日本人，原因是電影中女主角不是和一個日本女性友人道別嗎？電影中，那個日本女子一句話也沒說，只不過穿著端裝，沉默不語，連這樣也不行，黨外說，這樣叫做美化日本人。我記得當年還不是綠油油的吳念真還反罵民進黨說，<text:span text:style-name="T3">"</text:span>你那麼多意見，幹嘛不自己去拍部電影<text:span text:style-name="T3">" </text:span>等等之類。<text:span text:style-name="T3"> <text:line-break/><text:line-break/>4. </text:span>我更要強調的是：為何以前如此反日仇日，甚至要求大家連命都可以不要，連飯碗也該打破，就是要反日，現在卻努力給大家洗腦，努力竄改殖民歷史，努力舔日本人的<text:span text:style-name="T3">LP</text:span>舔得完全沒有半點廉恥<text:span text:style-name="T3">? </text:span>何以致之？這當然絕對沒有半點自然的成份，全是根據政治利益所進行的政治操弄。<text:span text:style-name="T3"> <text:line-break/><text:line-break/>5.</text:span>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識地樂於擔任這樣一種漢奸角色，從中獲取私人暴利與權力，而我們只是餵食這群豺狼虎豹的祭品。<text:span text:style-name="T3"> <text:line-break/><text:line-break/></text:span>美國在仇中反華的洗腦工作，依我判斷，大約在<text:span text:style-name="T3">2008</text:span>年馬英九上台後開始加大力道，跡近瘋狂，而重點當然不是馬英九上不上台，重點是中國在這個時間點已經實質崛起，對美國產生極大壓力。<text:span text:style-name="T3"> <text:line-break/><text:line-break/>6. </text:span>我知道裝模作樣自以為很有理性的人，一定會裝模作樣地跟我要證據。我很懶得理會這類無腦人士。只要稍微對政治有點內行，難道這麼明明白白的事也看不出來？<text:span text:style-name="T3"> <text:line-break/><text:line-break/></text:span>事實上，我甚至有更直接的證據，但我的第一手證人<text:span text:style-name="T3"><text:s/>"</text:span>們<text:span text:style-name="T3">" </text:span>不可能會願意出面做證，所以我也沒法多說什麼。我只能說，美國才是這一切操弄仇中反華舔美舔日洗腦的操盤者，操弄方式之一當然就是透過對於主流媒體的直接操控，包括重要人事的安排等等，全是美方一手主導。對此我只能說，這是一個基本事實，信不信由你。<text:span text:style-name="T3"> <text:line-break/><text:line-break/>7. </text:span>在這個意義上，民進黨只是一種幫凶與打手的漢奸走狗角色，他本身並沒有自主意志，阿扁說得完全正確，台灣是由美國軍政府所管轄，而所謂台灣總統就如阿扁所說，只是美國軍政府命令的一個執行者，隨便一個<text:span text:style-name="T3">AIT(</text:span>美國在台協會<text:span text:style-name="T3">)</text:span>的小職員，恐怕都比所謂台灣總統更有發號施令的權力。<text:span text:style-name="T3"> <text:line-break/><text:line-break/></text:span>阿扁因為貪汙入獄，他向美國法院提出抗告，要求美國政府為他平反，理由是他只是美國利益的一個執行者。阿扁宣稱，美國才真正具有統治台灣的實權，因此要求美國法院撤銷台灣法院對他的判決。阿扁認為台灣的法院並不合法，而美國政府及其所屬的法律體系才具有真正意義上的統治實權。你以為阿扁瘋了嗎？我跟你說，他頭腦清醒得沒有幾個人比得上。<text:span text:style-name="T3"> <text:line-break/><text:line-break/>8. </text:span>最後，也許不是很重要，但還是聲明一下。我個人並不認識呂秀蓮，但我們有著許多共同的朋友；據我所知的一切，呂秀蓮並不壞，她基本上是個正直的人。就在呂秀蓮宣示<text:span text:style-name="T3"><text:s/>"</text:span>生為中國人，死為中國鬼<text:span text:style-name="T3">" </text:span>的所謂親中賣台言論之後的兩三年，她就進了國民黨的監獄，而且差點槍斃。黨外運動其實是很溫和的，溫和得像小綿羊似的，但國民黨卻逼人造反，硬是要製造烈士。但相對於美國日本這個層級的操弄，這類島內事務其實都只是一些細節了，大方向是完全操在美國手上的，它才是我們真正的敵人，民進黨只是他養的一條狗，非常喜歡吃，只要有利可圖，不管什麼傷天害理的事都願意為主子效勞。</text:p>
      <text:p text:style-name="P1"><text:span text:style-name="T1">頑石</text:span><text:s/>  |  2017.01.24 07:52   |   <text:a xlink:type="simple" xlink:href="http://palinfo.habago.org/Entry?Command=Information_PrintForum&amp;iPage=197#FORUM35288"><text:span text:style-name="T2">#</text:span></text:a></text:p>
      <text:p text:style-name="P3">我作弊了，<text:span text:style-name="T3">google</text:span>了一段文字，找到文字的主人。</text:p>
      <text:p text:style-name="P1"><text:span text:style-name="T1">李唯</text:span><text:s/>  |  2017.01.24 06:36   |   <text:a xlink:type="simple" xlink:href="http://palinfo.habago.org/Entry?Command=Information_PrintForum&amp;iPage=197#FORUM35287"><text:span text:style-name="T2">#</text:span></text:a></text:p>
      <text:p text:style-name="P5">我是这里的新读者，半个月来受益良多，非常感谢！！！！！！！！！！！！！<text:span text:style-name="T3"> <text:line-break/></text:span>今天上来发言，给各位前辈推荐一个视频<text:span text:style-name="T3">https://www.youtube.com/watch?v=NDZlYDVqipk <text:line-break/></text:span>主讲教授没什么名气，但学识之高真是佩服佩服，老共里面高人还是很多啊！</text:p>
      <text:p text:style-name="P1"><text:span text:style-name="T1">陳真</text:span><text:s/>  |  2017.01.24 02:37   |   <text:a xlink:type="simple" xlink:href="http://palinfo.habago.org/Entry?Command=Information_PrintForum&amp;iPage=197#FORUM35286"><text:span text:style-name="T2">#</text:span></text:a></text:p>
      <text:p text:style-name="P3">再給各位一點線索，這書雖然寫得爛到爆，但它可是當年的暢銷書哦，不斷再版。作者也十分滿意自己的思想與才華，在自序裏自稱此書乃是在進行<text:span text:style-name="T3"><text:s/>"</text:span>形而上的觀念批判與理論鋪敘<text:span text:style-name="T3">"</text:span>，因此，<text:span text:style-name="T3">"</text:span>預購的函件如雪片般飛來<text:span text:style-name="T3">"</text:span>。其中有個讀者寫信給作者，稱讚此書<text:span text:style-name="T3"><text:s/>"</text:span>充滿了中國的儒家思想<text:span text:style-name="T3">"</text:span>，作者很開心，在自序中表示對此一稱讚<text:span text:style-name="T3"><text:s/>"</text:span>欣然接受<text:span text:style-name="T3">"</text:span>。<text:span text:style-name="T3"> <text:line-break/><text:line-break/></text:span>作者說他之所以敢這樣不謙虛，並非出於個人的狂妄自大，而是因為<text:span text:style-name="T3"><text:s/>"</text:span>我體認到我生為中國人，死為中國鬼的事實，於是我更加努力於使自己做一個中國人<text:span text:style-name="T3">--</text:span>一個更現代、更邏輯、更活化的中國人。或許這正是此書能引起高度共鳴的原因所在吧。斯時斯地，你我所要追尋的，不就正是一條現代的、邏輯的也活化的中國之路嗎？<text:span text:style-name="T3">"</text:span>。<text:span text:style-name="T3"> <text:line-break/><text:line-break/></text:span>最近忙到爆炸，沒時間多寫，過兩天再公布答案。不過，綠色生物顯然是可以排除的。綠色生物在生物演化上仍停留在沒頭沒腦的阿米巴原蟲階段，怎麼會寫書呢？通常必須智商要高到嚇死人的，才會寫出一堆漂亮話。<text:span text:style-name="T3"> <text:line-break/><text:line-break/></text:span>這道題是具有相當重要的歷史價值與當代意義的。</text:p>
      <text:p text:style-name="P1"><text:span text:style-name="T1">力民</text:span><text:s/>  |  2017.01.24 00:41   |   <text:a xlink:type="simple" xlink:href="http://palinfo.habago.org/Entry?Command=Information_PrintForum&amp;iPage=197#FORUM35285"><text:span text:style-name="T2">#</text:span></text:a></text:p>
      <text:p text:style-name="P5">綠色生物無腦，寫不出這麼噁心的東西，只有他們聰明睿智精明的主子才寫得出來，而且從當時就如此精於看風向打順風球，到了現在應該更是個綠到發黑，飛黃騰達的人士，請問可以公布作者姓名嗎<text:span text:style-name="T3">?</text:span></text:p>
      <text:p text:style-name="P1"><text:span text:style-name="T1">天峰</text:span><text:s/>  |  2017.01.24 00:40   |   <text:a xlink:type="simple" xlink:href="http://palinfo.habago.org/Entry?Command=Information_PrintForum&amp;iPage=197#FORUM35284"><text:span text:style-name="T2">#</text:span></text:a></text:p>
      <text:p text:style-name="P3">我覺得陳真醫師出的是很簡單的判斷題，但是大家還是一本正經的在做選擇題。<text:span text:style-name="T3"> <text:line-break/><text:line-break/></text:span>這麽熱鬧，那我也玩。<text:span text:style-name="T3"> <text:line-break/><text:line-break/></text:span>綠色生物的主子，台灣人死活他都不管，哪有閑工夫管你尊嚴，排除。<text:span text:style-name="T3"> <text:line-break/></text:span>共匪，從來都是要麽忍你要麽幹你。不會提倡甘地的不合作精神，也不會做呼籲大家寧為玉碎不為瓦全這種死道友不死貧道的事，排除。<text:span text:style-name="T3"> <text:line-break/></text:span>親中賣臺人士，這幫人以前在大陸是親美賣中人士，說白了就是一群買辦。歷史悠久，配方不變，還是那股熟悉的味道。他們也不會<text:span text:style-name="T3">“</text:span>自降身份<text:span text:style-name="T3">”</text:span>用這麽<text:span text:style-name="T3">low</text:span>的語言來挺勞工，排除。<text:span text:style-name="T3"> <text:line-break/></text:span>綠色生物，這群東西沒啥歷史沉澱，也沒經歷血與火的洗禮，但是卻能掌控資源，吃香喝辣，唯一解釋就是靠騙，詐騙團伙無疑。通常騙子很懂話術，讓你以為他是你朋友，然後再把賣了。這篇文章就有那股濃濃的味道。<text:span text:style-name="T3"> <text:line-break/><text:line-break/></text:span>所以，答案出來了。</text:p>
      <text:p text:style-name="P4"/>
      <text:p text:style-name="P1"><text:span text:style-name="T1">黃懷軒</text:span><text:s/>  |  2017.01.24 00:10   |   <text:a xlink:type="simple" xlink:href="http://palinfo.habago.org/Entry?Command=Information_PrintForum&amp;iPage=198#FORUM35283"><text:span text:style-name="T2">#</text:span></text:a></text:p>
      <text:p text:style-name="P3">看用字遣詞與那政治正確的虛假語氣，肯定是當今綠色生物的主子。</text:p>
      <text:p text:style-name="P1"><text:span text:style-name="T1">馬鑑一</text:span><text:s/>  |  2017.01.23 23:52   |   <text:a xlink:type="simple" xlink:href="http://palinfo.habago.org/Entry?Command=Information_PrintForum&amp;iPage=198#FORUM35282"><text:span text:style-name="T2">#</text:span></text:a></text:p>
      <text:p text:style-name="P5">「三民主義，吾黨所宗。<text:span text:style-name="T3">……</text:span>咨爾多士，為民前鋒」<text:span text:style-name="T3"> <text:line-break/></text:span>國民黨若是因堅持創黨理念而亡，歷史仍會留下好名。<text:span text:style-name="T3"> <text:line-break/></text:span>歷史常常非常弔詭，原本具有十分濃厚皇民色彩的民進黨，<text:span text:style-name="T3"> <text:line-break/></text:span>歪打正著地成了進步的左派年改者。<text:span text:style-name="T3"> <text:line-break/></text:span>我當然支持立刻槍斃綠色人渣，但是年改將要在民進黨的領導下跨出重要的第一步，幾乎是無庸置疑的。<text:span text:style-name="T3"> <text:line-break/></text:span>小時候，課本上教我們「把台灣建立成三民主義的模範省」，<text:span text:style-name="T3"> <text:line-break/></text:span>十年內，台灣極可能回歸祖國，而且比以前任何時候更接近三民主義，<text:span text:style-name="T3"> <text:line-break/></text:span>但這一切可能都在民進黨的手上完成。<text:span text:style-name="T3"> <text:line-break/></text:span>國民黨能在歷史上留下的就是，創黨人孫中山曾經提出過《三民主義》。</text:p>
      <text:p text:style-name="P1"><text:span text:style-name="T1">楊世主</text:span><text:s/>  |  2017.01.23 23:08   |   <text:a xlink:type="simple" xlink:href="http://palinfo.habago.org/Entry?Command=Information_PrintForum&amp;iPage=198#FORUM35281"><text:span text:style-name="T2">#</text:span></text:a></text:p>
      <text:p text:style-name="P3">可能是變形蟲，<text:span text:style-name="T3">ABCD</text:span>都會變，所以是<text:span text:style-name="T3"> <text:line-break/><text:line-break/>E:</text:span>以上皆非</text:p>
      <text:p text:style-name="P1"><text:span text:style-name="T1">張華</text:span><text:s/>  |  2017.01.23 22:23   |   <text:a xlink:type="simple" xlink:href="http://palinfo.habago.org/Entry?Command=Information_PrintForum&amp;iPage=198#FORUM35280"><text:span text:style-name="T2">#</text:span></text:a></text:p>
      <text:p text:style-name="P5"><text:span text:style-name="T3">(B) </text:span>親中賣台人士<text:span text:style-name="T3"><text:s/></text:span>怎麼可以罵日本主子呢呢呢呢<text:span text:style-name="T3">!!!!!</text:span></text:p>
      <text:p text:style-name="P1"><text:span text:style-name="T1">隆誌</text:span><text:s/>  |  2017.01.23 20:46   |   <text:a xlink:type="simple" xlink:href="http://palinfo.habago.org/Entry?Command=Information_PrintForum&amp;iPage=198#FORUM35279"><text:span text:style-name="T2">#</text:span></text:a></text:p>
      <text:p text:style-name="P3">綠色生物的主子<text:span text:style-name="T3"> </text:span></text:p>
      <text:p text:style-name="P1"><text:span text:style-name="T1">李碧勳</text:span><text:s/>  |  2017.01.23 17:28   |   <text:a xlink:type="simple" xlink:href="http://palinfo.habago.org/Entry?Command=Information_PrintForum&amp;iPage=198#FORUM35278"><text:span text:style-name="T2">#</text:span></text:a></text:p>
      <text:p text:style-name="P5">當然是綠色生物啦！</text:p>
      <text:p text:style-name="P1"><text:span text:style-name="T1">陳真</text:span><text:s/>  |  2017.01.23 16:58   |   <text:a xlink:type="simple" xlink:href="http://palinfo.habago.org/Entry?Command=Information_PrintForum&amp;iPage=198#FORUM35277"><text:span text:style-name="T2">#</text:span></text:a></text:p>
      <text:p text:style-name="P3">答案三天內公佈。</text:p>
      <text:p text:style-name="P1">Ethan   |  2017.01.23 14:52   |   <text:a xlink:type="simple" xlink:href="http://palinfo.habago.org/Entry?Command=Information_PrintForum&amp;iPage=198#FORUM35276"><text:span text:style-name="T2">#</text:span></text:a></text:p>
      <text:p text:style-name="P5">答：。共匪</text:p>
      <text:p text:style-name="P1"><text:span text:style-name="T1">陳真</text:span><text:s/>  |  2017.01.23 13:35   |   <text:a xlink:type="simple" xlink:href="http://palinfo.habago.org/Entry?Command=Information_PrintForum&amp;iPage=198#FORUM35275"><text:span text:style-name="T2">#</text:span></text:a></text:p>
      <text:p text:style-name="P3">最近忙搬家，整理東西之際，找到某人寫的某一本書，裏頭有篇文章，題目叫<text:span text:style-name="T3"><text:s/>"</text:span>比生存更重要的<text:span text:style-name="T3">"</text:span>，內容一兩千字，義正辭嚴，所言甚是，我就摘錄、引述給各位欣賞。如果有人能第一個猜出作者屬於哪一類人士，有獎品哦，獎品是電影<text:span text:style-name="T3"><text:s/>"</text:span>戀戀風塵<text:span text:style-name="T3">" </text:span>正版原聲帶一塊。不想要的就讓給第二順位。<text:span text:style-name="T3"> <text:line-break/><text:line-break/></text:span>文章說道：<text:span text:style-name="T3"> <text:line-break/><text:line-break/></text:span>台中有家電子科技公司，<text:span text:style-name="T3">"</text:span>為了孝敬其日籍老闆，規定廣播時全體員工須在場立正聽訓<text:span text:style-name="T3">"</text:span>。可是有一天，來了某私立職業學校的一群實習生，因為聽不懂日語，而且只聞董事長聲音不見其人，於是立正兩分鐘後便紛紛自行坐下聆聽。此事觸怒了該廠日籍經理，<text:span text:style-name="T3">"</text:span>除了痛斥學生外<text:span text:style-name="T3">"</text:span>，並揚言要將出言據理力爭的某位學生開除，結果五十餘名實習生決定同進退，自動請辭。<text:span text:style-name="T3"> <text:line-break/><text:line-break/></text:span>作者說：<text:span text:style-name="T3"> <text:line-break/><text:line-break/>"</text:span>這是一則雖義憤填膺卻也大快人心的消息。日本財閥沾其軍閥之光，戰前享有大東亞帝國的甜頭，戰後猶難忘舊夢綿綿，沉迷於殖民時代的威福，時時刻刻垂涎魚肉人民的樂趣，只要有機可乘，便故態復萌，真是<text:span text:style-name="T3"><text:s/>'</text:span>巴格阿魯<text:span text:style-name="T3">'</text:span>！<text:span text:style-name="T3">" <text:line-break/><text:line-break/>"</text:span>可憐台灣同胞經過日本半個世紀的蹂躪欺壓，少數人竟然軟了半截骨頭，遇到日本人便低聲下氣，什麼都不敢做主。<text:span text:style-name="T3">" <text:line-break/><text:line-break/></text:span>作者又說：<text:span text:style-name="T3"> <text:line-break/><text:line-break/>"</text:span>這種認命的性格被日本人所牢牢把握住，於是生殺予奪，愛惡隨心，日人奴化政策的餘音，居然迄今猶繞樑在耳。卻又何等可喜，台灣年輕一代已經把脊椎挺起來，而且挺得很筆直了！<text:span text:style-name="T3">" <text:line-break/><text:line-break/></text:span>不過，作者譴責該科技公司的員工為何從來不敢反抗，卻是由一些職校實習生帶頭抗議。作者說，<text:span text:style-name="T3">"</text:span>一般員工固然無知無識的居多，卻也不乏高級職位者<text:span text:style-name="T3">"</text:span>，何以如此不明大義，為虎作倀？<text:span text:style-name="T3"> <text:line-break/><text:line-break/></text:span>作者文末鼓勵大家，<text:span text:style-name="T3">"</text:span>不要畏懼<text:span text:style-name="T3">"</text:span>，也不要只在乎飯碗，因為世上還有比生存更重要的事。<text:span text:style-name="T3">"</text:span>假設人人都有寧為玉碎不為瓦全的覺悟，老闆們又其奈我何？<text:span text:style-name="T3">(</text:span>甘地的<text:span text:style-name="T3">)</text:span>不合作主義是真可以派上用場的，因為到頭來投降的將是那自以為是、其實什麼都不是的日籍大財閥。<text:span text:style-name="T3">" <text:line-break/><text:line-break/></text:span>作者結論說：<text:span text:style-name="T3"> <text:line-break/><text:line-break/>"</text:span>不合作是需要高度勇氣的，至少要有置諸死地而後生的體認，以及餓死事小失節事大的情操。<text:span text:style-name="T3">" <text:line-break/><text:line-break/></text:span>不過，作者說，餓死沒什麼。<text:span text:style-name="T3">"</text:span>畢竟人生自古誰無死，而天地間還有比生命更真、更善、更美的尊嚴與榮耀啊。<text:span text:style-name="T3">" <text:line-break/><text:line-break/></text:span>文章內容大致如此，請問作者是：<text:span text:style-name="T3"> <text:line-break/><text:line-break/>(A) </text:span>綠色生物。<text:span text:style-name="T3"> <text:line-break/>(B) </text:span>親中賣台人士。<text:span text:style-name="T3"> <text:line-break/>(C) </text:span>共匪。<text:span text:style-name="T3"> <text:line-break/>(D) </text:span>綠色生物的主子。<text:span text:style-name="T3"> <text:line-break/>(E) </text:span>以上皆非。<text:span text:style-name="T3"> <text:line-break/><text:line-break/></text:span>這題很重要哦。估計若能答對者，歷史思想程度至少達幼稚園大班以上。在這鬼島上，幼稚園大班以上的歷史學程度已經算是奇葩了，一般人都還停留在阿米巴原蟲的階段。<text:span text:style-name="T3"> <text:line-break/><text:line-break/></text:span>請作答。</text:p>
      <text:p text:style-name="P1"><text:span text:style-name="T1">楊宏</text:span><text:s/>  |  2017.01.22 07:30   |   <text:a xlink:type="simple" xlink:href="http://palinfo.habago.org/Entry?Command=Information_PrintForum&amp;iPage=198#FORUM35274"><text:span text:style-name="T2">#</text:span></text:a></text:p>
      <text:p text:style-name="P2"><text:span text:style-name="T1">喜歡這裡常有好東西分享</text:span> <text:line-break/><text:span text:style-name="T1">喬治卡林</text:span>(George Carlin)<text:span text:style-name="T1">的脫口秀有意思，每一則都精彩，直接拿起大棒敲擊裝睡或者迷糊的人</text:span> <text:line-break/>https://www.youtube.com/watch?v=lorxUcvjCtI&amp;;index=23&amp;;list=RD61vzv1H2pyo</text:p>
      <text:p text:style-name="P1"><text:span text:style-name="T1">黃明華</text:span><text:s/>  |  2017.01.22 02:42   |   <text:a xlink:type="simple" xlink:href="http://palinfo.habago.org/Entry?Command=Information_PrintForum&amp;iPage=198#FORUM35273"><text:span text:style-name="T2">#</text:span></text:a></text:p>
      <text:p text:style-name="P6"><text:span text:style-name="T1">剛從網路看到這個偉大的已故美國人喬治．卡林</text:span><text:s/>(George Carlin)<text:span text:style-name="T1">的影片</text:span>,<text:span text:style-name="T1">講得真是精彩絕倫</text:span> <text:line-break/><text:span text:style-name="T1">底下是從影片翻譯者的對喬治．卡林</text:span><text:s/>(George Carlin)<text:span text:style-name="T1">寫的簡介</text:span> <text:line-break/><text:line-break/><text:span text:style-name="T1">『喬治．卡林（</text:span>George Carlin, 1937-2008<text:span text:style-name="T1">）為美國</text:span>Stand-up Comedy<text:span text:style-name="T1">的老牌演員，生涯獲得四座葛萊美獎（過世後獲得第五座）。風格以黑色幽默，諷刺美國時政、社會現象為主，不諱言評判宗教、色情等禁忌話題。他是我個人相當喜歡的一位喜劇演員，推薦給大家。』</text:span> <text:line-break/><text:line-break/><text:span text:style-name="T1">喬治．卡林</text:span>(George Carlin)<text:span text:style-name="T1">：戰爭與男性尊嚴</text:span><text:s/>(Persian Gulf War)<text:span text:style-name="T1">（中文字幕）</text:span> <text:line-break/>https://www.youtube.com/watch?v=f9GVhX_2tRk <text:line-break/><text:line-break/><text:span text:style-name="T1">喬治．卡林</text:span><text:s/>(George Carlin)<text:span text:style-name="T1">系列影片</text:span>(<text:span text:style-name="T1">點選一下有正體中文字幕</text:span>) <text:line-break/>https://www.youtube.com/watch?v=61vzv1H2pyo&amp;;list=RD61vzv1H2pyo <text:line-break/><text:line-break/><text:line-break/></text:p>
      <text:p text:style-name="P4"/>
      <text:p text:style-name="P1"><text:span text:style-name="T1">李念淨</text:span><text:s/>  |  2017.01.21 10:24   |   <text:a xlink:type="simple" xlink:href="http://palinfo.habago.org/Entry?Command=Information_PrintForum&amp;iPage=199#FORUM35272"><text:span text:style-name="T2">#</text:span></text:a></text:p>
      <text:p text:style-name="P3">這則新聞看起來挺荒謬<text:span text:style-name="T3">...</text:span>但是就是不知道為何荒謬<text:span text:style-name="T3"> <text:line-break/><text:line-break/>http://news.ltn.com.tw/news/politics/breakingnews/1954190 <text:line-break/><text:line-break/></text:span>游錫堃當面問「川普會不會賣台」<text:span text:style-name="T3"><text:s/></text:span>佛訥給答案<text:span text:style-name="T3">... <text:line-break/><text:line-break/></text:span>〔即時新聞／綜合報導〕川普就職美國第<text:span text:style-name="T3">45</text:span>任總統，台灣由前行政院長游錫堃率團出席祝賀。游錫堃在典禮後接受媒體採訪表示，台美關係處於最佳狀態，認為台灣將有更多機會，也會有更多挑戰。他還透露，自己先前與川普交接團隊成員、共和黨大老佛訥（<text:span text:style-name="T3">Edwin Feulner</text:span>）及前副國務卿阿米塔吉（<text:span text:style-name="T3">Richard Armitage</text:span>）見面，他當面問佛訥「台灣會不會被川普出賣」？而佛訥也給了答案。<text:span text:style-name="T3"> <text:line-break/><text:line-break/></text:span>綜合媒體報導，游錫堃說，他這幾天與美國智庫、國會議員見面交流，也和佛訥見面，他說雙方都把彼此當朋友，既然是朋友，他就尖銳挑明問佛訥，外界都說台灣被美國當作棋子，究竟會不會被川普總統出賣？<text:span text:style-name="T3"> <text:line-break/><text:line-break/></text:span>而佛訥也當面回答，台美之間有《台灣關係法》，要怎麼出賣？因此台灣不必太過擔心，意即就算川普同意「賣台」，還有國會這一關。游錫堃接著以「請教」為由，轉達台灣方面的期盼。<text:span text:style-name="T3"> <text:line-break/></text:span>游也問阿米塔吉，川普就職後，台灣應做哪些努力？阿米塔吉回答，台灣有很多機會，也有不少挑戰。<text:span text:style-name="T3"> <text:line-break/><text:line-break/></text:span>此外，游錫堃表示，從這次觀禮經驗，看到美國兩百多年來政權和平輪替，民主制度不只值得台灣參考，更值得其他國家如中國參考；而競選時雖然大家不同意見，但希拉蕊今天也現身祝賀川普，這值得台灣想想。</text:p>
      <text:p text:style-name="P1"><text:span text:style-name="T1">天峰</text:span><text:s/>  |  2017.01.21 01:09   |   <text:a xlink:type="simple" xlink:href="http://palinfo.habago.org/Entry?Command=Information_PrintForum&amp;iPage=199#FORUM35271"><text:span text:style-name="T2">#</text:span></text:a></text:p>
      <text:p text:style-name="P5">講個笑話：<text:span text:style-name="T3"> <text:line-break/><text:line-break/>“</text:span>老佛爺，來了！<text:span text:style-name="T3">” <text:line-break/>“</text:span>什麼來了？<text:span text:style-name="T3">” <text:line-break/>“</text:span>洋人的火車！<text:span text:style-name="T3">” <text:line-break/><text:line-break/></text:span>上一次，大不列顛帝國的戰艦改變了封閉的中國，也改變了世界。這一次，讓我們看看中國的火車會怎麼改變走向保守的英國，和籠罩在保守陰影下的自由世界。<text:span text:style-name="T3"> </text:span></text:p>
      <text:p text:style-name="P1"><text:span text:style-name="T1">陳真</text:span><text:s/>  |  2017.01.20 01:59   |   <text:a xlink:type="simple" xlink:href="http://palinfo.habago.org/Entry?Command=Information_PrintForum&amp;iPage=199#FORUM35270"><text:span text:style-name="T2">#</text:span></text:a></text:p>
      <text:p text:style-name="P3">這兩天，國際上有兩件事吸引許多人的目光。一是從浙江義烏開往倫敦的列車於前天抵達，一是習近平在達沃斯的演說，底下有演說全文。強烈建議一讀。<text:span text:style-name="T3"> <text:line-break/><text:line-break/></text:span>當然，還有一件正要發生，那就是川普即將上任。<text:span text:style-name="T3"> <text:line-break/><text:line-break/></text:span>我覺得，一個人不需要懂得多少所謂國際政經局勢，理應也能看得出來世界似乎要變天了，中國人的世紀要來了，而且來得比想像中的都還要快，快到常讓我有一種十分不可思議的感覺。<text:span text:style-name="T3"> <text:line-break/><text:line-break/></text:span>我同時也沒法想像有一天，中國居然成為引領全球發展的火車頭，而美國卻打算關起門來反其道而行。世界局勢其實就建立在中美關係所架構而成的座標上。相較於中國的穩定與可信，美國卻像一顆什麼不定時炸彈那樣，難以預測；所謂望之不似人君，誰也不知道這位目光短淺的<text:span text:style-name="T3"><text:s/>"</text:span>生意人<text:span text:style-name="T3">" </text:span>明天上台後將會搞出什麼荒唐可怕的狀況來；整天寫推特，嗆聲，叫罵，無厘頭點子一堆，彷彿一個國家的政策隨他高興隨口說了算，十分兒戲。這兩天不是還說要台灣多多買武器，他要派美軍來台駐守嗎？美軍來台幹啥？幫忙掃廁所嗎？誰會想要花大錢請美軍這種瘟神來家裏住？那不是頭殼壞掉嗎？川普顯然打算利用台灣當籌碼來跟大陸討價還價，看來台灣在可預見的將來恐怕很難安心過日子了，因為兩個大人在下棋，其中一個心智狀況不是很成熟，行事難料。<text:span text:style-name="T3"> <text:line-break/><text:line-break/></text:span>陳真<text:span text:style-name="T3">2017. 01. 19. <text:line-break/><text:line-break/><text:line-break/>================================ <text:line-break/></text:span>中歐列車歷時<text:span text:style-name="T3">18</text:span>天　穿海底隧道抵達英國了！<text:span text:style-name="T3"> <text:line-break/><text:line-break/>TVBS 2017/01/18 <text:line-break/><text:line-break/></text:span>大陸為實踐「一帶一路」，積極向西鋪設鐵路進入歐亞核心，<text:span text:style-name="T3">2017</text:span>年元旦第一班開往英國倫敦的中歐列車正式通車！這也是從浙江義烏出發的第<text:span text:style-name="T3">8</text:span>條國際線路，全程<text:span text:style-name="T3">1.2</text:span>萬多公里歷時<text:span text:style-name="T3">18</text:span>天，於今日將貨物送達英國；而<text:span text:style-name="T3">BBC</text:span>也全程以直播方式，記錄下這一刻！<text:span text:style-name="T3"> <text:line-break/><text:line-break/>================= <text:line-break/><text:line-break/>18</text:span>天<text:span text:style-name="T3">1.2</text:span>萬公里　中國貨運列車跨越<text:span text:style-name="T3">7</text:span>國抵倫敦<text:span text:style-name="T3"> <text:line-break/><text:line-break/></text:span>三立新聞<text:span text:style-name="T3"><text:s/>2017/01/19 <text:line-break/><text:line-break/></text:span>國際中心／綜合報導<text:span text:style-name="T3"> <text:line-break/><text:line-break/></text:span>本月<text:span text:style-name="T3">1</text:span>日中國一輛貨運列車從浙江省義烏市啟程，途經中亞地區與歐洲共<text:span text:style-name="T3">7</text:span>國，全程<text:span text:style-name="T3">1</text:span>萬<text:span text:style-name="T3">2000</text:span>公里，耗時<text:span text:style-name="T3">18</text:span>天，於昨（<text:span text:style-name="T3">18</text:span>）日在眾人夾道歡迎下抵達英國首都倫敦。<text:span text:style-name="T3"> <text:line-break/><text:line-break/></text:span>這是中國第一輛從義烏開往倫敦的直達列車，共有<text:span text:style-name="T3">34</text:span>個車廂，搭載<text:span text:style-name="T3">88</text:span>箱貨物，包含衣飾、家具等商品，從新疆阿拉山出境，途經哈薩克、俄羅斯、白俄羅斯、波蘭、德國、比利時、法國，再經英吉利海峽隧道，抵達倫敦東區的巴金（<text:span text:style-name="T3">Barking</text:span>），全程<text:span text:style-name="T3">1</text:span>萬<text:span text:style-name="T3">2451</text:span>公里，不少民眾與媒體守在終點站見證列車寫下「新絲綢之路」的新頁。<text:span text:style-name="T3"> <text:line-break/><text:line-break/></text:span>這條跨洲際的鐵路線，是中國領導人習近平推動「一帶一路」計畫的一部分，可提振中國與歐洲貿易，降低貨運時間成本，使用這條「新絲路」可比空運節省一半運費，比海運速度快一倍。<text:span text:style-name="T3"> <text:line-break/><text:line-break/></text:span>這條前往倫敦的鐵路線，是從義烏出發的第<text:span text:style-name="T3">8</text:span>條國際路線，如今從中國各地出發的中歐列車已經開出<text:span text:style-name="T3">40</text:span>多條線路，連通<text:span text:style-name="T3">14</text:span>個歐洲國家。<text:span text:style-name="T3"> <text:line-break/><text:line-break/><text:line-break/>========================== <text:line-break/></text:span>奔馳<text:span text:style-name="T3">18</text:span>天<text:span text:style-name="T3"><text:s/></text:span>義烏跨亞歐列車開抵倫敦<text:span text:style-name="T3"> <text:line-break/><text:line-break/></text:span>中時電子報<text:span text:style-name="T3"><text:s/>2017</text:span>年<text:span text:style-name="T3">01</text:span>月<text:span text:style-name="T3">19</text:span>日<text:span text:style-name="T3"> <text:line-break/><text:line-break/></text:span>大陸義烏至倫敦貨運鐵路線<text:span text:style-name="T3"><text:s/></text:span>通車<text:span text:style-name="T3"> <text:line-break/><text:line-break/></text:span>此一路線的英方代理物流公司指出，這條橫跨歐亞大陸的貨運列車完成首次營運，凸顯了中英貿易夥伴關係對脫歐之後的英國更加重要。對英國首相梅伊來說，與脫離歐盟之際，吸引中國投資的重要性大增。<text:span text:style-name="T3"> <text:line-break/><text:line-break/></text:span>當天下午<text:span text:style-name="T3">1</text:span>時，中國鐵路總公司下屬的中鐵集裝箱公司、德國鐵路公司、<text:span text:style-name="T3">InterRail</text:span>公司和義烏市天盟實業投資有限公司在車站共同為班列的抵達舉行了接車儀式。<text:span text:style-name="T3"> <text:line-break/><text:line-break/></text:span>中國駐英國大使館公使祝勤表示，中歐班列抵達倫敦具有象徵性的意義，代表著中英兩國在「一帶一路」戰略上務實合作的最新成果。他還指出，<text:span text:style-name="T3">2017</text:span>年是中英兩國建立大使級外交關係<text:span text:style-name="T3">45</text:span>周年，這趟班列不遠萬里而來，不僅帶來了物美價廉的貨品，也象徵了中英兩國之間的密切關係。<text:span text:style-name="T3"> <text:line-break/><text:line-break/></text:span>近年來，中英經貿合作保持穩定發展態勢，雙邊貿易額增長迅速，特別是義烏與英國貿易往來不斷增加，目前英國已是義烏在歐洲最大的出口目的國。<text:span text:style-name="T3"> <text:line-break/><text:line-break/>======================= <text:line-break/></text:span>習近平<text:span text:style-name="T3">2017</text:span>達沃斯演講全文<text:span text:style-name="T3"> <text:line-break/><text:line-break/></text:span>新華網<text:span text:style-name="T3"><text:s/>2017-01-18 10:59 <text:line-break/><text:line-break/></text:span>演講全文如下：<text:span text:style-name="T3"> <text:line-break/><text:line-break/></text:span>共擔時代責任<text:span text:style-name="T3"><text:s/></text:span>共促全球發展<text:span text:style-name="T3"> <text:line-break/><text:line-break/>Davos, 17 January 2017 <text:line-break/><text:line-break/></text:span>尊敬的洛伊特哈德主席和豪森先生，<text:span text:style-name="T3"> <text:line-break/><text:line-break/></text:span>尊敬的各國元首、政府首腦、副元首和夫人，<text:span text:style-name="T3"> <text:line-break/><text:line-break/></text:span>尊敬的國際組織負責人，<text:span text:style-name="T3"> <text:line-break/><text:line-break/></text:span>尊敬的施瓦布主席和夫人，<text:span text:style-name="T3"> <text:line-break/><text:line-break/></text:span>女士們，先生們，朋友們：<text:span text:style-name="T3"> <text:line-break/><text:line-break/></text:span>很高興來到美麗的達沃斯。達沃斯雖然只是阿爾卑斯山上的一個小鎮，卻是一個觀察世界經濟的重要窗口。大家從四面八方會聚這裏，各種思想碰撞出智慧的火花，以較少的投入獲得了很高的產出。我看這個現象可以稱作<text:span text:style-name="T3">“</text:span>施瓦布經濟學<text:span text:style-name="T3">”(Schwab economics)</text:span>。<text:span text:style-name="T3"> <text:line-break/><text:line-break/>“</text:span>這是最好的時代，也是最壞的時代<text:span text:style-name="T3">”</text:span>，英國文學家狄更斯曾這樣描述工業革命發生後的世界。今天，我們也生活在一個矛盾的世界之中。一方面，物質財富不斷積累，科技進步日新月異，人類文明發展到歷史最高水準。另一方面，地區衝突頻繁發生，恐怖主義、難民潮等全球性挑戰此起彼伏，貧困、失業、收入差距拉大，世界面臨的不確定性上升。<text:span text:style-name="T3"> <text:line-break/><text:line-break/></text:span>對此，許多人感到困惑，世界到底怎麽了？<text:span text:style-name="T3"> <text:line-break/><text:line-break/></text:span>要解決這個困惑，首先要找准問題的根源。有一種觀點把世界亂象歸咎於經濟全球化。經濟全球化曾經被人們視為阿裏巴巴的山洞，現在又被不少人看作潘多拉的盒子。國際社會圍繞經濟全球化問題展開了廣泛討論。<text:span text:style-name="T3"> <text:line-break/><text:line-break/></text:span>今天，我想從經濟全球化問題切入，談談我對世界經濟的看法。<text:span text:style-name="T3"> <text:line-break/><text:line-break/></text:span>我想說的是，困擾世界的很多問題，並不是經濟全球化造成的。比如，過去幾年來，源自中東、北非的難民潮牽動全球，數以百萬計的民衆顛沛流離，甚至不少年幼的孩子在路途中葬身大海，讓我們痛心疾首。導致這一問題的原因，是戰亂、衝突、地區動蕩。解決這一問題的出路，是謀求和平、推動和解、恢復穩定。<text:span text:style-name="T3"> <text:line-break/><text:line-break/></text:span>再比如，國際金融危機也不是經濟全球化發展的必然産物，而是金融資本過度逐利、金融監管嚴重缺失的結果。把困擾世界的問題簡單歸咎於經濟全球化，既不符合事實，也無助於問題解決。<text:span text:style-name="T3"> <text:line-break/><text:line-break/></text:span>歷史地看，經濟全球化是社會生產力發展的客觀要求和科技進步的必然結果，不是哪些人、哪些國家人爲造出來的。經濟全球化為世界經濟增長提供了強勁動力，促進了商品和資本流動、科技和文明進步、各國人民交往。<text:span text:style-name="T3"> <text:line-break/><text:line-break/></text:span>當然，我們也要承認，經濟全球化是一把<text:span text:style-name="T3">“</text:span>雙刃劍<text:span text:style-name="T3">”</text:span>。當世界經濟處於下行期的時候，全球經濟<text:span text:style-name="T3">“</text:span>蛋糕<text:span text:style-name="T3">”</text:span>不容易做大，甚至變小了，增長和分配、資本和勞動、效率和公平的矛盾就會更加突出，發達國家和發展中國家都會感受到壓力和衝擊。反全球化的呼聲，反映了經濟全球化進程的不足，值得我們重視和深思。<text:span text:style-name="T3"> <text:line-break/><text:line-break/>“</text:span>甘瓜抱苦蒂，美棗生荊棘。<text:span text:style-name="T3">”</text:span>從哲學上說，世界上沒有十全十美的事物，因為事物存在優點就把它看得完美無缺是不全面的，因爲事物存在缺點就把它看得一無是處也是不全面的。經濟全球化確實帶來了新問題，但我們不能就此把經濟全球化一棍子打死，而是要適應和引導好經濟全球化，消解經濟全球化的負面影響，讓它更好惠及每個國家、每個民族。<text:span text:style-name="T3"> <text:line-break/><text:line-break/></text:span>當年，中國對經濟全球化也有過疑慮，對加入世界貿易組織也有過忐忑。但是，我們認爲，融入世界經濟是歷史大方向，中國經濟要發展，就要敢於到世界市場的汪洋大海中去游泳，如果永遠不敢到大海中去經風雨、見世面，總有一天會在大海中溺水而亡。所以，中國勇敢邁向了世界市場。在這個過程中，我們嗆過水，遇到過漩渦，遇到過風浪，但我們在游泳中學會了游泳。這是正確的戰略抉擇。<text:span text:style-name="T3"> <text:line-break/><text:line-break/></text:span>世界經濟的大海，你要還是不要，都在那兒，是迴避不了的。想人為切斷各國經濟的資金流、技術流、産品流、產業流、人員流，讓世界經濟的大海退回到一個一個孤立的小湖泊、小河流，是不可能的，也是不符合歷史潮流的。<text:span text:style-name="T3"> <text:line-break/><text:line-break/></text:span>人類歷史告訴我們，有問題不可怕，可怕的是不敢直面問題，找不到解決問題的思路。面對經濟全球化帶來的機遇和挑戰，正確的選擇是，充分利用一切機遇，合作應對一切挑戰，引導好經濟全球化走向。<text:span text:style-name="T3"> <text:line-break/><text:line-break/></text:span>去年年底，我在亞太經合組織領導人非正式會議上提出，要讓經濟全球化進程更有活力、更加包容、更可持續。我們要主動作為、適度管理，讓經濟全球化的正面效應更多釋放出來，實現經濟全球化進程再平衡；我們要順應大勢、結合國情，正確選擇融入經濟全球化的路徑和節奏；我們要講求效率、注重公平，讓不同國家、不同階層、不同人群共用經濟全球化的好處。這是我們這個時代的領導者應有的擔當，更是各國人民對我們的期待。<text:span text:style-name="T3"> <text:line-break/><text:line-break/></text:span>女士們、先生們、朋友們！<text:span text:style-name="T3"> <text:line-break/><text:line-break/></text:span>當前，最迫切的任務是引領世界經濟走出困境。世界經濟長期低迷，貧富差距、南北差距問題更加突出。究其根源，是經濟領域三大突出矛盾沒有得到有效解決。<text:span text:style-name="T3"> <text:line-break/><text:line-break/></text:span>一是全球增長動能不足，難以支撐世界經濟持續穩定增長。世界經濟增速處於<text:span text:style-name="T3">7</text:span>年來最低水平，全球貿易增速繼續低於經濟增速。短期性政策刺激效果不佳，深層次結構性改革尚在推進。世界經濟正處在動能轉換的換擋期，傳統增長引擎對經濟的拉動作用減弱，人工智慧、<text:span text:style-name="T3">3D</text:span>列印等新技術雖然不斷湧現，但新的經濟增長點尚未形成。世界經濟仍然未能開闢出一條新路。<text:span text:style-name="T3"> <text:line-break/><text:line-break/></text:span>二是全球經濟治理滯後，難以適應世界經濟新變化。前不久，拉加德女士告訴我，新興市場國家和發展中國家對全球經濟增長的貢獻率已經達到<text:span text:style-name="T3">80%</text:span>。過去數十年，國際經濟力量對比深刻演變，而全球治理體系未能反映新格局，代表性和包容性很不夠。全球產業佈局在不斷調整，新的產業鏈、價值鏈、供應鏈日益形成，而貿易和投資規則未能跟上新形勢，機制封閉化、規則碎片化十分突出。全球金融市場需要增強抗風險能力，而全球金融治理機制未能適應新需求，難以有效化解國際金融市場頻繁動蕩、資產泡沫積聚等問題。<text:span text:style-name="T3"> <text:line-break/><text:line-break/></text:span>三是全球發展失衡，難以滿足人們對美好生活的期待。施瓦布先生在《第四次工業革命》一書中寫道，第四次工業革命將產生極其廣泛而深遠的影響，包括會加劇不平等，特別是有可能擴大資本回報和勞動力回報的差距。全球最富有的<text:span text:style-name="T3">1%</text:span>人口擁有的財富量超過其餘<text:span text:style-name="T3">99%</text:span>人口財富的總和，收入分配不平等、發展空間不平衡令人擔憂。全球仍然有<text:span text:style-name="T3">7</text:span>億多人口生活在極端貧困之中。對很多家庭而言，擁有溫暖住房、充足食物、穩定工作還是一種奢望。這是當今世界面臨的最大挑戰，也是一些國家社會動蕩的重要原因。<text:span text:style-name="T3"> <text:line-break/><text:line-break/></text:span>這些問題反映出，當今世界經濟增長、治理、發展模式存在必須解決的問題。國際紅十字會創始人杜楠說過：<text:span text:style-name="T3">“</text:span>真正的敵人不是我們的鄰國，而是饑餓、貧窮、無知、迷信和偏見。<text:span text:style-name="T3">”</text:span>我們既要有分析問題的智慧，更要有採取行動的勇氣。<text:span text:style-name="T3"> <text:line-break/><text:line-break/></text:span>第一，堅持創新驅動，打造富有活力的增長模式。世界經濟面臨的根本問題是增長動力不足。創新是引領發展的第一動力。與以往歷次工業革命相比，第四次工業革命是以指數級而非線性速度展開。我們必須在創新中尋找出路。只有敢於創新、勇於變革，才能突破世界經濟增長和發展的瓶頸。<text:span text:style-name="T3"> <text:line-break/><text:line-break/></text:span>二十國集團領導人在杭州峰會上達成重要共識，要以創新爲重要抓手，挖掘各國和世界經濟增長新動力。我們要創新發展理念，超越財政刺激多一點還是貨幣寬鬆多一點的爭論，樹立標本兼治、綜合施策的思路。我們要創新政策手段，推進結構性改革，為增長創造空間、增加後勁。我們要創新增長方式，把握好新一輪產業革命、數位經濟等帶來的機遇，既應對好氣候變化、人口老齡化等帶來的挑戰，也化解掉資訊化、自動化等給就業帶來的衝擊，在培育新産業新業態新模式過程中注意創造新的就業機會，讓各國人民重拾信心和希望。<text:span text:style-name="T3"> <text:line-break/><text:line-break/></text:span>第二，堅持協同聯動，打造開放共贏的合作模式。人類已經成爲你中有我、我中有你的命運共同體，利益高度融合，彼此相互依存。每個國家都有發展權利，同時都應該在更加廣闊的層面考慮自身利益，不能以損害其他國家利益爲代價。<text:span text:style-name="T3"> <text:line-break/><text:line-break/></text:span>我們要堅定不移發展開放型世界經濟，在開放中分享機會和利益、實現互利共贏。不能一遇到風浪就退回到港灣中去，那是永遠不能到達彼岸的。我們要下大氣力發展全球互聯互通，讓世界各國實現聯動增長，走向共同繁榮。我們要堅定不移發展全球自由貿易和投資，在開放中推動貿易和投資自由化便利化，旗幟鮮明反對保護主義。搞保護主義如同把自己關進黑屋子，看似躲過了風吹雨打，但也隔絕了陽光和空氣。打貿易戰的結果只能是兩敗俱傷。<text:span text:style-name="T3"> <text:line-break/><text:line-break/></text:span>第三，堅持與時俱進，打造公正合理的治理模式。小智治事，大智治制。全球經濟治理體系變革緊迫性越來越突出，國際社會呼聲越來越高。全球治理體系只有適應國際經濟格局新要求，才能為全球經濟提供有力保障。<text:span text:style-name="T3"> <text:line-break/><text:line-break/></text:span>國家不分大小、強弱、貧富，都是國際社會平等成員，理應平等參與決策、享受權利、履行義務。要賦予新興市場國家和發展中國家更多代表性和發言權。<text:span text:style-name="T3">2010</text:span>年國際貨幣基金組織份額改革方案已經生效，這一勢頭應該保持下去。要堅持多邊主義，維護多邊體制權威性和有效性。要踐行承諾、遵守規則，不能按照自己的意願取捨或選擇。《巴黎協定》符合全球發展大方向，成果來之不易，應該共同堅守，不能輕言放棄。這是我們對子孫後代必須擔負的責任！<text:span text:style-name="T3"> <text:line-break/><text:line-break/></text:span>第四，堅持公平包容，打造平衡普惠的發展模式。<text:span text:style-name="T3">“</text:span>大道之行也，天下為公。<text:span text:style-name="T3">”</text:span>發展的目的是造福人民。要讓發展更加平衡，讓發展機會更加均等、發展成果人人共用，就要完善發展理念和模式，提升發展公平性、有效性、協同性。<text:span text:style-name="T3"> <text:line-break/><text:line-break/></text:span>我們要倡導勤勞儉樸、努力奮進的社會風氣，讓所有人的勞動成果得到尊重。要著力解決貧困、失業、收入差距拉大等問題，照顧好弱勢人群的關切，促進社會公平正義。要保護好生態環境，推動經濟、社會、環境協調發展，實現人與自然、人與社會和諧。要落實聯合國<text:span text:style-name="T3">2030</text:span>年可持續發展議程，實現全球範圍平衡發展。<text:span text:style-name="T3"> <text:line-break/><text:line-break/>“</text:span>積力之所舉，則無不勝也；眾智之所為，則無不成也。<text:span text:style-name="T3">”</text:span>只要我們牢固樹立人類命運共同體意識，攜手努力、共同擔當，同舟共濟、共渡難關，就一定能夠讓世界更美好、讓人民更幸福。<text:span text:style-name="T3"> <text:line-break/><text:line-break/></text:span>女士們、先生們、朋友們！<text:span text:style-name="T3"> <text:line-break/><text:line-break/></text:span>經過<text:span text:style-name="T3">38</text:span>年改革開放，中國已經成為世界第二大經濟體。道路決定命運。中國的發展，關鍵在於中國人民在中國共產黨領導下，走出了一條適合中國國情的發展道路。<text:span text:style-name="T3"> <text:line-break/><text:line-break/></text:span>這是一條從本國國情出發確立的道路。中國立足自身國情和實踐，從中華文明中汲取智慧，博采東西方各家之長，堅守但不僵化，借鑒但不照搬，在不斷探索中形成了自己的發展道路。條條大路通羅馬。誰都不應該把自己的發展道路定為一尊，更不應該把自己的發展道路強加於人。<text:span text:style-name="T3"> <text:line-break/><text:line-break/></text:span>這是一條把人民利益放在首位的道路。中國秉持以人民為中心的發展思想，把改善人民生活、增進人民福祉作為出發點和落腳點，在人民中尋找發展動力、依靠人民推動發展、使發展造福人民。中國堅持共同富裕的目標，大力推進減貧事業，讓<text:span text:style-name="T3">7</text:span>億多人口擺脫貧困，正在向著全面建成小康社會目標快步前進。<text:span text:style-name="T3"> <text:line-break/><text:line-break/></text:span>這是一條改革創新的道路。中國堅持通過改革破解前進中遇到的困難和挑戰，敢於啃硬骨頭、涉險灘，勇於破除妨礙發展的體制機制障礙，不斷解放和發展社會生產力，不斷解放和增強社會活力。近<text:span text:style-name="T3">4</text:span>年來，我們在之前<text:span text:style-name="T3">30</text:span>多年不斷改革的基礎上，又推出了<text:span text:style-name="T3">1200</text:span>多項改革舉措，爲中國發展注入了強大動力。<text:span text:style-name="T3"> <text:line-break/><text:line-break/></text:span>這是一條在開放中謀求共同發展的道路。中國堅持對外開放基本國策，奉行互利共贏的開放戰略，不斷提升發展的內外聯動性，在實現自身發展的同時更多惠及其他國家和人民。<text:span text:style-name="T3"> <text:line-break/><text:line-break/></text:span>中國發展取得了巨大成就，中國人民生活得到了極大改善，這對中國好，對世界也好。中國的發展成就，是中國人民幾十年含辛茹苦、流血流汗幹出來的。千百年來，中華民族素以吃苦耐勞聞名於世。中國人民深知，世界上沒有免費的午餐，中國是一個有著<text:span text:style-name="T3">13</text:span>億多人口的大國，想發展就要靠自己苦幹實幹，不能寄託於別人的恩賜，世界上也沒有誰有這樣的能力。<text:span text:style-name="T3"> <text:line-break/><text:line-break/></text:span>觀察中國發展，要看中國人民得到了什麽收穫，更要看中國人民付出了什麽辛勞；要看中國取得了什麽成就，更要看中國為世界作出了什麽貢獻。這才是全面的看法。<text:span text:style-name="T3"> <text:line-break/><text:line-break/>1950</text:span>年至<text:span text:style-name="T3">2016</text:span>年，中國在自身長期發展水平和人民生活水平不高的情況下，累計對外提供援款<text:span text:style-name="T3">4000</text:span>多億元人民幣，實施各類援外專案<text:span text:style-name="T3">5000</text:span>多個，其中成套專案近<text:span text:style-name="T3">3000</text:span>個，舉辦<text:span text:style-name="T3">11000</text:span>多期培訓班，爲發展中國家在華培訓各類人員<text:span text:style-name="T3">26</text:span>萬多名。改革開放以來，中國累計吸引外資超過<text:span text:style-name="T3">1.7</text:span>萬億美元，累計對外直接投資超過<text:span text:style-name="T3">1.2</text:span>萬億美元，爲世界經濟發展作出了巨大貢獻。國際金融危機爆發以來，中國經濟增長對世界經濟增長的貢獻率年均在<text:span text:style-name="T3">30%</text:span>以上。這些數位，在世界上都是名列前茅的。<text:span text:style-name="T3"> <text:line-break/><text:line-break/></text:span>從這些數位可以看出，中國的發展是世界的機遇，中國是經濟全球化的受益者，更是貢獻者。中國經濟快速增長，為全球經濟穩定和增長提供了持續強大的推動。中國同一大批國家的聯動發展，使全球經濟發展更加平衡。中國減貧事業的巨大成就，使全球經濟增長更加包容。中國改革開放持續推進，爲開放型世界經濟發展提供了重要動力。<text:span text:style-name="T3"> <text:line-break/><text:line-break/></text:span>中國人民深知實現國家繁榮富強的艱辛，對各國人民取得的發展成就都點贊，都為他們祝福，都希望他們的日子越過越好，不會犯<text:span text:style-name="T3">“</text:span>紅眼病<text:span text:style-name="T3">”</text:span>，不會抱怨他人從中國發展中得到了巨大機遇和豐厚回報。中國人民張開雙臂歡迎各國人民搭乘中國發展的<text:span text:style-name="T3">“</text:span>快車<text:span text:style-name="T3">”</text:span>、<text:span text:style-name="T3">“</text:span>便車<text:span text:style-name="T3">”</text:span>。<text:span text:style-name="T3"> <text:line-break/><text:line-break/></text:span>女士們、先生們、朋友們！<text:span text:style-name="T3"> <text:line-break/><text:line-break/></text:span>很多人都在關注中國經濟發展趨勢。中國經濟發展進入了新常態，經濟增速、經濟發展方式、經濟結構、經濟發展動力都正在發生重大變化。但中國經濟長期向好的基本面沒有改變。<text:span text:style-name="T3"> <text:line-break/><text:line-break/>2016</text:span>年，在世界經濟疲弱的背景下，中國經濟預計增長<text:span text:style-name="T3">6.7%</text:span>，依然處於世界前列。現在，中國經濟的體量已不能同過去同日而語，集聚的動能是過去兩位數的增長都達不到的。中國居民消費和服務業成爲經濟增長的主要動力，<text:span text:style-name="T3">2016</text:span>年前三季度第三產業增加值占國內生產總值的比重爲<text:span text:style-name="T3">52.8%</text:span>，國內消費對經濟增長的貢獻率達<text:span text:style-name="T3">71%</text:span>。居民收入和就業實現穩定增長，單位國內生産總值能耗持續下降，綠色發展初見成效。<text:span text:style-name="T3"> <text:line-break/><text:line-break/></text:span>當前，中國經濟面臨一定的下行壓力和不少困難，如產能過剩和需求結構升級矛盾突出，經濟增長內生動力不足，金融風險有所積聚，部分地區困難增多。我們認為，這些都是前進中必然出現的階段性現象，對這些問題和矛盾，我們正在著力加以解決，並不斷取得積極成效。我們堅定向前發展的決心不會動搖。中國仍然是世界上最大的發展中國家，中國有<text:span text:style-name="T3">13</text:span>億多人口，人民生活水平還不高，但這也意味著巨大的發展潛力和空間。我們將在創新、協調、綠色、開放、共用的發展理念指引下，不斷適應、把握、引領中國經濟發展新常態，統籌抓好穩增長、促改革、調結構、惠民生、防風險工作，推動中國經濟保持中高速增長、邁向中高端水平。<text:span text:style-name="T3"> <text:line-break/><text:line-break/>——</text:span>中國將著力提升經濟增長質量和效益，圍繞供給側結構性改革這條主線，轉變經濟發展方式，優化經濟結構，積極推進去產能、去庫存、去槓桿、降成本、補短板，培育增長新動能，發展先進製造業，實現實體經濟升級，深入實施<text:span text:style-name="T3">“</text:span>互聯網<text:span text:style-name="T3">+”</text:span>行動計劃，擴大有效需求，更好滿足人們個性化、多樣化的需求，更好保護生態環境。<text:span text:style-name="T3"> <text:line-break/><text:line-break/>——</text:span>中國將不斷激發增長動力和市場活力，加大重要領域和關鍵環節改革力度，讓市場在資源配置中起決定性作用，牽住創新這個<text:span text:style-name="T3">“</text:span>牛鼻子<text:span text:style-name="T3">”</text:span>，推進創新驅動發展戰略，推動戰略性新興產業發展，注重用新技術新業態改造提升傳統產業，促進新動能發展壯大、傳統動能煥發生機。<text:span text:style-name="T3"> <text:line-break/><text:line-break/>——</text:span>中國將積極營造寬鬆有序的投資環境，放寬外商投資准入，建設高標準自由貿易試驗區，加強產權保護，促進公平競爭，讓中國市場更加透明、更加規範。預計未來<text:span text:style-name="T3">5</text:span>年，中國將進口<text:span text:style-name="T3">8</text:span>萬億美元的商品、吸收<text:span text:style-name="T3">6000</text:span>億美元的外來投資，對外投資總額將達到<text:span text:style-name="T3">7500</text:span>億美元，出境旅遊將達到<text:span text:style-name="T3">7</text:span>億人次。這將為世界各國提供更廣闊市場、更充足資本、更豐富產品、更寶貴合作契機。對各國工商界而言，中國發展仍然是大家的機遇。中國的大門對世界始終是打開的，不會關上。開著門，世界能夠進入中國，中國也才能走向世界。我們希望，各國的大門也對中國投資者公平敞開。<text:span text:style-name="T3"> <text:line-break/><text:line-break/>——</text:span>中國將大力建設共同發展的對外開放格局，推進亞太自由貿易區建設和區域全面經濟夥伴關係協定談判，構建面向全球的自由貿易區網路。中國一貫主張建設開放透明、互利共贏的區域自由貿易安排，而不是搞排他性、碎片化的小圈子。中國無意通過人民幣貶值提升貿易競爭力，更不會主動打貨幣戰。<text:span text:style-name="T3"> <text:line-break/><text:line-break/>3</text:span>年多前，我提出了<text:span text:style-name="T3">“</text:span>一帶一路<text:span text:style-name="T3">”</text:span>倡議。<text:span text:style-name="T3">3</text:span>年多來，已經有<text:span text:style-name="T3">100</text:span>多個國家和國際組織積極回應支援，<text:span text:style-name="T3">40</text:span>多個國家和國際組織同中國簽署合作協定，<text:span text:style-name="T3">“</text:span>一帶一路<text:span text:style-name="T3">”</text:span>的<text:span text:style-name="T3">“</text:span>朋友圈<text:span text:style-name="T3">”</text:span>正在不斷擴大。中國企業對沿線國家投資達到<text:span text:style-name="T3">500</text:span>多億美元，一系列重大專案落地開花，帶動了各國經濟發展，創造了大量就業機會。可以說，<text:span text:style-name="T3">“</text:span>一帶一路<text:span text:style-name="T3">”</text:span>倡議來自中國，但成效惠及世界。<text:span text:style-name="T3"> <text:line-break/><text:line-break/></text:span>今年<text:span text:style-name="T3">5</text:span>月，中國將在北京主辦<text:span text:style-name="T3">“</text:span>一帶一路<text:span text:style-name="T3">”</text:span>國際合作高峰論壇，共商合作大計，共建合作平臺，共用合作成果，為解決當前世界和區域經濟面臨的問題尋找方案，爲實現聯動式發展注入新能量，讓<text:span text:style-name="T3">“</text:span>一帶一路<text:span text:style-name="T3">”</text:span>建設更好造福各國人民。<text:span text:style-name="T3"> <text:line-break/><text:line-break/></text:span>女士們、先生們、朋友們！<text:span text:style-name="T3"> <text:line-break/><text:line-break/></text:span>世界歷史發展告訴我們，人類文明進步歷程從來沒有平坦的大道可走，人類就是在同困難的鬥爭中前進的。再大的困難，都不可能阻擋人類前行的步伐。遇到了困難，不要埋怨自己，不要指責他人，不要放棄信心，不要逃避責任，而是要一起來戰勝困難。歷史是勇敢者創造的。讓我們拿出信心、採取行動，攜手向著未來前進！<text:span text:style-name="T3"> <text:line-break/><text:line-break/></text:span>謝謝大家。</text:p>
      <text:p text:style-name="P1"><text:span text:style-name="T1">陳真</text:span><text:s/>  |  2017.01.18 20:07   |   <text:a xlink:type="simple" xlink:href="http://palinfo.habago.org/Entry?Command=Information_PrintForum&amp;iPage=199#FORUM35269"><text:span text:style-name="T2">#</text:span></text:a></text:p>
      <text:p text:style-name="P5">媽的，這個無惡不作的人渣黨，居然在侮辱品格不知道比他們高尚幾百萬光年的畜牲。講到造謠、抹黑、自導自演嫁禍於人、挑撥族群對立與仇恨以及各種無法無天的法西斯鬥爭行徑等等等，<text:span text:style-name="T3">x</text:span>它媽的有誰比得過這個綠油油的人渣黨嗎？畜牲那麼善良，會幹這種事嗎？<text:span text:style-name="T3"> <text:line-break/><text:line-break/></text:span>這樣一個無惡不作的黨，這樣一群信奉奧步、品格不端的貪婪人渣，居然義正詞嚴地滿口仁義道德，我實在找不到形容詞來形容我的厭惡與不屑。<text:span text:style-name="T3"> <text:line-break/><text:line-break/></text:span>我敢跟各位說，凡是出現任何有利於這個人渣黨的什麼<text:span text:style-name="T3"><text:s/>"</text:span>奧步被抓到了<text:span text:style-name="T3">" </text:span>或是<text:span text:style-name="T3"><text:s/>"</text:span>誰被怎麼樣了<text:span text:style-name="T3">" </text:span>等等之類的事情，你都不用相信，聽他在放屁，幾乎全都是這個人渣黨及其支持者們自己幹的。打從<text:span text:style-name="T3">30</text:span>年前我隨著阿扁競選台南縣長開始，包括什麼阿扁被國民黨下毒啦，被國民黨派人把扁嫂故意壓成半身不遂啦，一直到柯文哲的什麼被國民黨裝什麼小老鼠竊聽啦，什麼國民黨的黃俊英賄選人贓俱獲啦，什麼馬英九和黑人猛男的性愛光碟曝光了啦<text:span text:style-name="T3">...</text:span>等等等等等等，根本數不清的案例，至今我還不曾見過一次例外，全部是人渣黨自導自演，要不就是栽贓指控，要不就是空穴硬是要來風。這個人渣黨的言行是完全沒有任何信用可言的。<text:span text:style-name="T3"> <text:line-break/><text:line-break/></text:span>這類造謠抹黑栽贓等行徑，國民黨是開山鼻祖，殺了林義雄一家，卻故意裝神弄鬼硬是想嫁禍給黨外，甚至想嫁禍給林義雄，說是他行使苦肉計，故意讓黨外殺了自己的老母和兩個女兒以博取同情並抹黑政府，這樣一種殺人喊救人，用心真是非常惡毒。<text:span text:style-name="T3"> <text:line-break/><text:line-break/></text:span>但是，國民黨在馬英九和連戰的帶領下，至少在過去<text:span text:style-name="T3">20</text:span>年是乾淨的，改邪歸了正，但民進黨這個靠黨外雜誌造謠抹黑起家的爛黨卻居然繼承了國民黨的衣缽，甚至還青出於藍，邪門手段一大堆，而且越來越精緻，越來越神出鬼沒，連我到現在都還會被騙。比方說，你看，這回總統大選的前一天晚上十點多，突然冒出一個影片，如洪水一般四處流傳，什麼周子瑜，裝得很無辜，ˋ裝得像什麼<text:span text:style-name="T3">isis</text:span>的人質那樣念稿子，製造國民黨聯手共產黨打壓弱者的印象。<text:span text:style-name="T3"> <text:line-break/><text:line-break/></text:span>結果呢，隔天一早投票，國民黨少說也流失了上百萬票，主張統一的新黨更是輸得一塌糊塗，票全跑去人渣黨以及那個垃圾中的垃圾黨什麼時代力量的。後來，你才慢慢了解，媽的，又被騙了，原來這一切都是算計好的一齣戲。<text:span text:style-name="T3"> <text:line-break/><text:line-break/></text:span>這群貪婪到爆的詐騙集團的話若能信，屎都能當飯吃。這樣一個人渣黨，居然每天講道德講信用講誠實講和平講愛講正義，<text:span text:style-name="T3">x</text:span>它媽的真是齷齪可恥透了頂。<text:span text:style-name="T3"> <text:line-break/><text:line-break/></text:span>陳真<text:span text:style-name="T3">2017. 01.18. <text:line-break/><text:line-break/>========== <text:line-break/></text:span>黃重諺斥「開槍打陳抗」謠言：畜生<text:span text:style-name="T3"> <text:line-break/><text:line-break/></text:span>三立新聞網<text:span text:style-name="T3"> <text:line-break/><text:line-break/>2017</text:span>年<text:span text:style-name="T3">1</text:span>月<text:span text:style-name="T3">18</text:span>日<text:span text:style-name="T3"> <text:line-break/><text:line-break/></text:span>政治中心／綜合報導<text:span text:style-name="T3"> <text:line-break/><text:line-break/></text:span>總統府發言人黃重諺昨（<text:span text:style-name="T3">17</text:span>）日下午向媒體說明總統府提升憲兵維安一事，其新聞畫面截圖竟被有心人士移花接木，並與年金改革抗議者連結，指控民進黨政府「上街陳抗在總統府前放機槍，太激烈不排除開槍」、「白色恐怖時代又來了」，這則離譜謠言昨天在社群軟體<text:span text:style-name="T3">LINE</text:span>群組中流傳，對此黃重諺昨天在臉書上<text:span text:style-name="T3">PO</text:span>文怒斥，「這是畜生般的行為」。<text:span text:style-name="T3"> <text:line-break/><text:line-break/></text:span>黃重諺以「氾濫的<text:span text:style-name="T3">LINE</text:span>謠言正在重創這個國家」為題<text:span text:style-name="T3">PO</text:span>文表示，如果不是有人傳給他這個訊息，到今天為止，他一直天真地相信這群人只是因為自利而產生的不甘心，現在發現，製造這樣謠言的人，不僅為了既得的好處，更想撕裂、傷害這個國家。<text:span text:style-name="T3"> <text:line-break/><text:line-break/></text:span>黃重諺指出，造謠者企圖製造國家要用武力對付反對年金改革者的假象，打算用謠言引發社會間高度的不信任，甚至埋下激烈暴力衝突的引信，這是畜生般的行為。<text:span text:style-name="T3"> <text:line-break/><text:line-break/></text:span>黃重諺感嘆，此事讓他不得不相信，社會上真的有這樣的一群人，他們仇恨這個國家，還有這個國家的所有人。他甚至在文中用標籤的方式說「把亂傳謠言的人揪出來」、「被我抓到你就倒大楣了」。<text:span text:style-name="T3"> <text:line-break/><text:line-break/></text:span>總統府昨晚也發出新聞稿表達強烈譴責，指此新聞截圖與年金議題根本毫無關係，炮製謠言的人，惡意將兩件沒有相關的事情，羅織成惡毒的網路訊息大量散佈。<text:span text:style-name="T3"> <text:line-break/><text:line-break/></text:span>總統府表示，強烈譴責這種製造社會對立與仇恨的行為，呼籲民眾收到類似謠言簡訊時，務必先行查證，不要輕易轉傳，讓自己成為傷害國家社會的謠言散佈平台；總統府也將請相關單位進行了解，查明在這些躲在暗處散播仇恨與謊言的真實動機並追究責任。</text:p>
      <text:p text:style-name="P1"><text:span text:style-name="T1">陳真</text:span><text:s/>  |  2017.01.18 17:50   |   <text:a xlink:type="simple" xlink:href="http://palinfo.habago.org/Entry?Command=Information_PrintForum&amp;iPage=199#FORUM35268"><text:span text:style-name="T2">#</text:span></text:a></text:p>
      <text:p text:style-name="P6">With clemency for Manning, attention turns to WikiLeaks head <text:line-break/><text:line-break/>Associated Press <text:line-break/>ERIC TUCKER <text:line-break/>January 18, 2017 <text:line-break/><text:line-break/>FILE - In this Feb. 5, 2016, file photo WikiLeaks founder Julian Assange speaks on the balcony of the Ecuadorean Embassy in London. President Barack Obama’s decision to commute Chelsea Manning’s sentence quickly brought fresh attention to another figure involved in the Army leaker’s case: Julian Assange. In a tweet in early January 2017, Assange’s anti-secrecy site WikiLeaks wrote, “If Obama grants Manning clemency Assange will agree to US extradition despite clear unconstitutionality of DoJ case.” (AP Photo/Kirsty Wigglesworth, File) <text:line-break/>More <text:line-break/>WASHINGTON (AP) — President Barack Obama's decision Tuesday to commute Chelsea Manning's sentence brought fresh attention to another figure involved in the Army leaker's case: Julian Assange. <text:line-break/><text:line-break/>On Twitter last week, Assange's anti-secrecy site WikiLeaks posted, "If Obama grants Manning clemency Assange will agree to US extradition despite clear unconstitutionality of DoJ case." <text:line-break/><text:line-break/>Obama's move will test the promise. The president commuted Manning's 35-year sentence, freeing her in May, nearly three decades early. Manning has acknowledged leaking a trove of diplomatic cables and national security documents to WikiLeaks in 2010. <text:line-break/><text:line-break/>In a statement, Assange called Manning "a hero, whose bravery should be applauded." <text:line-break/><text:line-break/>Assange went on to demand that the U.S. government "should immediately end its war on whistleblowers and publishers, such as WikiLeaks and myself," but he made no mention of the Twitter pledge. His lawyer said he has been pressing the Justice Department for updates on an investigation concerning WikiLeaks. <text:line-break/><text:line-break/>Assange has been holed up for more than four years at the Ecuadorian Embassy in London. He has refused to meet prosecutors in Sweden, where he remains wanted on an allegation of rape, fearing he would be extradited to the U.S. to face espionage charges if he leaves the embassy. <text:line-break/><text:line-break/>The Justice Department has never announced any indictment of Assange, and it's not clear that any charges have been brought under seal. <text:line-break/><text:line-break/>The department, in refusing to turn over investigative documents sought by Manning under the Freedom of Information Act, has acknowledged that the FBI is continuing to investigate the publication of national security information on WikiLeaks arising from Manning's disclosures. <text:line-break/><text:line-break/>"That investigation concerns potential violations of federal criminal laws, in the form of serious threats to the national security, and the investigation continues today," Justice Department lawyers wrote in a court filing last year. "From the terms of her request, it is clear that Manning seeks to obtain documents concerning that investigation. <text:line-break/><text:line-break/>Separately, the FBI is also investigating Russian meddling through hacking in the U.S. presidential election. Hacked emails from top Democratic officials and Hillary Clinton campaign officials were posted on WikiLeaks in the final weeks of the presidential race. <text:line-break/><text:line-break/>With the commutation coming just days before Obama leaves office, any decision on whether to charge or seek to extradite Assange will now fall to the Trump administration. <text:line-break/><text:line-break/>In a statement Tuesday, a lawyer for Assange did not address whether Assange intended to come to the U.S. <text:line-break/><text:line-break/>"For many months, I have asked the DOJ to clarify Mr. Assange's status. I hope it will soon," Assange's lawyer, Barry Pollack, said in the statement. "The Department of Justice should not pursue any charges against Mr. Assange based on his publication of truthful information and should close its criminal investigation of him immediately." <text:line-break/><text:line-break/>Another Assange lawyer, Melinda Taylor, suggested he wouldn't go back on his word. "Everything that he has said he's standing by," she said in a brief telephone conversation with The Associated Press.</text:p>
      <text:p text:style-name="P1"><text:span text:style-name="T1">陳真</text:span><text:s/>  |  2017.01.15 17:21   |   <text:a xlink:type="simple" xlink:href="http://palinfo.habago.org/Entry?Command=Information_PrintForum&amp;iPage=199#FORUM35267"><text:span text:style-name="T2">#</text:span></text:a></text:p>
      <text:p text:style-name="P5">再抄幾段給大家看，殷太太說，殷海光愛買書，錢全花在書本上。<text:span text:style-name="T3"> <text:line-break/><text:line-break/>"</text:span>遇到枯水期，頗影響家庭經濟。有時我不免勸他少買一點，假如正逢他身上沒錢時，他會更徹底地說：<text:span text:style-name="T3">'</text:span>我下次一定不買書了。你看，愛因斯坦的書架上，歪歪倒倒五、六本書，要那麼多書幹嘛？<text:span text:style-name="T3">'</text:span>，但是一到手邊寬裕時，又會上街買一大堆回來。<text:span text:style-name="T3">" <text:line-break/><text:line-break/></text:span>至於打電話那一段，我決定發揮一分鐘打一百個字的世界金氏記錄打給各位看好了。殷太太說：<text:span text:style-name="T3"> <text:line-break/><text:line-break/>"</text:span>海光怕打電話，一生最多打過四次電話。平時皆由我代他打給友人。有一次我鼓勵他練習一下，我陪他到一處有電話的地方<text:span text:style-name="T3">(</text:span>一家藥房<text:span text:style-name="T3">)</text:span>，我將號碼撥好，聽見對方有人聲，馬上遞給他。海光緊握話筒，緊張得幾乎聽不見對方的聲音，慢慢額頭冒出冷汗，打完後好似快昏倒的樣子，我趕忙抓住他的手，哎唷，好冰啊！<text:span text:style-name="T3"> <text:line-break/><text:line-break/></text:span>這次他生病住在台大醫院，有一天打電話到我工作處，開口就說，<text:span text:style-name="T3">'Mrs </text:span>殷，為聽從妳的命令，練習打電話給妳。現在有四點報告：一，什麼什麼<text:span text:style-name="T3">...</text:span>二，什麼什麼<text:span text:style-name="T3">...</text:span>報告完畢。成績如何？不錯吧？<text:span text:style-name="T3">' </text:span>他的聲音聽起來很輕鬆愉快。<text:span text:style-name="T3">'</text:span>不錯不錯，給你打九十分<text:span text:style-name="T3">'</text:span>，我笑著回答。這是他生平第一次打電話給我，但也是最後一次了。<text:span text:style-name="T3">" </text:span></text:p>
      <text:p text:style-name="P1"><text:span text:style-name="T1">陳真</text:span><text:s/>  |  2017.01.15 16:26   |   <text:a xlink:type="simple" xlink:href="http://palinfo.habago.org/Entry?Command=Information_PrintForum&amp;iPage=199#FORUM35266"><text:span text:style-name="T2">#</text:span></text:a></text:p>
      <text:p text:style-name="P3">耶<text:span text:style-name="T3">! </text:span>中獎！</text:p>
      <text:p text:style-name="P1"><text:span text:style-name="T1">阿遠</text:span><text:s/>  |  2017.01.15 16:19   |   <text:a xlink:type="simple" xlink:href="http://palinfo.habago.org/Entry?Command=Information_PrintForum&amp;iPage=199#FORUM35265"><text:span text:style-name="T2">#</text:span></text:a></text:p>
      <text:p text:style-name="P5">我想要這本書。<text:span text:style-name="T3"> <text:line-break/><text:line-break/></text:span>阿遠</text:p>
      <text:p text:style-name="P1"><text:span text:style-name="T1">陳真</text:span><text:s/>  |  2017.01.15 15:55   |   <text:a xlink:type="simple" xlink:href="http://palinfo.habago.org/Entry?Command=Information_PrintForum&amp;iPage=199#FORUM35264"><text:span text:style-name="T2">#</text:span></text:a></text:p>
      <text:p text:style-name="P3">我有兩本<text:span text:style-name="T3"><text:s/>"</text:span>殷海光先生紀念集<text:span text:style-name="T3">: </text:span>中國自由主義的領港人<text:span text:style-name="T3">"</text:span>，其中一本想送人，想要的請留言，第一個留言者優先。<text:span text:style-name="T3"> <text:line-break/><text:line-break/></text:span>得標者，請你再私下寫<text:span text:style-name="T3"><text:s/>email (emirchen@gmail.com) </text:span>跟我說要寄到哪，住海外的也行，免費的。或是這個周六<text:span text:style-name="T3">(1/21)</text:span>靜站時再來現場跟我拿也行；如果你住高雄市內，約個地方當面交給你也可以。當然，書拿來最重要就是要讀，真的想要的人才舉手。<text:span text:style-name="T3"> <text:line-break/><text:line-break/></text:span>這書出版於<text:span text:style-name="T3">1981</text:span>年，我是<text:span text:style-name="T3">1983</text:span>年買來看的，內頁還有我註明的閱讀日期：<text:span text:style-name="T3">1983</text:span>年<text:span text:style-name="T3">8</text:span>月<text:span text:style-name="T3">18</text:span>日，彷如昨日，一轉眼就<text:span text:style-name="T3">34</text:span>個年頭了。<text:span text:style-name="T3"> <text:line-break/><text:line-break/></text:span>因為這書被我翻得有點髒，怕解體，所以我當時又買了一本，只稍微畫了一兩個重點，書況還很新。新的這本想送人。我知道東西就跟人一樣，遲早得跟它說再見，與其死後成為無人要的廢棄物，不如趁著生前多少給它找個或許能夠善待它的歸宿。因此，如果你讀了不喜歡，麻煩就再給它找個新主人。<text:span text:style-name="T3"> <text:line-break/><text:line-break/></text:span>書籍、文物等等這類東西具有公眾價值，要找個養父母比較容易，若是純私人物品，即便在我眼裏乃無價之寶，只怕有一天也只會隨垃圾車離去，永久消失在這世上。我改變不了這個宿命，心裏對這些不會講話的小東西充滿難言的痛苦，但我知道這就是命；一個人或一個東西，總會有個屬於它的起落，一朝升起一朝落，而我能照顧的，也就這麼一小段時光的緣份了。<text:span text:style-name="T3"> <text:line-break/><text:line-break/></text:span>殷海光紀念集是他死後一些師生友人為他寫的紀念文字，於今觀之，沒什麼可觀性，只是在那個同樣灰濛濛冷冰冰的年代，它總是帶來一些顏色、熱度與光亮。<text:span text:style-name="T3"> <text:line-break/><text:line-break/></text:span>之前說我要不定時摘錄阿桑吉的自傳給大家看，但我書讀完了，發現它的翻譯不是普通的爛，所以除非能買到英文版，否則我就不摘了，以免以訛傳訛，也不知道它究竟翻譯得多離譜。<text:span text:style-name="T3"> <text:line-break/><text:line-break/></text:span>殷海光過去是黨外的祖師爺，後來卻慢慢淡化，改成蔣渭水出場，捧成台灣國父。裏頭心機，各位可想而知。殷海光雖然反共反國民黨，但他口口聲聲仍是<text:span text:style-name="T3"><text:s/>"</text:span>苦難中國<text:span text:style-name="T3">"</text:span>，加上純粹來自大陸的外省人血統，自然不宜當台灣國國父，因此莫名其妙捧出個蔣渭水，捧出個鄭南榕。我不是說他們不好，而只是說政治上要捧誰貶誰淡化誰或給誰濃妝豔抹或抹個大黑臉，全然是人為的，根據政治需要去建構乃至瞎掰而成。<text:span text:style-name="T3"> <text:line-break/><text:line-break/></text:span>假若鄭南榕是國父，那麼。殷海光就是國祖了。你知道嗎？殷死於<text:span text:style-name="T3">1969</text:span>年，那一年鄭南榕<text:span text:style-name="T3"><text:s/>22</text:span>歲，聽聞死訊，痛哭一場一路哭回家，如喪考妣。那時候我才<text:span text:style-name="T3">6</text:span>歲，所以不干我的事。<text:span text:style-name="T3"> <text:line-break/><text:line-break/></text:span>這書裏說，殷海光臨終前如此說道：<text:span text:style-name="T3"> <text:line-break/><text:line-break/>"</text:span>我活不成了<text:span text:style-name="T3">...</text:span>其實，對於死這件事，我老早就想透了，看淡了，我的潛意識裏沒有一點兒恐懼感，只是我死得不甘心<text:span text:style-name="T3">...</text:span>對於苦難中國，我沒有個交待。<text:span text:style-name="T3">" <text:line-break/><text:line-break/></text:span>另外，他還曾說道：<text:span text:style-name="T3"> <text:line-break/><text:line-break/>"</text:span>我最大特質就是否定自己，我覺得以前寫的東西都沒有什麼內容，僅是我心路歷程中的一些語錄。生命是不斷奮進的過程，一個知識份子更應如此。<text:span text:style-name="T3">" <text:line-break/><text:line-break/>"</text:span>文藝復興後<text:span text:style-name="T3">...</text:span>所成就的乃是物欲文明<text:span text:style-name="T3">...</text:span>給人直接的便利，表面極其繁華，但內層卻是淒涼、徬惶、失落的，暖氣室裏住的盡是一個個冷冰冰的人。<text:span text:style-name="T3">" <text:line-break/><text:line-break/>"</text:span>許多講中國文化的人，極力在中國文化裏附會些科學，這實際把科學的份量估計得過重<text:span text:style-name="T3">...</text:span>其實中國文化即使沒有科學，並無損於它的價值。<text:span text:style-name="T3">" <text:line-break/><text:line-break/></text:span>還有很多啦，就摘錄這些。殷海光最後的遺言是這樣：<text:span text:style-name="T3"> <text:line-break/><text:line-break/>"</text:span>我肯定了理性、自由、民主、仁愛的積極價值<text:span text:style-name="T3">--</text:span>而且我更相信，這是人類生存的永恆價值。但是，我近來更痛切地感到，任何好的有關人的學說和制度，包括自由民主在內，如果沒有道德理想作原動力，如果不受倫理規範的制約，都會被利用的，都是非常危險的，都可以變成它的反面。<text:span text:style-name="T3">" <text:line-break/><text:line-break/></text:span>一樣是邏輯，一樣談羅素，我對殷海光在哲學上的許多看法南轅北轍，但對於對這樣一個人，我由衷尊敬。他常感嘆不被人了解。他說自己是個<text:span text:style-name="T3"><text:s/>"</text:span>頭腦複雜而心思單純的人<text:span text:style-name="T3">" (</text:span>很多人似乎剛好相反，頭腦簡單到爆，心思卻很複雜<text:span text:style-name="T3">)</text:span>。他認為，濁世滔滔，人得學會一種<text:span text:style-name="T3"><text:s/>"</text:span>隔離的智慧<text:span text:style-name="T3">"</text:span>，讓自己和喧囂塵世隔離開來。他的許多感嘆，於我心有戚戚焉。殷的朋友說他的孤獨帶有一種<text:span text:style-name="T3"><text:s/>"</text:span>被迫<text:span text:style-name="T3">" </text:span>孤獨的成份，因為沒有人願意理解他。其實，在我看來，殷海光這人直腸子，好惡分明，應該很好理解。而我呢，應該就更容易理解了，理解我就跟理解一隻流浪狗恐怕沒兩樣。<text:span text:style-name="T3"> <text:line-break/><text:line-break/></text:span>整本書我最喜歡殷太太寫的那一篇，叫<text:span text:style-name="T3"><text:s/>"</text:span>永不能忘的日子<text:span text:style-name="T3">"</text:span>。她說：<text:span text:style-name="T3"> <text:line-break/><text:line-break/>"</text:span>殷海光一生受盡折磨，但是，正因為這些苦難，磨鍊成他不屈不撓、不怕困苦的性格。<text:span text:style-name="T3">...</text:span>事實上，我對丈夫的思想一點也不懂。結婚後，純粹做個家庭主婦，對海光喜歡吃的菜，喜歡吃的點心，那就有研究得多了。<text:span text:style-name="T3">" <text:line-break/><text:line-break/></text:span>其中，殷太太講了幾段殷海光的生活特色，我最喜歡<text:span text:style-name="T3"><text:s/>"</text:span>打電話<text:span text:style-name="T3">" </text:span>那一段，文字很長，我就不打出來了。各位知道嗎？殷海光連打電話也不會嗎，一生只打過四次；每次打都很緊張，打到兩手冰冷。還好他死了，要不然這年頭連視訊都有，豈不是要給科技嚇死了。<text:span text:style-name="T3"> <text:line-break/><text:line-break/></text:span>殷太太說，殷海光常對他女兒說：<text:span text:style-name="T3">"</text:span>爸爸以後把書全送給你，這是爸爸唯一的財產<text:span text:style-name="T3">"</text:span>。殷太太說，殷海光<text:span text:style-name="T3"><text:s/>"</text:span>對他的書有許多禁忌，例如書架上絕不能放食物、茶杯及抹布<text:span text:style-name="T3">"</text:span>。有一次，殷海光買了一本亞里斯多德的書，一邊教站在一旁的女兒唸出<text:span text:style-name="T3"><text:s/>Aristotle (</text:span>亞里斯多德<text:span text:style-name="T3">)</text:span>的發音，他女兒正在換牙，沒有大門牙，唸到<text:span text:style-name="T3"><text:s/>totle </text:span>時，噴出一些口水在書上，殷海光立即大驚失色，緊張大叫：<text:span text:style-name="T3">"</text:span>哎唷，哎唷<text:span text:style-name="T3">"</text:span>，急忙掏出手帕擦了又擦。<text:span text:style-name="T3"> <text:line-break/><text:line-break/></text:span>就連臨終重病時，有人送他書，送來病床邊，就放在他的枕頭旁。殷太太說：<text:span text:style-name="T3">"</text:span>每次我拿他的書時，他總是提心吊膽地注視著我的動作，一面說：<text:span text:style-name="T3">'</text:span>秀氣一點好不好<text:span text:style-name="T3">'</text:span>。<text:span text:style-name="T3">" <text:line-break/><text:line-break/></text:span>對此我也頗有同感。平常我家是絕不讓人進來的。之前在劍橋時，倒是常有訪客，畢竟同為天涯淪落人，我也不好說什麼，於是往往攔也攔不住一堆人就來家裏了，我最害怕的事就是怕客人動我的書，我的電影<text:span text:style-name="T3">DVD, </text:span>我的音樂<text:span text:style-name="T3">CD, </text:span>還有絕不要動我的電腦。但我知道一般人都會以為來到公共圖書館，看到什麼就想借想摸想看，這是絕對不行的，犯法的，要槍斃的，逼得我只好在大門入口寫下天條，表明屋內一切書籍和電影及音樂禁止碰觸，更不用說借了。<text:span text:style-name="T3"> <text:line-break/><text:line-break/></text:span>其實，我是希望訪客最好連眼睛也閉上，連看也最好不要看。你可以目光看著廚房，看著電視，看著地上的鞋子，看著廁所，看著椅子和沙發，看啥都行，但不要看我的書，不要看我的音樂和電影及電腦和筆記、講義等等等，彷彿被人看一下都會使我覺得心痛似的。<text:span text:style-name="T3"> <text:line-break/><text:line-break/></text:span>念大學時，因為是黨外，頭四年完全沒有朋友，沒有一個同學會理我，大家視我為狼心狗肺青面獠牙，於是，負責監視我的言行的教官，反倒成為我校園中唯一的談話對象。有個教官，我覺得他身在曹營心在漢，不知道是不是因為監視我監視久了，反倒被我的文章給洗腦了。他常問我一些事，例如柏楊、例如殷海光，例如李敖，談話中，我常能感覺出他的某種不便表明的認同感。有一回，他還小聲地對我說，他女兒剛念高中，常把我寫在報紙上的文章剪下來貼在簿子上保存。在那個年頭，講這些話是需要很大勇氣的。<text:span text:style-name="T3"> <text:line-break/><text:line-break/></text:span>有一次，他又問起我殷海光，問我受他什麼影響，我說我沒受他影響，我只是尊敬他的為人。基本上，我是不相信什麼思想的，我只相信人；人對了，就什麼都對。他要我多說，我說有關為人這種事，如人飲水，冷暖自知，沒什麼好說。不過，我還是當場背了一段聖經上的話給他。新約哥林多後書第六章第十節寫道：<text:span text:style-name="T3"> <text:line-break/><text:line-break/>"</text:span>似乎憂愁，卻是常常快樂的。似乎貧窮，卻是叫許多人富足的。似乎一無所有，卻是樣樣都有的。<text:span text:style-name="T3">" <text:line-break/><text:line-break/></text:span>這段經文，就出現在殷太太那篇<text:span text:style-name="T3"><text:s/>"</text:span>永不能忘的日子<text:span text:style-name="T3">" </text:span>的結尾，殷太太說：<text:span text:style-name="T3">"</text:span>我想，這句經句，正是描寫海光和我共同度過的這段永不能忘的日子。<text:span text:style-name="T3">"</text:span></text:p>
      <text:p text:style-name="P1"><text:span text:style-name="T1">鄭豐遠</text:span><text:s/>  |  2017.01.14 14:15   |   <text:a xlink:type="simple" xlink:href="http://palinfo.habago.org/Entry?Command=Information_PrintForum&amp;iPage=199#FORUM35263"><text:span text:style-name="T2">#</text:span></text:a></text:p>
      <text:p text:style-name="P5">相比天與地，人確實只是毫不起眼的轉瞬，連是否能稱得上存在，恐怕都很難說。白晝看似漫長，但黑夜其實來得很快。恆久或許只是一種錯覺，倏忽才是一切的真實樣貌。人的一生爭先恐後，彷彿時間真是個能賽跑的對象似的，但在光陰面前，慢的與快的其實也沒甚分別，生命這東西無分先後，終歸要同流匯聚到一個點上。在一個無盡的樂章裡，幾個音符擠在同一個位置，音高有別，但發出的聲響卻成了一個和弦，不再區分彼此，說不上誰重要誰不重要了。<text:span text:style-name="T3"> <text:line-break/><text:line-break/></text:span>來澳洲七個多月，我對這社會的藝術素養真的是感到十分驚訝，這個社會的組成份子普遍友善、誠信、單純，但這樣的一種心智狀態未免也太<text:span text:style-name="T3">”</text:span>年輕<text:span text:style-name="T3">”</text:span>了一點，彷彿藍天白雲是就是這世界的全貌似的。活在這樣一種社會確實是輕鬆和愉悅<text:span text:style-name="T3"><text:s/>(</text:span>如果你有錢的話<text:span text:style-name="T3">)</text:span>，但它似乎就是少了些什麼。<text:span text:style-name="T3"> <text:line-break/><text:line-break/></text:span>在我看，一個人除了生理年齡，也有所謂藝術年齡，所謂的藝術素養是一種蒼老和滄桑的象徵。藝術素養並不是說一定要會琴棋書畫，它更多表現在所謂鑑賞能力上。當然，這指的是一般人，是你我凡夫俗子。至於那些受到上天眷顧的人，他們本身就一首曲子，一幅畫。聰愚賢昧這些評價標準並不適用他們，他們才是被上天揀選來評價我們的，就像一個個天使那樣。他不同於你我，而你我的差別就在於誰更有能力辨識、欣賞或是臨摹出他們的樣貌。<text:span text:style-name="T3"> <text:line-break/><text:line-break/></text:span>我大概是屬於那種藝術能力發育十分遲緩的，和數學能力一樣，經常有種自己到底是不是智障的咒罵在腦裡出現。饒是如此，上天卻也沒有完全放棄我，依然給了我一份若隱若現的能力，或許其實連能力都稱不上，而是一種渴望，渴望能貼近這些屬於真的善的美的人事物。<text:span text:style-name="T3"> <text:line-break/><text:line-break/></text:span>小時候就喜歡音樂，但卻很少聽古典音樂，對於年少的心靈來說，這些東西似乎沒什麼意思，完全不知道在彈什麼。長大成人後，也不知從哪一刻開始，古典音樂卻成了我重要的精神食糧，但從極度缺乏欣賞能力到吸食鴨片般的需求和依賴，原因並不是我的心靈或品味變高貴了，而是我懂了什麼是快樂和痛苦，什麼是悲歡和離合，而這些所謂的古代的音樂，不知為什麼便成了我自慰，我是說自我安慰的來源。<text:span text:style-name="T3"> <text:line-break/><text:line-break/></text:span>我經常想，為什麼一個活在三百年前的人，會創作出那樣一種音樂，能讓三百年後的一個人心裡產生如此強烈的共鳴<text:span text:style-name="T3">? </text:span>他當時心裡究竟有些什麼<text:span text:style-name="T3">? </text:span>三百年前，世界人口還不到現在的七分之一，人們不像我們，時時擔憂世界大戰、恐怖攻擊、帝國主義、環境汙染、貨幣崩盤，但他們卻能輕易被天災、疾病、宗教和政治給奪去生命，平均年齡遠較現在為低。看一些音樂家的傳紀，真的是一個死亡率極高的時代，一窩七兄弟，往往得死上四五個，剩下的才能活下來。活著也不保證能善終，老時聾的聾<text:span text:style-name="T3"><text:s/>(</text:span>很會背書的貝多芬<text:span text:style-name="T3">)</text:span>，瞎的瞎<text:span text:style-name="T3"><text:s/>(</text:span>和哈巴狗一點關係也沒有的巴哈<text:span text:style-name="T3">)</text:span>，更不要說一身是病的莫札特了。<text:span text:style-name="T3"> <text:line-break/><text:line-break/></text:span>這是不是說，人不管活在什麼時代，我們依然要面對那些相同的困擾、悲痛和疑惑<text:span text:style-name="T3">? </text:span>巴哈雖然和哈巴狗沒關係，可是據說哈巴狗電台私下也常點播巴哈。<text:span text:style-name="T3"> <text:line-break/><text:line-break/></text:span>和多數人一樣，我也渴望陽光，希望迎向極積開朗的人生，但不知從什麼時候開始，生活在我身上埋下了陰鬱的種子，所有的調子都成了小調，最美的歌都是悲歌，內心傳唱的總是那些古老而晦暗的旋律。說起來這究竟是一種賞賜還是一種懲罰我也說不清楚了。<text:span text:style-name="T3"> <text:line-break/><text:line-break/></text:span>巴哈的師公帕海貝爾<text:span text:style-name="T3"><text:s/>(</text:span>卡農的作者<text:span text:style-name="T3">) </text:span>的作品，彈琴的是烏克蘭手風琴家<text:span text:style-name="T3"><text:s/>Alexander Hrustevich: <text:line-break/>https://www.youtube.com/watch?v=FZ9MHP5Ulhw <text:line-break/><text:line-break/></text:span>巴哈本人的作品，彈琴的是俄羅斯手風琴家<text:span text:style-name="T3"><text:s/>Friedrich Lips: <text:line-break/>https://www.youtube.com/watch?v=ByVHiJt6G2c <text:line-break/><text:line-break/></text:span>巴哈的徒孫<text:span text:style-name="T3"><text:s/>Oskar Lindberg </text:span>的作品，彈琴的是瑞典手風琴家<text:span text:style-name="T3"><text:s/>Daniel Andersson: <text:line-break/>https://www.youtube.com/watch?v=Efr1ZJmxbcw <text:line-break/><text:line-break/></text:span>後面這一首，可以說就是屬於我的悲歌了，將來有一天我死了，如果還有人活著，麻煩在喪禮上播放，相信在那一刻我終於將能貼近你的心，不再遙遠。</text:p>
      <text:p text:style-name="P1"><text:span text:style-name="T1">效禹</text:span><text:s/>  |  2017.01.14 12:54   |   <text:a xlink:type="simple" xlink:href="http://palinfo.habago.org/Entry?Command=Information_PrintForum&amp;iPage=199#FORUM35262"><text:span text:style-name="T2">#</text:span></text:a></text:p>
      <text:p text:style-name="P3">香港<text:span text:style-name="T3"><text:s/></text:span>明報新聞網<text:span text:style-name="T3"><text:s/>2016</text:span>年<text:span text:style-name="T3">12</text:span>月<text:span text:style-name="T3">18</text:span>日<text:span text:style-name="T3"><text:s/></text:span>星期日<text:span text:style-name="T3"> <text:line-break/><text:line-break/></text:span>周日話題﹕敘利亞傳媒戰<text:span text:style-name="T3"><text:s/></text:span>遠離初心<text:span text:style-name="T3"><text:s/></text:span>太過狠心<text:span text:style-name="T3"> <text:line-break/></text:span>節錄：<text:span text:style-name="T3"> <text:line-break/></text:span>記得一位法國前部長<text:span text:style-name="T3">Roland Dumas</text:span>在接受法國電視台<text:span text:style-name="T3">LCP</text:span>訪問時，他這樣說：「敘利亞戰爭發生前兩年，我到英國公幹，與一些英國高級官員會面，他們告訴我，他們正在敘利亞進行一個計劃<text:span text:style-name="T3">……</text:span>英國準備武助敘利亞反對派進攻敘利亞。雖然我已從外交部卸任，但他們還是問我有否興趣參與。我回答，我是法國人，沒興趣。」<text:span text:style-name="T3"> <text:line-break/>Dumas</text:span>只是強調他是法國人，並不表示法國沒參與。不過，他請我們注意，阿薩德政權的反以色列立場，是非常強硬和明顯的。而他透露，以色列前總理曾向他表示，以色列會嘗試與鄰居相處，但凡不同意他們者必須遭摧毁。<text:span text:style-name="T3"> <text:line-break/></text:span>由此可見，儘管阿薩德有多少缺失，可是今場戰爭是一個預謀，不是為民主自由而開打的，卻令百萬計敘利亞人賠上生命。<text:span text:style-name="T3"> <text:line-break/></text:span>全文連結：<text:span text:style-name="T3">http://news.mingpao.com/pns/dailynews/web_tc/article/20161218/s00005/1481997088647 <text:line-break/><text:line-break/></text:span>什麼人訪問什麼人﹕<text:span text:style-name="T3">Ali</text:span>的阿勒頗<text:span text:style-name="T3"><text:s/></text:span>歡樂的爆炸<text:span text:style-name="T3"><text:s/></text:span>是聖誕煙火<text:span text:style-name="T3"> <text:line-break/></text:span>節錄：<text:span text:style-name="T3"> <text:line-break/>Ali</text:span>認為傳媒有份推波助瀾：「阿拉伯世界的主要媒體都由卡塔爾跟沙特王室擁有，他們宣揚宗教意識，妖魔化現任總統，催生了<text:span text:style-name="T3">Al-Nusra Front</text:span>（征服沙姆陣線）等以宗教為號召的組織。這些組織其實受他們資助，對教育程度低的人洗腦，這是為什麼開始出現各派武裝勢力。」有說，敘國的「內戰」其實是各國「在別人的國土打自己的戰爭」。<text:span text:style-name="T3">Ali</text:span>認為，卡塔爾跟沙特暗中支持其他武裝勢力，而俄羅斯支持敘利亞政府（俄軍自去年多次空襲反政府軍），「因為敘利亞是俄羅斯南邊輸油管的要塞，而卡塔爾跟沙特、土耳其希望阻止俄羅斯擴張，美國都是盟友。」<text:span text:style-name="T3">ISIS</text:span>則是趁火打劫來攻城掠地，「這些後起組織的意識形態，跟最初反政府軍完全不同，都是外國勢力。」<text:span text:style-name="T3"> <text:line-break/></text:span>但有傳媒報道政府軍炸毁醫院供水站，聯合國亦有報告指政府軍濫殺平民？「政府不會炸自己建的醫院。」<text:span text:style-name="T3">Twitter</text:span>流傳一名被困反政府區的女護士「遺書」，稱寧自殺下地獄，也不願被政府軍擄為性奴。<text:span text:style-name="T3">Ali</text:span>：「強姦婦女的，都是其他被宗教洗腦的武裝分子，無論政府軍或叛軍，都不會容許這些事發生。」<text:span text:style-name="T3"> <text:line-break/>Ali</text:span>說，自離開後他也不想看新聞，就算看了也不大相信，「因為不知道什麼才是真的。各間傳媒只為背後的金主、政治利益服務，若不是這些外國勢力，這場仗早就打完。就算是英國公營的<text:span text:style-name="T3">BBC</text:span>，英國跟美國、土耳其同樣是北約成員，利益一致。」<text:span text:style-name="T3"> <text:line-break/></text:span>全文連結：<text:span text:style-name="T3"> <text:line-break/>http://news.mingpao.com/pns/dailynews/web_tc/article/20161218/s00005/1481997086463</text:span></text:p>
      <text:p text:style-name="P4"/>
      <text:p text:style-name="P1"><text:span text:style-name="T1">陳真</text:span><text:s/>  |  2017.01.13 13:54   |   <text:a xlink:type="simple" xlink:href="http://palinfo.habago.org/Entry?Command=Information_PrintForum&amp;iPage=200#FORUM35261"><text:span text:style-name="T2">#</text:span></text:a></text:p>
      <text:p text:style-name="P3">難怪！難怪我登陸冥王星的時候，那上頭不平靜，一堆綠油油的冥王星生物好像在發起什麼正名運動，說什麼自己的星球自己救，還叫我滾回地球去。</text:p>
      <text:p text:style-name="P1"><text:span text:style-name="T1">李念淨</text:span><text:s/>  |  2017.01.13 10:07   |   <text:a xlink:type="simple" xlink:href="http://palinfo.habago.org/Entry?Command=Information_PrintForum&amp;iPage=200#FORUM35260"><text:span text:style-name="T2">#</text:span></text:a></text:p>
      <text:p text:style-name="P5">陳醫師，<text:span text:style-name="T3">06</text:span>年<text:span text:style-name="T3">IAU</text:span>就把冥王星開除了，只有八大行星（因為修改了行星定義）另外地球也是行星之一</text:p>
      <text:p text:style-name="P1">J. Z.   |  2017.01.13 06:27   |   <text:a xlink:type="simple" xlink:href="http://palinfo.habago.org/Entry?Command=Information_PrintForum&amp;iPage=200#FORUM35259"><text:span text:style-name="T2">#</text:span></text:a></text:p>
      <text:p text:style-name="P6"><text:span text:style-name="T1">這年頭連殺人都講環保了</text:span>??!! <text:span text:style-name="T1">到底這些人可以噁心到什麼地步</text:span>... <text:line-break/><text:line-break/>http://www.iflscience.com/environment/us-army-design-biodegradable-plantgrowing-bullets/</text:p>
      <text:p text:style-name="P1"><text:span text:style-name="T1">陳真</text:span><text:s/>  |  2017.01.12 22:49   |   <text:a xlink:type="simple" xlink:href="http://palinfo.habago.org/Entry?Command=Information_PrintForum&amp;iPage=200#FORUM35258"><text:span text:style-name="T2">#</text:span></text:a></text:p>
      <text:p text:style-name="P5">在這個一面倒、綠油油的年頭，只要稍微敢持不同意見者，往往就會讓人驚為天人，比方說新黨就有幾個還不錯的年輕一代，例如王炳忠等人。但是，即便是這樣一個敢於高舉藍旗涉入政治的年輕人，對於基本歷史的理解依然荒腔走板，似乎都還是建立在時下純屬虛構的這套民進黨神話之上。我常納悶，不過才二、三十年前的事，大家都還活在，難道理解它有那麼難嗎？<text:span text:style-name="T3"> <text:line-break/><text:line-break/></text:span>比方說，在我前幾篇留言中，講到說請大家用眼睛去看某個咱們的<text:span text:style-name="T3"><text:s/>"</text:span>代表<text:span text:style-name="T3">" </text:span>鍾嶼晨<text:span text:style-name="T3"><text:s/>(</text:span>鍾承芳<text:span text:style-name="T3">) </text:span>小姐，我看到該報導旁邊還有這樣一篇報導如下：<text:span text:style-name="T3"> <text:line-break/><text:line-break/>------------------------- <text:line-break/></text:span>王炳忠談鍾嶼晨事件：直擊新舊台獨東窗計<text:span text:style-name="T3"> <text:line-break/><text:line-break/>http://blog.sina.com.cn/s/blog_6013184e0102wi13.html <text:line-break/><text:line-break/></text:span>原載新浪博客<text:span text:style-name="T3"> <text:line-break/><text:line-break/></text:span>本名鍾承芳的鍾嶼晨在大陸網路圈紅了，她最早被關注的源頭，是因為她在臉書上公開說要「找可以一起去廈門賺爆支那人的錢來為台獨努力的合作夥伴<text:span text:style-name="T3">……</text:span>可以陪我在那種地方幹幹叫」，而且還自己補充說「然後要跟我們合作的是廈門市政府國營企業，希望他們不會翻牆看我<text:span text:style-name="T3">FB</text:span>」。<text:span text:style-name="T3"> <text:line-break/><text:line-break/></text:span>過去走過戒嚴時代的「老台獨」，和現在鍾嶼晨等太陽花、反課綱的無數「小台獨」也有共同點，那就是以中國國民黨及中華民國為敵。諸如鍾嶼晨臉書所寫「中華民國不過是個戰敗逃來台灣並殘殺了一堆人民的殖民流亡政府」，以及反課綱學生在教育部前鋪開的巨幅標語「中華民國滾回中國」，都是繼承老台獨要「推翻中華民國」的證明。（整天在立法院前擺攤，高掛「終結中華民國殖民體制」布條的公投盟蔡丁貴，就是他們尊崇效法的老台獨。）<text:span text:style-name="T3"> <text:line-break/><text:line-break/>----------------------- <text:line-break/></text:span>我並沒有要談論什麼蔡丁貴，因為絲毫不值得議論。我只是要說，當一大群無恥人士，藉著各種無恥操弄，竄改歷史，剽竊掠奪眾人的犧牲成果，轉換為個人權位與暴利時，你怎麼會笨到去相信這群沒有一句話可信的詐騙集團所瞎掰的鬼話呢？比方說蔡丁貴，媽的，他怎麼會成為什麼<text:span text:style-name="T3"><text:s/>"</text:span>老台獨<text:span text:style-name="T3">"</text:span>？而且還說是什麼<text:span text:style-name="T3"><text:s/>"</text:span>戒嚴時代的老台獨<text:span text:style-name="T3">" </text:span>，太荒唐了吧。他若是老台獨，那我就是第一個登陸九大行星的太空人了。太荒唐了。不要說台獨，就連黨外或反對運動中也根本從來就不曾有這樣一個人的存在。<text:span text:style-name="T3"> <text:line-break/><text:line-break/></text:span>蔡丁貴是美國籍，是直到阿扁登基、綠營的勢力如日中天時，才突然跳出來成為喊打喊殺的台獨急先鋒。這樣一種<text:span text:style-name="T3"><text:s/>"</text:span>台獨<text:span text:style-name="T3">"</text:span>，不會太好笑了嗎？那就好像當四人幫飛揚跋扈權力一手遮天時，你才跳出來成為紅衛兵，對少數異己喊打喊殺，這跟當初懷抱共產主義理想或者為推翻滿清而誓死如歸的志士們，可以相提並論嗎？王炳忠的這點基本歷史認知只能打零分，不但基本事實錯誤，而且更涉及價值上的荒唐錯亂，別說當年會被砍頭的台獨沒有蔡丁貴此人，就連當年黨外圈子中也查無此人。<text:span text:style-name="T3"> <text:line-break/><text:line-break/></text:span>老台獨怎麼可能會是目前檯面上或市面上到處可見、囂張跋扈的這樣一群人呢？更不用說敢在當年全台灣<text:span text:style-name="T3">99.999 %</text:span>的人都支持統一、台獨宛若過街老鼠或等同於精神與人格異常、而且戒嚴令唯一死罪伺候下還敢在島內喊台獨的那極少數人了。我之所以敢講話大聲是因為，我也是那極少數人之一，並且為它付出慘痛代價。<text:span text:style-name="T3"> <text:line-break/><text:line-break/></text:span>你可以不認同台獨，但你不能扭曲基本事實與價值。過去的島內台獨人士根本不是那樣一種人。兩者不但不是同一種人，甚且恰好相反，品格不同，想法不同，道德意義更是完全南轅北轍。時下流行的、氣燄囂張的所謂台獨，其實跟獨立哪有什麼關連？他哪會在乎什麼獨立自主？純粹就只是美國和日本藉以反華反中、甚至不惜出賣台灣實質利益的一種走狗漢奸勢力。過去的台獨人士並不是這樣的人與思維，他反對的是倒行逆施的國民黨，或許也反對在當年同樣倒行逆施的共產黨，但他並不反華，不反中，當然更無意於充當美日走狗。<text:span text:style-name="T3"> <text:line-break/><text:line-break/></text:span>而且，老台獨當年面對島內千夫所指與恐怖政治高壓，下場往往一個比一個慘，他怎麼會是時下檯面上這樣一群吃香喝辣囂張跋扈的假台獨真走狗呢？當然，我不是說<text:span text:style-name="T3"><text:s/>"</text:span>每一個<text:span text:style-name="T3">" </text:span>老台獨都人品高潔視死如歸，而是說，普遍來講，在那樣一種<text:span text:style-name="T3"><text:s/>"</text:span>主張台獨者死<text:span text:style-name="T3">" </text:span>的年代，還敢以一己青春與性命主張台獨者，基本上就不會是什麼貪婪猥瑣之徒，當然也不可能還有什麼能力去糟蹋異己；他自己都已經是過街老鼠人人喊打了，還能糟蹋誰？<text:span text:style-name="T3"><text:line-break/><text:line-break/></text:span>但是，請你告訴我，目前市面上各行各界哪個人會說或敢說自己不是台獨？而且，越是菁英圈例如學界、醫界，越是喜歡胡扯，往往竄改個人歷史，紛紛把自己都說成<text:span text:style-name="T3"><text:s/>"</text:span>當年就是台獨<text:span text:style-name="T3">"</text:span>，這根本就是一派謊言。<text:span text:style-name="T3"> <text:line-break/><text:line-break/></text:span>老台獨就那小貓兩三隻。就算是阿扁，也不是老台獨。大約<text:span text:style-name="T3">1990</text:span>年左右，台灣政治高壓已大幅減輕、參與政治已無危險之際，你知道嗎？阿扁連選個立委都還抱著三不原則。哪三不？<text:span text:style-name="T3">"</text:span>不談台獨，不碰蔣家，不打軍方。<text:span text:style-name="T3">" </text:span>為的是什麼呢？當然就是為了選票最大化，企圖營造一種溫馨形象。後來，<text:span text:style-name="T3">1994</text:span>年選台北市長也一樣，絕口不提台獨，所謂<text:span text:style-name="T3"><text:s/>"</text:span>有夢最美，希望相隨<text:span text:style-name="T3">"</text:span>，打出來的海報照片全都是憨厚溫馨和樂的笑容，講起話來好溫馨好溫柔哦。一直到他當上了皇帝，才開始進一步結合李登輝的黑金勢力，以阿扁自己所說的<text:span text:style-name="T3"><text:s/>"</text:span>美國在台軍政府執行長<text:span text:style-name="T3">" </text:span>的身份，壟斷媒體，大炒台獨；台獨才慢慢變成當今這樣一種事實上與台獨無關、純粹以反中反華為基本內涵的美日走狗勢力。<text:span text:style-name="T3"> <text:line-break/><text:line-break/></text:span>就連阿扁也不是什麼老台獨，更不用說綠營當今檯面上這群向來窩囊猥瑣貪婪無度的投機政客。那麼，老台獨是哪些人呢？比方說高雄的戴振耀，坐穿牢底的楊金海和楊雅雲父女，特別是突破台獨禁忌的江蓋世，以及差點用一堆汽油彈、打算犧牲自我幾條性命抵抗國民黨圍捕的陳婉真及其所屬的<text:span text:style-name="T3"><text:s/>"</text:span>台建<text:span text:style-name="T3">" (</text:span>台灣建國組織<text:span text:style-name="T3">)</text:span>，另外還有同樣幾次坐穿牢底的許曹德和蔡有全及黃華，自焚而死的鄭南榕和詹益樺，還有劉峰松和翁金珠賢伉儷<text:span text:style-name="T3">...</text:span>等等。我講的是島內台獨，至於島外的台獨勢力那就有點複雜了，略過不表，但也絕非時下這群囂張跋扈的窩囊猥瑣之徒。<text:span text:style-name="T3"> <text:line-break/><text:line-break/></text:span>很重要的一點是：老台獨確實希望台灣能獨立自主發展，而不須聽命於大陸，但他對於大陸從來不曾具有時下流行的那樣一種敵意，更不會反中反華，不會抹黑大陸人或挑起族群仇恨來撈取個人權位與利益。你看，舊國民黨時期，國民黨整天宣傳說共匪多可怕啊，<text:span text:style-name="T3">"</text:span>共匪謀我日亟，陰謀犯台<text:span text:style-name="T3">" </text:span>啊，<text:span text:style-name="T3">"</text:span>小心匪諜就在你身邊<text:span text:style-name="T3">" </text:span>啊，黨外是完全不認同這種論調的，反而對中共或同文同種的中華文化與大陸同胞抱持著非常高的善意和親近之心。就連主張<text:span text:style-name="T3"><text:s/>"</text:span>不提台獨只談自決<text:span text:style-name="T3">" </text:span>的謝長廷，當時還常開玩笑說，很多台灣人去國外留學或工作，遇到大陸來的女生，往往驚為天人，原來<text:span text:style-name="T3"><text:s/>"</text:span>共匪<text:span text:style-name="T3">" </text:span>長得這麼美麗可愛啊，我還以為獐頭鼠目咧。他用這樣一些笑話來反駁國民黨長年以來對於<text:span text:style-name="T3"><text:s/>"</text:span>共匪<text:span text:style-name="T3">" </text:span>的抹黑。<text:span text:style-name="T3"> <text:line-break/><text:line-break/></text:span>當年的台獨，很像兄弟分家的概念；想分家，並不是因為仇視兄弟，而只是認為自己弄成一個家或許會比較好經營；一旦面對外敵，兄弟基本上還是站在一起共同打擊敵人的。把所謂老台獨和時下這群美日走狗漢奸集團相提並論是完全錯誤的，極其扭曲的，那就好像把貪污腐敗黑道興盛的國民黨李登輝政權視為拋頭顱灑熱血的興中會或同盟會或比方說林覺民、秋瑾等人那般怪異而荒唐。<text:span text:style-name="T3"> <text:line-break/><text:line-break/></text:span>三十年前，我主張台獨，二十年前出了國，稍微看清了世界，慢慢轉為支持統一，但即便是今天，我依然不反台獨。我厭惡與不屑的不是貨真價實的台獨，而是滿口挑撥與抹黑、貪婪投機的美日走狗漢奸勢力，兩者不應混為一談。中共應該與之為敵的是漢奸走狗，而不是把台獨一竿子全打為敵人。我難道不能一方面挺中反美，親中打日，一方面獨立經營這塊小島？有什麼必然的理由台獨不能成為一種選項？如果大家都不反對，台灣為何不能獨立？我們不該容忍的是漢奸走狗，是那些勾結充滿邪惡血腥侵略意圖的外敵走狗，而不是台獨本身。</text:p>
      <text:p text:style-name="P1"><text:span text:style-name="T1">裕勝</text:span><text:s/>  |  2017.01.12 18:02   |   <text:a xlink:type="simple" xlink:href="http://palinfo.habago.org/Entry?Command=Information_PrintForum&amp;iPage=200#FORUM35257"><text:span text:style-name="T2">#</text:span></text:a></text:p>
      <text:p text:style-name="P3">我真覺得這個黨都是垃圾<text:span text:style-name="T3"> <text:line-break/></text:span>執政不到一年<text:span text:style-name="T3">, </text:span>把所有東西搞得烏煙瘴氣<text:span text:style-name="T3"> <text:line-break/></text:span>想要某個位置就拼命把這單位的人弄臭<text:span text:style-name="T3"> <text:line-break/></text:span>藉菜價漲要鬥總經理<text:span text:style-name="T3"> <text:line-break/></text:span>結果菜價已跌<text:span text:style-name="T3">, </text:span>反而自己搞得一例一休讓物價齊漲<text:span text:style-name="T3"> <text:line-break/></text:span>營利單位就算了<text:span text:style-name="T3"> <text:line-break/></text:span>連公益團體也搞這一套<text:span text:style-name="T3"> <text:line-break/></text:span>完全不管社會因此付出多少成本<text:span text:style-name="T3"> <text:line-break/></text:span>鬧血荒了怎麼辦<text:span text:style-name="T3">? <text:line-break/>== <text:line-break/></text:span>「我辭職血就夠嗎？」<text:span text:style-name="T3"><text:s/></text:span>葉金川自爆政院要求下台<text:span text:style-name="T3"> <text:line-break/></text:span>台灣血液基金會董事長葉金川今天下午召開記者會表示，他在行政院要求下辭職，「我辭職血就夠嗎？」、「血是紅的，不是藍的或綠的」，這跟政治無關。<text:span text:style-name="T3"> <text:line-break/></text:span>媒體昨報導台灣血液基金會遭質疑是國民黨附隨組織，該會則強調是醫療財團法人，不屬於任何政黨資產，駁斥媒體報導是「無稽之談」。<text:span text:style-name="T3"> <text:line-break/></text:span>葉金川說，昨晚跟衛福部窗口報告，血基會受到不實傳聞打擊，新聞才出來<text:span text:style-name="T3">2</text:span>天，已經掉了<text:span text:style-name="T3">1</text:span>天血液庫存，嚴重打擊<text:span text:style-name="T3">43</text:span>年來建立的捐血事業機構，呼籲衛福部趕快查，如有任何不法、不當也會全力配合政府處理。<text:span text:style-name="T3"> <text:line-break/></text:span>葉金川說，衛福部的回應竟是「行政院希望你辭職」。他表示，衛福部有<text:span text:style-name="T3">4</text:span>位官員在血液基金會擔任董事，既然如此怎麼會不懂血基會運作，而且難道「我辭職就不會缺血嗎？」<text:span text:style-name="T3"> <text:line-break/></text:span>台灣血液基金會今天表示，短短一天捐血量驟降<text:span text:style-name="T3">5000</text:span>多袋，幾乎是一天的供血量，董事長葉金川今天上午表示「受到行政院政治壓力」，下午召開記者會對外宣布辭職，未來董事長將由副董事長張上淳代理。<text:span text:style-name="T3"> <text:line-break/></text:span>葉金川在記者會中一一澄清外界質疑，強調國民黨沒有捐過一毛錢。對於媒體報導，他嘲諷說：「我希望這些媒體最好不要生病、不要用血」。<text:span text:style-name="T3"> </text:span></text:p>
      <text:p text:style-name="P1"><text:span text:style-name="T1">陳真</text:span><text:s/>  |  2017.01.12 15:41   |   <text:a xlink:type="simple" xlink:href="http://palinfo.habago.org/Entry?Command=Information_PrintForum&amp;iPage=200#FORUM35256"><text:span text:style-name="T2">#</text:span></text:a></text:p>
      <text:p text:style-name="P5">這是續之前說的對比。既然是對比，當然就是人為，只有恰當或不恰當的問題，而沒有必然因果。任何一個政權都擅長這一套。比方說戒嚴前後那段風起雲湧的街頭狂飆年代，國民黨最喜歡講這四個字：<text:span text:style-name="T3">"</text:span>社會成本<text:span text:style-name="T3">"</text:span>。不管你是什麼抗爭都一樣，主流媒體會說：<text:span text:style-name="T3">"</text:span>鄉親啊，你看看，我們付出多麼大的社會成本<text:span text:style-name="T3">"</text:span>！然後電視或記者就會把鏡頭聚焦在地上的垃圾，然後報導辛苦的清潔工為了清理群眾抗爭所留下的這些垃圾，多辛苦啊！看到沒有，掃馬路的歐巴桑已經從早上掃到中午。我們付出多麼大的社會成本。<text:span text:style-name="T3"> <text:line-break/><text:line-break/></text:span>不光是這樣，你看看，交通也打結了。鏡頭帶你來看看，你看，這位心急如焚的媽媽，孩子發高燒了，想送孩子去醫院卻被混亂的交通給塞住了。這時候就會來一個對比的大特寫，一邊是滿臉怒容的漂亮年輕媽媽以及可愛但發燒的可憐小寶貝，一邊是齜牙裂嘴吵吵鬧鬧的抗爭群眾，你看看，我們付出多麼大的社會成本。<text:span text:style-name="T3"><text:line-break/><text:line-break/></text:span>例子千千萬萬講不完啦，你以為比方說早已納入教科書的<text:span text:style-name="T3"><text:s/>"519</text:span>反戒嚴綠色行動<text:span text:style-name="T3">" </text:span>在當年是什麼偉大的人民運動嗎？當然不是，而是一群被形容為獐頭鼠目的野心份子的可恥行徑，我們這群過街老鼠，因為過不慣安定繁榮的生活，所以處心積慮想破壞大家的美好生活。<text:span text:style-name="T3"> <text:line-break/><text:line-break/></text:span>你知道嗎？當年龍山寺四周店家對我們這群企圖破壞民主與繁榮的野心陰謀份子是什麼態度嗎？當然是充滿可怕的敵意，而且，在政府與整個輿論的鼓勵下，大家都知道要爭相表態，站在主流一方，就如同什麼大腸花反服貿運動時，周遭每個人都爭相表態支持主流一方一樣。這不用講到什麼馬太效應那麼文謅謅啦，這就是台灣話講的西瓜偎大邊，吹什麼風，就舉什麼旗；人是很聰明的，很會看風向。<text:span text:style-name="T3"> <text:line-break/><text:line-break/></text:span>記得<text:span text:style-name="T3">519</text:span>反戒嚴抗爭時，當時很多店家還會在店門口掛起布條，寫說：我們要營業，我們要生活，我們不歡迎你們等等之類。打開報紙，你以為這樣的一個史上第一次的群眾抗爭，應該會有大篇幅的報導吧？你想太多了，幾乎完全消音，或是一小格方塊，一小張照片，照片中當然是盡量呈現<text:span text:style-name="T3"><text:s/>"</text:span>醜陋的陰謀暴力份子<text:span text:style-name="T3"><text:s/>vs.</text:span>善良勤勞的老百姓<text:span text:style-name="T3">" </text:span>這樣一種對比。然後，記者就會去訪問那些當天沒法做生意的店家，<text:span text:style-name="T3">"</text:span>挖掘民眾的真實心聲<text:span text:style-name="T3">"</text:span>，或是訪問任何一個路過民眾結果也一定都一樣，不外就是呈現善與惡的對比，美與醜的對比，並且附加四個字：社會成本。<text:span text:style-name="T3"> <text:line-break/><text:line-break/></text:span>我只是要說，事物的意義狀態就是這樣，可別把一些純屬人為的概念講得好像磐古開天闢地時就已自然存在那樣顛撲不破。比方說，在舊國民黨時期，你去問問周遭每一個同學，每一個學生，看看他們嘴巴裏會吐出什麼話來。政府那陣子若流行說社會成本，學生們就會像鸚鵡一樣，滿口社會成本；政府若說安定，他們就會滿口安定；政府若批判偏激，周圍每個人們嘴裏就會吐出偏激二字；宋盼仔<text:span text:style-name="T3">(</text:span>宋楚瑜<text:span text:style-name="T3">) </text:span>當權時，發明一個詞叫<text:span text:style-name="T3"><text:s/>"</text:span>走偏鋒<text:span text:style-name="T3">"</text:span>，痛罵反對者行不由徑，不循正常管道表達意見，只會<text:span text:style-name="T3"><text:s/>"</text:span>走偏鋒<text:span text:style-name="T3">"</text:span>，那陣子周圍的每個學生就會覆述<text:span text:style-name="T3"><text:s/>"</text:span>走偏鋒<text:span text:style-name="T3">" </text:span>三個字，就如同過去並沒有什麼<text:span text:style-name="T3"><text:s/>"</text:span>反黑箱<text:span text:style-name="T3">" </text:span>一詞，一旦主流政治勢力喊出這樣一個詞，你看，周圍每個學生就人人高喊反黑箱，喊得彷彿這個詞打從磐古開天就已存在那樣珍貴與天然。儘管他們的主子烏七媽黑得更徹底，而他們主子的敵人卻透明得跟水晶球一樣，他還是照樣拼命反對主子的敵人根本不存在的黑箱反個不停。<text:span text:style-name="T3"> <text:line-break/><text:line-break/></text:span>政治教會了我兩件事：<text:span text:style-name="T3"> <text:line-break/><text:line-break/></text:span>一，人的智能之低，低到難以想像，非常容易操弄，恐怕比訓練一條狗讓牠聽話還更容易許多。<text:span text:style-name="T3"> <text:line-break/><text:line-break/></text:span>二，有些人的<text:span text:style-name="T3"><text:s/>"</text:span>智商<text:span text:style-name="T3">" </text:span>卻高得嚇人，不管怎麼改朝換代，他永遠都知道要舉順風旗。比方說目前檯面上這些綠油油的當權者，難道你真的沒有半點真實的歷史常識，沒有常識也可以孤狗啊，難道你真的不知道這些人事實上永遠都站在最安全最主流的位置上收割各種成果，變換成個人利益。</text:p>
      <text:p text:style-name="P1"><text:span text:style-name="T1">陳真</text:span><text:s/>  |  2017.01.11 17:03   |   <text:a xlink:type="simple" xlink:href="http://palinfo.habago.org/Entry?Command=Information_PrintForum&amp;iPage=200#FORUM35255"><text:span text:style-name="T2">#</text:span></text:a></text:p>
      <text:p text:style-name="P3">不需百聞啊，頭一聞或前所未聞就可以<text:span text:style-name="T3"><text:s/>“</text:span>見<text:span text:style-name="T3">”</text:span>了。而且不只一見，一見學不了事的，百見千見萬見你才會相信這真的是個集團，我是說集合（<text:span text:style-name="T3">set</text:span>），所見所聞全只是裡頭的一例。舉一可以反百反千反無限，於是<text:span text:style-name="T3"><text:s/>“</text:span>意義<text:span text:style-name="T3">”</text:span>產生了，這時候，我們彷彿才感覺，<text:span text:style-name="T3">“</text:span>嗯<text:span text:style-name="T3">~</text:span>我似乎略知一二了，原來所謂<text:span text:style-name="T3">xx</text:span>就是這麼一回事啊<text:span text:style-name="T3">”</text:span>，<text:span text:style-name="T3">“</text:span>哦<text:span text:style-name="T3">~</text:span>原來所謂低能人渣就是這副模樣啊<text:span text:style-name="T3">”</text:span>，<text:span text:style-name="T3">“</text:span>哦，原來正直是這樣一種感覺啊<text:span text:style-name="T3">”</text:span>，<text:span text:style-name="T3">“</text:span>哦<text:span text:style-name="T3">~</text:span>原來這就是小狗啊，我原本還以為有毛的都是狗咧<text:span text:style-name="T3">”……</text:span>等等等。<text:span text:style-name="T3"> <text:line-break/><text:line-break/></text:span>再舉個例，出身台南，我不得不成為車神，開車技術一流，這也是我之所以還能活到現在的原因，但要成為車神有很多心法，難以言喻，開車指南書上應該不會寫，駕訓班也沒法教，只能現場進行<text:span text:style-name="T3">ostensive definition</text:span>教學，才有可能領略其微妙。<text:span text:style-name="T3"> <text:line-break/><text:line-break/></text:span>有一對父妻，帶小孩參加長輩壽宴，桌上有壽桃，裡頭包著金黃色綠豆沙。小孩指著壽桃說<text:span text:style-name="T3">“</text:span>屁股<text:span text:style-name="T3">”</text:span>，<text:span text:style-name="T3">“</text:span>屁股<text:span text:style-name="T3">”</text:span>，馬麻馬上開罵說<text:span text:style-name="T3">“</text:span>囝仔郎胡說八道什麼，惦惦啦<text:span text:style-name="T3">”</text:span>。沒想到把拔說，<text:span text:style-name="T3">“</text:span>真的耶，真的很像屁股耶<text:span text:style-name="T3">”</text:span>，說完還拿起壽桃從接縫處扒開說，你看！裡面還會流出大便耶<text:span text:style-name="T3">”</text:span>。<text:span text:style-name="T3"> <text:line-break/><text:line-break/></text:span>小孩很開心，但馬麻臉色不太好看。這個把拔回家後有沒有遭受處分我不知道，但我想這小孩經過這樣一種以物類比的進階版<text:span text:style-name="T3">ostensive definition</text:span>教學，將來很可能文學造旨會相當高。<text:span text:style-name="T3"> <text:line-break/><text:line-break/></text:span>沈從文有個大兒子長大後回憶他爸爸，他說，他爸爸常教他看東看西，有一回蹲在地上，指著泥土上一隻很小很小、小到幾乎快看不見的毛毛蟲要他看，看仔細。那隻小小毛毛蟲身子軟軟白白的，一起一伏奮力地在泥土上爬著，如此弱小的一個生命。我常想起這段描述，腦海裡彷彿就真的看到一隻毛毛蟲身子努力一屈一折地爬著，想著想著，心頭就酸了，套句沈從文的話，就因為這隻毛毛蟲，<text:span text:style-name="T3">“</text:span>我彷彿瞬間明白了世上的一切<text:span text:style-name="T3">”</text:span>。</text:p>
      <text:p text:style-name="P1"><text:span text:style-name="T1">陳韋任</text:span><text:s/>  |  2017.01.11 08:34   |   <text:a xlink:type="simple" xlink:href="http://palinfo.habago.org/Entry?Command=Information_PrintForum&amp;iPage=200#FORUM35254"><text:span text:style-name="T2">#</text:span></text:a></text:p>
      <text:p text:style-name="P2">ostensive definition <text:span text:style-name="T1">不如翻作</text:span><text:s/>"<text:span text:style-name="T1">百聞不如一見</text:span>"?</text:p>
      <text:p text:style-name="P1"><text:span text:style-name="T1">陳真</text:span><text:s/>  |  2017.01.10 13:21   |   <text:a xlink:type="simple" xlink:href="http://palinfo.habago.org/Entry?Command=Information_PrintForum&amp;iPage=200#FORUM35253"><text:span text:style-name="T2">#</text:span></text:a></text:p>
      <text:p text:style-name="P3">文末是報導的文字稿，但這樣還不夠，你務必先看看照片，它能說出更多東西：<text:span text:style-name="T3"> <text:line-break/><text:line-break/>http://udn.com/news/story/7852/2218861 <text:line-break/><text:line-break/></text:span>很多時候，你只要看看一些人的神情、模樣，講話的態度等等，你就能體會出更多事實上很難表達的真實情況，而這樣一種<text:span text:style-name="T3"><text:s/>"</text:span>真實<text:span text:style-name="T3">"</text:span>，恐怕才是我們所應該關切的道德實質。<text:span text:style-name="T3"> <text:line-break/><text:line-break/></text:span>許多時候我們說低能到爆、敗德，窩囊猥瑣，人渣，或是善良，正直，單純<text:span text:style-name="T3">...</text:span>等等等一堆形容詞，你很難體會，更好的方法就是直接看到人，看到現場，或看到照片也行，然後，請你捫心自問，你了解了什麼？你是不是<text:span text:style-name="T3"><text:s/>"</text:span>看到<text:span text:style-name="T3">" </text:span>了什麼？你是不是更能體會各種形容詞的意義了？就好像你說美說醜講半天，講不清，不如直接把豬八戒請出來，或是把教父請出來，然後你也許就能體會<text:span text:style-name="T3"><text:s/>"</text:span>哦<text:span text:style-name="T3">~</text:span>原來醜是這樣，哦<text:span text:style-name="T3">~</text:span>原來猥瑣人渣就是這副德性<text:span text:style-name="T3">"</text:span>，或是<text:span text:style-name="T3"><text:s/>"</text:span>哦<text:span text:style-name="T3">~</text:span>原來正直是這個樣子，原來內斂滄桑是這個感覺<text:span text:style-name="T3">"</text:span>。<text:span text:style-name="T3"> <text:line-break/><text:line-break/></text:span>哲學上這叫做<text:span text:style-name="T3">ostensive definition, </text:span>中文我不知道該怎麼翻譯，意思是說，例如我講花講半天，你聽得一頭霧水，不如我直接摘一朵來給你看，你就懂了。政治當然也一樣，音樂也一樣，電影也一樣，人，生命，或是任何一道風景也一樣，我講半天啥也講不清，不如你自己去<text:span text:style-name="T3"><text:s/>"</text:span>看看<text:span text:style-name="T3">"</text:span>，你就會<text:span text:style-name="T3"><text:s/>"</text:span>看<text:span text:style-name="T3">" </text:span>出很多言語文字難以形容的東西。<text:span text:style-name="T3"> <text:line-break/><text:line-break/></text:span>例如這位鍾小姐就很典型，我敢跟各位打睹，諸如像這樣的人，往後絕對飛黃騰達，哪天若成為各位的領導或成為更年輕一代的偶像，我不但不會驚訝，而且我知道這幾乎就是必然的，只是我很納悶的是，如果你發現台灣政治檯面上幾乎都是像這樣的人，吃香喝辣、呼風喚雨，不知道你心裏做何感想？當你知道所謂總統府隆重邀請的是這樣一些人，成為我們的<text:span text:style-name="T3"><text:s/>"</text:span>代表<text:span text:style-name="T3">" </text:span>時，不知道你心裏做何感想？<text:span text:style-name="T3"> <text:line-break/><text:line-break/></text:span>很多人對前途迷茫，會花錢跑去找算命仙，其實不用啦，來找我就行，免費的。我只要看你一眼，聽你說上兩句話，我大概就能知道你這一生的一個基本運途，正確率大約九成九。這不是特異功能，這只是用眼睛用心靈就能<text:span text:style-name="T3"><text:s/>"</text:span>看<text:span text:style-name="T3">" </text:span>得出來的一種美學能力。我不但能看生前，也能看死後。生前繁華的，死後不一定哀榮，反之亦然。<text:span text:style-name="T3"> <text:line-break/><text:line-break/></text:span>我不但會看個人，也能看群體。比方說我能想像，若干年後，全世界的人提起比方說金庸，大概就會像提起莎士比亞那樣自然而且耳熟能詳，並不是因為金庸變大了，而是中文的世界快要來了。我也能想像，如果世界沒有毀滅，核戰沒有發生，那麼，若干年後，人們提起比方說北大，大概就會像提起哈佛與劍橋牛津那樣。<text:span text:style-name="T3"> <text:line-break/><text:line-break/></text:span>我並非要對此提出任何評價好或不好，而只是說，從現在，你就能想像過去，從而看見將來。在時間的軸度上，人事物其實是具有某種一貫性的。當然，這指的是真實的人事物樣貌，而非經過操弄剪接抹黑與漂白。<text:span text:style-name="T3"><text:line-break/><text:line-break/></text:span>理解了過去，你就能了解現在為何如此，從而看見將來。不過，有個名人是誰我忘了，他說，<text:span text:style-name="T3">"</text:span>在政治上，誰掌握了現在，他就能任意塑造過去，從而控制了未來。<text:span text:style-name="T3">" </text:span>確實是這樣沒有錯。<text:span text:style-name="T3">"</text:span>過去<text:span text:style-name="T3">" </text:span>原本不該是一種依變項，如今卻繞指柔了，彈性得很，任人瞎掰扭曲；一些人，過去明明個個是小癟三，現在卻一個個說成漢高祖般的偉大天命了；於是，過去歷史本該是讓人增加對於現在與未來更好的理解力的，如今卻反而變成一種對於<text:span text:style-name="T3"><text:s/>"</text:span>未來<text:span text:style-name="T3">" </text:span>徹底盲目的根源，因為<text:span text:style-name="T3"><text:s/>"</text:span>過去<text:span text:style-name="T3">" </text:span>被<text:span text:style-name="T3"><text:s/>"</text:span>現在<text:span text:style-name="T3">" </text:span>掌權的人給拿來當成一種工具，藉以塑造現在，控制未來。<text:span text:style-name="T3"> <text:line-break/><text:line-break/></text:span>陳真<text:span text:style-name="T3">2017. 01. 10. <text:line-break/><text:line-break/>========================== <text:line-break/><text:line-break/></text:span>年改會青年代表鍾嶼晨自爆會前沒準備<text:span text:style-name="T3"><text:s/></text:span>惹怒軍公教<text:span text:style-name="T3"> <text:line-break/><text:line-break/>2017-01-09 14:06</text:span>聯合報<text:span text:style-name="T3"><text:s/></text:span>記者陳秋雲╱即時報導<text:span text:style-name="T3"> <text:line-break/><text:line-break/><text:line-break/></text:span>年金改革中區座談會<text:span text:style-name="T3">7</text:span>日下午<text:span text:style-name="T3">2</text:span>點在中興大學圖書館舉行，會場外衝突不斷，網路上號稱「被群眾打傷的青年代表」就是民進黨昔日新潮流「春雨文教基金會」辦公室主任鍾嶼晨。<text:span text:style-name="T3"> <text:line-break/><text:line-break/></text:span>鍾嶼晨曾於<text:span text:style-name="T3">2015</text:span>年<text:span text:style-name="T3">9</text:span>月<text:span text:style-name="T3">1</text:span>在臉書發表「尋找可以一起去廈門賺爆支那人的錢來為台獨努力的合作夥伴<text:span text:style-name="T3">……</text:span>誰可以陪我在那種地方幹幹叫，然後要跟我們合作的是廈門市政府國營企業，希望他們不會翻牆看我<text:span text:style-name="T3">FB</text:span>」，遭藝人黃安在新浪微博上曝光，黃安還向大陸當局舉報，指鍾嶼晨在太陽花學運和反頂新運動表現積極，被稱為「台獨女戰神」。<text:span text:style-name="T3"> <text:line-break/><text:line-break/></text:span>她被陳抗者爆料，指<text:span text:style-name="T3">1</text:span>月<text:span text:style-name="T3">5</text:span>日下午<text:span text:style-name="T3">8</text:span>點<text:span text:style-name="T3">32</text:span>分在《臉書》自爆「禮拜六就要中區年金改革會議了，結果身為其中一個青年代表我到現在什麼都還沒準備，根本愧對其他青年，快讓我切腹吧（倒地）」，並<text:span text:style-name="T3">po</text:span>上總統府函，邀她出席中區年金改革座談會。<text:span text:style-name="T3"> <text:line-break/><text:line-break/></text:span>鍾嶼晨這篇<text:span text:style-name="T3">po</text:span>文在網路上引起軍公教人員反彈，指「她要講的是你的年金、開會之前才惡補」，「惡補的資料還來自年金改革會」，「這樣的人有資格擔任青年代表嗎」？「軍公教人員你服氣嗎？」。<text:span text:style-name="T3"> <text:line-break/><text:line-break/></text:span>春雨基金會董事長、台中市議員陳世凱說，其實鍾嶼晨是「求好心切」，否則參加座談會不必準備，進去座談會只要代表青年角度，說明對年金改革的看法就夠了。<text:span text:style-name="T3"> <text:line-break/><text:line-break/></text:span>陳世凱同為座談會的代表，他表示，當天鍾嶼晨被群眾擋在外面，人受傷沒有進入會場。<text:span text:style-name="T3"> <text:line-break/><text:line-break/></text:span>鍾嶼晨當天就在臉書揭露，要進入會場時手臂被扯傷，她怒批當天抗議的軍公教人員是野蠻人。她在臉書指出，若不是有警察搶救，自己可能就摔到地上。耗了<text:span text:style-name="T3">1</text:span>個半小時都無法進入會場，她大罵「這些軍公教極度野蠻、粗鄙、無恥、原始、毫無教化之可能，這次真的讓我恨透軍公教了」。<text:span text:style-name="T3"> <text:line-break/><text:line-break/></text:span>網友也聲援鍾嶼晨，說陳情抗議者是「一群野人」、「可以考慮帶罐辣椒噴霧在身上」、「太誇張了」、「貪得無厭的強盜土匪」。</text:p>
      <text:p text:style-name="P1"><text:span text:style-name="T1">季常</text:span><text:s/>  |  2017.01.10 11:47   |   <text:a xlink:type="simple" xlink:href="http://palinfo.habago.org/Entry?Command=Information_PrintForum&amp;iPage=200#FORUM35252"><text:span text:style-name="T2">#</text:span></text:a></text:p>
      <text:p text:style-name="P2">http://imgur.com/o6uLc9i <text:line-break/><text:span text:style-name="T1">三段時期的刀片蛇籠</text:span></text:p>
      <text:p text:style-name="P1"><text:span text:style-name="T1">良哲</text:span><text:s/>  |  2017.01.10 10:37   |   <text:a xlink:type="simple" xlink:href="http://palinfo.habago.org/Entry?Command=Information_PrintForum&amp;iPage=200#FORUM35251"><text:span text:style-name="T2">#</text:span></text:a></text:p>
      <text:p text:style-name="P3">刀片型拒馬和蛇籠是<text:span text:style-name="T3">2006</text:span>年紅衫軍倒扁時北市警局引進的，在那之前只有鐵蒺藜拒馬與蛇籠。但因刀片非常危險容易傷人，引發爭議，印象中在往後的抗爭裡偶會出現，不常使用。出動用這種極具殺傷力的拒馬蛇籠作為自我標榜最為開放民主進步人權最會溝通者的有效率的溝通工具，果然是物盡其用的創意發想<text:span text:style-name="T3">......</text:span></text:p>
      <text:p text:style-name="P4"/>
      <text:p text:style-name="P1"><text:span text:style-name="T1">張天峰</text:span><text:s/>  |  2017.01.10 03:35   |   <text:a xlink:type="simple" xlink:href="http://palinfo.habago.org/Entry?Command=Information_PrintForum&amp;iPage=201#FORUM35250"><text:span text:style-name="T2">#</text:span></text:a></text:p>
      <text:p text:style-name="P3">改革不是為了否定過去，而是為了讓未來更好。<text:span text:style-name="T3"> <text:line-break/><text:line-break/></text:span>作為一個外人，我覺得台灣的年金改革應該是一個純粹的技術性問題，但現在變成一個政治鬥爭社會鬥爭的工具，尤其造成社會對立和世代對立，這是蠻可悲的。<text:span text:style-name="T3"> <text:line-break/><text:line-break/></text:span>每個人都在討論誰誰誰領多了，誰誰誰好慘，不公平不正義。然後呢？給你砍光了，沒被砍的是賺到了還是爽到了？<text:span text:style-name="T3"> <text:line-break/><text:line-break/></text:span>我有點不明白，既然缺錢，為什麼好像沒人在討論怎麼賺錢的問題？也許這就是大陸人的一種強調集體主義的<text:span text:style-name="T3">“</text:span>被洗腦<text:span text:style-name="T3">”</text:span>的方式吧，主流價值就是大家應該為了以後更美好的國家，現在努力去做些有益的事，而不是糾結在歷史的細節裏面，內耗個不停。<text:span text:style-name="T3"> <text:line-break/><text:line-break/></text:span>即使不談整個台灣的經濟發展問題，起碼也該問問像是退輔基金之類所謂五大國有基金運作的怎麽樣？好不好？為什麼不好？該怎麼才好吧？<text:span text:style-name="T3"> <text:line-break/><text:line-break/></text:span>假如純粹靠工作的人養退休的人，這和龐氏騙局有什麼不同？少子化趨勢和人類越來越長壽的趨勢（也許我這一代就能見證人類百歲時代了），就註定了繳的錢會比發的錢要少，註定了資金鏈是要斷的。<text:span text:style-name="T3"> <text:line-break/><text:line-break/></text:span>所以年金改革，作為政府，如何開源才是正道吧。節流應該是手術刀似的，精準有效而又不造成大面積傷害。並且改革是定了大方向，然後不斷推進不斷完善的，絕對不可能是一勞永逸，現在做什麼，三十年後回來看就好棒棒的道理。<text:span text:style-name="T3"> <text:line-break/><text:line-break/></text:span>三十年後？按照現在這個玩法，也許台灣等不了那麽久，已經破產在路上了。<text:span text:style-name="T3"> </text:span></text:p>
      <text:p text:style-name="P1"><text:span text:style-name="T1">陳真</text:span><text:s/>  |  2017.01.10 01:42   |   <text:a xlink:type="simple" xlink:href="http://palinfo.habago.org/Entry?Command=Information_PrintForum&amp;iPage=201#FORUM35249"><text:span text:style-name="T2">#</text:span></text:a></text:p>
      <text:p text:style-name="P5">吾友柏楊先生有幾句詩：<text:span text:style-name="T3">"</text:span>國仇家恨難揮淚，且把心情作笑聲<text:span text:style-name="T3">"</text:span>。幾十年來常在我心裏翻揚。<text:span text:style-name="T3"> <text:line-break/><text:line-break/></text:span>你知道，柏楊很搞笑，文字幽默，但他畢竟不是在娛樂大眾，要不然也不會一生招災惹禍了。他那一代的人，承受內外戰亂許多痛苦，家破人亡，孤臣無力回天，只能把家恨國仇化為笑聲。<text:span text:style-name="T3"> <text:line-break/><text:line-break/></text:span>那麼，我這一代的人呢？國仇家恨規模要小得多了，但心情基本上還是一樣的。特別是當你知道得越多，參與得越深，你的恨會更熾烈。我不是偽君子，我從不吝於說恨，很多家教良好的人害怕說恨這個字，但我不怕。當你清楚知道島內島外以及世界上的一些事，卑鄙醜陋，罄竹難書，你很難不說恨。<text:span text:style-name="T3"> <text:line-break/><text:line-break/></text:span>許多時候，對於大家的忍耐程度或說窩囊程度，或者說好聽點吧，對於大家的家教之良好，我真是經常感到很不可思議，居然卑鄙到這樣也能忍受？居然齷齪到那樣你也還是可以忍受？不但能忍受，大多年輕一代男男女女往往還傻乎乎地搖旗吶喊呢？人家都把你論斤稱兩給賣了，你還開心地幫忙數鈔票數得好開心好熱血。<text:span text:style-name="T3"> <text:line-break/><text:line-break/></text:span>高雄這兩天不平靜，抗議年金議題人潮不斷。按照過去對付國民黨的說法，這就是所謂<text:span text:style-name="T3"><text:s/>"</text:span>勇敢的台灣人民為民主為人權為咱子子孫孫的幸福站出來了<text:span text:style-name="T3">"</text:span>！可當它抗議的對象是這個垃圾黨時，說法自然就會變了，變成不理性的暴民破壞民主，甚至連<text:span text:style-name="T3"><text:s/>"</text:span>惡少<text:span text:style-name="T3">"</text:span>、<text:span text:style-name="T3">"</text:span>歹徒<text:span text:style-name="T3">" </text:span>的報導字眼都有，至於這群反抗改革的暴民，當然就是所謂<text:span text:style-name="T3"><text:s/>"</text:span>老賊<text:span text:style-name="T3">"</text:span>，老而不死謂之賊，賊者偷也，偷走下一代的幸福。<text:span text:style-name="T3"> <text:line-break/><text:line-break/></text:span>這類操弄修辭不令人意外，這幾乎就是鬼島上的一種政治文化常態了。比方說，那個比垃圾還垃圾的垃圾黨所謂什麼時代力量的，不是有三個年輕人跑去這個垃圾中之垃圾黨抗議嗎，媒體報導上卻寫著<text:span text:style-name="T3"><text:s/>"</text:span>三名惡少<text:span text:style-name="T3">"</text:span>。<text:span text:style-name="T3"> <text:line-break/><text:line-break/></text:span>至於完完全全就是跟黑幫沒兩樣的東廠走狗組織，所謂<text:span text:style-name="T3"><text:s/>"</text:span>不當黨產委員會<text:span text:style-name="T3">"</text:span>，不是有個民眾去潑糞嗎，媒體報導卻說，<text:span text:style-name="T3">"</text:span>歹徒當場落網<text:span text:style-name="T3">"</text:span>。<text:span text:style-name="T3"> <text:line-break/><text:line-break/></text:span>但是，向來由一堆大小垃圾黨所政治動員的、暴力與違法程度遠比這嚴重千百倍的，卻被描繪成人民抗暴可歌可泣的典範，然後主流媒體就會開始造神，透過極大量的鎂光聚焦與曝光抬舉，製造出一大堆社運明星、名嘴、名醫、名教授、名作家等等等，抬舉他們的一言一行一舉一動，就連他們晚上睡覺抱著什麼樣圖案的可愛枕頭，都是社會大眾被迫必須聆聽、知曉與膜拜的事項，好多小女生小護士簡直都要愛死他們了；然後，這些混蛋們就會一個個地成為擁有實質權力的各界<text:span text:style-name="T3"><text:s/>"</text:span>領袖<text:span text:style-name="T3">"</text:span>，呼風喚雨，彷彿我們今天之所以還能有一口飯吃，全得感謝這些理想家的奉獻。<text:span text:style-name="T3"> <text:line-break/><text:line-break/></text:span>這類修辭操弄並不令人意外。這兩天讓我有點意外的是，面對這麼少數、並且相對平和的抗議群眾，很多幾乎都已年近花甲，溫吞有禮，而陳菊主政的高雄市政府竟然動用佈滿千百個極其危險的鋒利刀片的鐵絲網與鐵蒺藜<text:span text:style-name="T3">(</text:span>俗稱滾地龍<text:span text:style-name="T3">)</text:span>，徹底阻擋群眾的接近，還說這是為了捍衛民主理性溝通、保護建築物云云。<text:span text:style-name="T3"> <text:line-break/><text:line-break/></text:span>反對者說，這種刀片滾地龍是戒嚴時期才有的防暴裝置，乃是非常野蠻落後的一種象徵。但我跟各位說，打從戒嚴時期的第一場群眾抗爭開始，八零年代我參與過數百場激烈街頭抗爭，跨過無數的鐵絲網，踩遍無數的滾地龍，我從未見這樣一種佈滿鋒利刀片的鎮暴器材。也許曾經有，而我沒有特別注意，但在我幾百次的街頭抗爭印象中，確實不記得見過這樣一種強烈視群眾為敵的防暴裝置。<text:span text:style-name="T3"> <text:line-break/><text:line-break/></text:span>這個垃圾黨不是整天歌頌群眾抗爭嗎？居然連這樣一種東西也搬出來。我知道這是陳菊的意思。陳菊在過去黑暗歲月中飽受國民黨身心凌虐，過去長久以來於我私人有恩有情，待我不薄，因此我實在很不想公開罵她，畢竟她始終都不是一個壞人；只是我實在很不明白，權力真的有那麼迷人嗎？果真能使人變了個模樣？<text:span text:style-name="T3"><text:line-break/><text:line-break/></text:span>難道她不知道，很多珍貴的東西是不應該賣的？難道她不知道她這十幾年來這樣那樣的一些不當作為與敗德<text:span text:style-name="T3">(</text:span>例如故意抹黑栽贓乾乾淨淨正正直直的黃俊英，藉以讓自己當選高雄市長<text:span text:style-name="T3">)</text:span>，表面上好像是一種勝利與得逞，事實上卻只是在糟踏自己，使自己曾經有過的美好失去光彩，失去意義，失去人們應有的尊敬。<text:span text:style-name="T3"> <text:line-break/><text:line-break/></text:span>最近換了工作，有個護士突然說覺得我很幽默，我一頭霧水，我才剛來兩天，總共才講了幾句話，我幽了什麼默？不過我沒多問就是，只回答了一句，<text:span text:style-name="T3">"</text:span>不會啊，我相當沉重的<text:span text:style-name="T3">"</text:span>。<text:span text:style-name="T3"> <text:line-break/><text:line-break/></text:span>說到幽默，得看你怎麼定義。若是搞笑，這我完全不行。每次說起笑話只有我自己會笑，旁人無感。但若是幽默指的是吾友許成章老先生所說：<text:span text:style-name="T3">"</text:span>幽默是樂觀主義的皮，包厭世觀的愛<text:span text:style-name="T3">"</text:span>，那我或許有那麼一點。套句沈從文的話，<text:span text:style-name="T3">"</text:span>當一個人心裏頭被幾百個可悲的故事咬住時，天曉得他得用一種什麼樣的心情來過活<text:span text:style-name="T3">"</text:span>。於是，我老想起柏楊那幾句詩，幾十年在我心裏頭蕩漾不知道多少回。<text:span text:style-name="T3">1997</text:span>年我出國前夕，收到柏楊一張卡片和一封信，卡片祝順風，信裏則說個人滄桑與眾人比起來，不算一回事。<text:span text:style-name="T3"> <text:line-break/><text:line-break/></text:span>維根斯坦說，<text:span text:style-name="T3">"</text:span>幽默不是講笑話，幽默是一種生活態度。<text:span text:style-name="T3">" </text:span>事實上，我們要不是這麼<text:span text:style-name="T3"><text:s/>"</text:span>幽默地<text:span text:style-name="T3">" </text:span>活著，恐怕也活不到今天，老早被悲傷的滾滾洪流所淹沒。<text:span text:style-name="T3">Martin Heidegger </text:span>和<text:span text:style-name="T3"><text:s/>S. Kierkeggard (</text:span>齊克果<text:span text:style-name="T3">)</text:span>都教人要<text:span text:style-name="T3"><text:s/>"</text:span>詩意般地活著<text:span text:style-name="T3">"</text:span>，估計也是這個意思，你沒法直視血肉現實，太不堪了，你只能想辦法讓自己活在某個現實倒影中，跟現實之間畫出個美麗的距離來，要不然怎麼活呢？<text:span text:style-name="T3"> <text:line-break/><text:line-break/></text:span>剛才在查羅馬尼亞導演克里斯汀穆基的新片<text:span text:style-name="T3">"graduation" (</text:span>畢業風暴<text:span text:style-name="T3">)</text:span>的上映日期，無意中看到另外一部片<text:span text:style-name="T3"><text:s/>"</text:span>不過就是世界末日<text:span text:style-name="T3">"(</text:span>我還沒看<text:span text:style-name="T3">)</text:span>，片中據說出現這樣一首歌，歌名叫<text:span text:style-name="T3">Home is where it hurts (</text:span>家是傷心地<text:span text:style-name="T3">)</text:span>，我特別有感覺，很感動，也許是因為沒有家或有家歸不得的人就特別想家，也許它說出了很多我想說但說不出來的一個恨字<text:span text:style-name="T3">(</text:span>底下括號中之中文非我所翻<text:span text:style-name="T3">)</text:span>：<text:span text:style-name="T3"> <text:line-break/><text:line-break/>My home has no door </text:span>我家沒有門<text:span text:style-name="T3"> <text:line-break/>My home has no roof</text:span>沒有屋頂<text:span text:style-name="T3"> <text:line-break/>My home has no windows </text:span>沒有窗子<text:span text:style-name="T3"> <text:line-break/>It ain't water proof </text:span>而且不防水<text:span text:style-name="T3"> <text:line-break/>My home has no handles </text:span>我家沒有把手<text:span text:style-name="T3"> <text:line-break/>My home has no keys </text:span>沒有鑰匙<text:span text:style-name="T3"> <text:line-break/>If you're here to rob me </text:span>如果你要行搶<text:span text:style-name="T3"> <text:line-break/>There's nothing to steal </text:span>其實別無一物<text:span text:style-name="T3"> <text:line-break/><text:line-break/>A la maison </text:span>屋子裡<text:span text:style-name="T3"> <text:line-break/>Dans ma maison </text:span>在我的屋子裡<text:span text:style-name="T3"> <text:line-break/>C'est la que j'ai peur </text:span>我的憂心所在<text:span text:style-name="T3"> <text:line-break/>Home is not a harbour </text:span>家不是港口<text:span text:style-name="T3"> <text:line-break/>Home home home </text:span>家啊家<text:span text:style-name="T3"> <text:line-break/>Is where it hurts </text:span>家是傷心地<text:span text:style-name="T3"> <text:line-break/>My home has no heart </text:span>我家沒有心<text:span text:style-name="T3"> <text:line-break/>My home has no veins </text:span>沒有血管<text:span text:style-name="T3"> <text:line-break/>If you try to break in </text:span>一旦你硬闖入<text:span text:style-name="T3"> <text:line-break/>It bleeds with no stains </text:span>就會鮮血直流<text:span text:style-name="T3"> <text:line-break/>My brain has no corridors </text:span>我的腦袋沒有圍籬<text:span text:style-name="T3"> <text:line-break/>My walls have no skin </text:span>我的牆也沒有皮膚</text:p>
      <text:p text:style-name="P1"><text:span text:style-name="T1">王修亮</text:span><text:s/>  |  2017.01.09 23:52   |   <text:a xlink:type="simple" xlink:href="http://palinfo.habago.org/Entry?Command=Information_PrintForum&amp;iPage=201#FORUM35248"><text:span text:style-name="T2">#</text:span></text:a></text:p>
      <text:p text:style-name="P3">所謂的<text:span text:style-name="T3">18%</text:span>，是在民國<text:span text:style-name="T3">50</text:span>年左右，教師月薪實在太低，國家太窮，無法負擔教師一次退休領走大約百萬，所設計出來的緩給付方案，以貼補教師的損失。<text:span text:style-name="T3"> <text:line-break/><text:line-break/></text:span>因為在當時投資大好的環境，退休教師拿到四、五十萬，僅僅是去買幾間房子，後來的收益都是幾十倍以上。當年股票才數百點，一棟天母的獨棟洋房約四十坪才十幾萬元<text:span text:style-name="T3">(</text:span>民國七十年是三十萬，現在都上億了<text:span text:style-name="T3">)</text:span>，就可知當時百萬元的投資報酬可觀性。<text:span text:style-name="T3"> <text:line-break/>50</text:span>年代教師的月薪才<text:span text:style-name="T3">1000</text:span>元左右。有句話形容教師是吃不飽餓不死，相當貼切。政府<text:span text:style-name="T3">18%</text:span>利息的補貼，是建立在教師清苦的生活上的。<text:span text:style-name="T3"> <text:line-break/><text:line-break/></text:span>經歷<text:span text:style-name="T3">70</text:span>年代台灣經濟起飛，教師連續十幾年調薪，到民國<text:span text:style-name="T3">85</text:span>年月薪已經三萬元左右，教師申請一次退休全領<text:span text:style-name="T3">(</text:span>大約四百多萬<text:span text:style-name="T3">)</text:span>，國家已經有足夠的錢支付，不再阻擋全領，此後的年資不再有<text:span text:style-name="T3">18%</text:span>優存，也就是說，不論是舊人新人，<text:span text:style-name="T3">85</text:span>年以後的薪水，不再計入<text:span text:style-name="T3">18%</text:span>的基數。所以<text:span text:style-name="T3">18%</text:span>利息在<text:span text:style-name="T3">85</text:span>年以後就不存在了，只有<text:span text:style-name="T3">85</text:span>年以前國家補償給老教師們的還繼續。<text:span text:style-name="T3"> <text:line-break/><text:line-break/></text:span>民國<text:span text:style-name="T3">64</text:span>年我自師專畢業，第一年月薪是<text:span text:style-name="T3">4000</text:span>元，前一年教師的薪資還只有<text:span text:style-name="T3">2000</text:span>元。當時同時期<text:span text:style-name="T3">64</text:span>年，工廠作業員薪資是<text:span text:style-name="T3">3000</text:span>多元，少我幾百元，只需要小學畢業，無需任何專業技術。<text:span text:style-name="T3"> <text:line-break/></text:span>最優秀的同學在畢業<text:span text:style-name="T3">5</text:span>年綁約結束後，紛紛跳脫公小，跳槽到私小的教師月薪<text:span text:style-name="T3">64</text:span>年是<text:span text:style-name="T3">2</text:span>萬多元，是公小的<text:span text:style-name="T3">5</text:span>倍，男生大多去考檢察官，或是改到私人公司上班，月薪都<text:span text:style-name="T3">2</text:span>萬左右。我班上一些男同學在學校讀書時，還趁寒暑假打工做模板工、水泥工，月薪都上萬。比較有技術的師傅每天的日薪，在<text:span text:style-name="T3">60</text:span>年代就是<text:span text:style-name="T3">1500</text:span>元了，月薪都上看<text:span text:style-name="T3">4</text:span>萬，薪水是我當時的十倍。<text:span text:style-name="T3"> <text:line-break/><text:line-break/></text:span>後來台灣經濟起飛，到民國<text:span text:style-name="T3">80</text:span>年，我的月薪才達到<text:span text:style-name="T3">2</text:span>萬<text:span text:style-name="T3">5</text:span>左右，當時加工區女工的薪水一樣是<text:span text:style-name="T3">2</text:span>萬<text:span text:style-name="T3">5</text:span>。那時一個沒有特別技術的模板工一天日薪是<text:span text:style-name="T3">2000</text:span>，建築業大好的年代，工作接不完，水泥工、裝潢工稍微要點技術，日薪都上看<text:span text:style-name="T3">2500</text:span>，計程車司機普通月賺<text:span text:style-name="T3">5</text:span>萬以上，我學校裡一位南部北上的教師，就是白天教書，晚上開計程車，賺的比教書多，後來開了一家家具店當老闆。<text:span text:style-name="T3"> <text:line-break/><text:line-break/></text:span>如果不是這些條件，如果不是退休後的各種保障，誰要留在學校裡當窮教師<text:span text:style-name="T3">? <text:line-break/><text:line-break/></text:span>早年退休的軍公教因為本俸很低，退休金與<text:span text:style-name="T3">18%</text:span>利息加起來並不多，尤其是一些年長老兵，一個月領到的不過<text:span text:style-name="T3">1</text:span>萬、<text:span text:style-name="T3">2</text:span>萬，還要苛扣他們，實在是殘忍。<text:span text:style-name="T3"> <text:line-break/></text:span>像我這樣<text:span text:style-name="T3">60</text:span>歲左右的退休教師，確實是薪資過多了，但這也並不是我自己要求的，而是政府因為各種因素加薪的。我支持年金改革，支持完全取消各種優惠，但是僅限於我這個年齡層，僅限於公務員與教師。軍人實在是太辛苦了，幾乎無所謂休假，隨時待命，薪資優惠是合理的。<text:span text:style-name="T3"> <text:line-break/><text:line-break/></text:span>一個國家的承諾不是不能改，但必須是全面性的改革，並且說明這些政策在當年為何設置<text:span text:style-name="T3">?</text:span>後來如何調整過<text:span text:style-name="T3">?</text:span>從歷史看，從整體看，經濟為何走壞<text:span text:style-name="T3">?</text:span>而不是甚麼原因都不研究不追查，只針對最基層的、錢領得最少的人要求縮減，卻不願意檢討自己治國的政策與高層的利益。<text:span text:style-name="T3"> <text:line-break/><text:line-break/></text:span>至於甚麼<text:span text:style-name="T3">30</text:span>年之後再回頭看才看得清楚，不必三十年，當下都看得很清楚。現在就是不敢不願檢討高層與政策，只逼迫基層的錢通通拿出來，補給基層沒錢的人。不管你這些錢當出來的多麼正當多麼辛苦甚至多麼犧牲，也不管這些沒錢的人，為甚麼會沒錢。反正基層大家一起窮，富人更富，中產階級消失，貧富差距更大。<text:span text:style-name="T3"> <text:line-break/></text:span>這叫政策<text:span text:style-name="T3">?</text:span>還是強權<text:span text:style-name="T3">? <text:line-break/><text:line-break/></text:span>正如當初耕者有其田，外子家中原來有三十幾甲田，是曾祖兩代勤苦持家陸續買來的，政府一聲令下，所有的田都被政府買走，給的不是現金，都是台礦<text:span text:style-name="T3">(</text:span>倒了，股值為<text:span text:style-name="T3">0)</text:span>、台泥<text:span text:style-name="T3">(</text:span>去年全部賣了才<text:span text:style-name="T3">10</text:span>幾萬<text:span text:style-name="T3">)</text:span>等等的公家股票，一甲田換幾張股票，全家只剩下三甲田，加上舊台幣換新台幣，立刻一貧如洗，曾祖父當下精神失常，沒幾個月就過世，公公辦完喪事，連稅金都交不出來，從此不談國事，成為隱居的農夫。<text:span text:style-name="T3"> <text:line-break/><text:line-break/></text:span>如果僅僅以一句<text:span text:style-name="T3"><text:s/>: </text:span>土改的確對地主不合理，但為了國家長遠的發展，土改是對的。來帶過這一切，那何必要民主政府<text:span text:style-name="T3">?</text:span>何必要自由平等<text:span text:style-name="T3">?</text:span>一個專制的帝王不是更方便做這些事情嗎<text:span text:style-name="T3">?</text:span>更能把國家調整好嗎<text:span text:style-name="T3">?</text:span>這是制度還是掠奪<text:span text:style-name="T3">?</text:span>人算甚麼<text:span text:style-name="T3">?</text:span>人還剩下什麼<text:span text:style-name="T3">? <text:line-break/><text:line-break/></text:span>如果軍公教一直都是掠奪者，今天我會羞愧，但我們一直都是付出者，從來沒有對不起我的薪水。我願意共體時艱，但重點在共體，而不是只有基層扛責任。自古以來，地盡其利、貨暢其流，人盡其才，就是國家政府應該做到的事，讓自己的人民賺不到足夠的生活費用，讓自己的人民不能接受好的教育，理解自己所謂足夠的意義，讓自己的人民偷懶打混在岡位上等退休，讓社會持續不穩定，制度混亂，只剩下強權與掠奪，這個國家根本不可能有發展，遑論長遠的發展。</text:p>
      <text:p text:style-name="P1"><text:span text:style-name="T1">陳真</text:span><text:s/>  |  2017.01.09 18:39   |   <text:a xlink:type="simple" xlink:href="http://palinfo.habago.org/Entry?Command=Information_PrintForum&amp;iPage=201#FORUM35247"><text:span text:style-name="T2">#</text:span></text:a></text:p>
      <text:p text:style-name="P5">套句李敖的口頭禪，我拿證據出來給你們看，<text:span text:style-name="T3">“</text:span>看到沒有<text:span text:style-name="T3">”</text:span>：<text:span text:style-name="T3"> <text:line-break/>………… <text:line-break/></text:span>蔡英文：提供美國<text:span text:style-name="T3">32</text:span>萬個工作機會<text:span text:style-name="T3"> <text:line-break/><text:line-break/></text:span>三立新聞網<text:span text:style-name="T3"> <text:line-break/><text:line-break/>2017</text:span>年<text:span text:style-name="T3">1</text:span>月<text:span text:style-name="T3">9</text:span>日<text:span text:style-name="T3"> <text:line-break/></text:span>記者張之謙台北報導<text:span text:style-name="T3"> <text:line-break/><text:line-break/></text:span>蔡英文本次出訪行程「英捷專案」首站過境美國休士頓，並於晚間出席僑界晚宴，蔡英文表示，美國是臺灣最重要的盟友與朋友，在臺灣人民的心中佔有相當特殊的地位，而臺灣身為美國第九大貿易夥伴，也直接或間接地為美國人民提供了<text:span text:style-name="T3">32</text:span>萬個以上的工作機會。<text:span text:style-name="T3"> <text:line-break/>………… <text:line-break/>“</text:span>看到沒有<text:span text:style-name="T3">”</text:span>，蔡啥咪總統竟然說我們提供美國人<text:span text:style-name="T3">32</text:span>萬個工作機會！！<text:span text:style-name="T3"> <text:line-break/><text:line-break/></text:span>依你的（不是我的）對比邏輯，這種行為簡直就是應該要槍斃，根本就是親美賣台出賣台灣人民的基本生存權、工作權等基本人權，台灣那麼多人失業自殺，竟然見死不救，而且還養起<text:span text:style-name="T3">32</text:span>萬個美國人。這不是賣台，什麼是賣台！鄉親啊，這款政府難道不用下台？難道不是吃我們台灣人夠夠？我講的對不對啊？<text:span text:style-name="T3"> <text:line-break/><text:line-break/></text:span>對比是這樣一種東西，它提供一種<text:span text:style-name="T3">insight, </text:span>一種啟發，而不是提供一種理由，更不是提供一種惟一的標準答案，因為對比之兩者沒有任何必然的因果關係，否則我們將輕鬆可以透過對比把任何一頂敗德的大帽子給扣到任何人的頭上。<text:span text:style-name="T3"> <text:line-break/><text:line-break/></text:span>我感覺自己好像在教小朋友，這應該是幼兒園大班就能懂的。比方說我今天晚起了，開院會差點遲到，老闆問我為什麼遲到？因為我一心掛念著世界和平，這比開什麼院內會議重要一百萬倍吧？你能怪我遲到嗎？你不知道我的心思格局有多大嗎？<text:span text:style-name="T3"> <text:line-break/><text:line-break/></text:span>沒有人會反對什麼幫助貧窮老人，但這個跟你砍特定族群的年金有啥相關？如果錢不夠，可以砍大官的巨額高薪啊，比方說什麼駐德代表謝志偉（就是發表什麼國徽裡有黨徽就是納粹的那個小丑），一年薪水五六百萬，整天的工作就是寫臉書寫些綠油油表忠貞的無腦文，這個叫我來寫我也會，不用五六百萬，五六百塊我就可以寫了。或是比方說什麼立委的，立個把哺啦，每年我們得花上好幾十億養這一大群廢物，上酒店玩女人很在行，收賄關說一把罩，吃喝嫖賭包工程圍標炒地皮樣樣精通，惟一工作就是三不五時寫臉書或開記者會發表反中反華愛台灣的呼籲與指控。把這些混蛋的薪水砍個七八成，絕對足以支付窮苦老人的費用至少一百年。<text:span text:style-name="T3"> <text:line-break/><text:line-break/></text:span>如果還不夠，可以找那些撈更猛的，比如蔡啥小總統家族的炒地皮暴利，比如到處當企業財團門神每年不勞而獲坐領數千萬高薪的林全。他們的諸多不義之財，絕對足以支付貧窮老人的年金。<text:span text:style-name="T3"> <text:line-break/><text:line-break/></text:span>萬一還不夠，釜底抽薪之計就是台灣根本不需要跟美國花幾千億買一堆毫無意義跟報廢玩具沒兩樣的所謂武器。大家心知肚明，這些就是流氓勒索保護費；但是，台灣人自己都養不飽了，幹嘛要養美國人？究竟是要養到何年何月？<text:span text:style-name="T3"> <text:line-break/><text:line-break/></text:span>我寫這個，表面玩笑，其實當真。台灣並不缺錢，不患寡而患不均，錢都讓極少數人給掠奪了。而且，一個比一個吃得猛，真的是什麼都能吃，每個動作都能撈錢，憑藉的不是勞力也不是勞心，更不是任何有益民生的貢獻，憑藉的就只是永不止息的騙騙騙，用各種操弄手段，<text:span text:style-name="T3"><text:s/></text:span>用各種漂亮口號，用各種權力掛勾，撈錢奪權賺取個人一己暴利。過去這是國民黨的專利，現在綠出於藍，吃得更猛，騙得更兇，而且不惜以台灣眾人的長遠福祉為代價。</text:p>
      <text:p text:style-name="P1"><text:span text:style-name="T1">陳真</text:span><text:s/>  |  2017.01.09 03:42   |   <text:a xlink:type="simple" xlink:href="http://palinfo.habago.org/Entry?Command=Information_PrintForum&amp;iPage=201#FORUM35246"><text:span text:style-name="T2">#</text:span></text:a></text:p>
      <text:p text:style-name="P3">好吧，如果要對比，我是建議直接把一大票政治人物及各界名嘴及一堆財團的財產充公，情節重大如炒地皮者，建議直接槍斃，因為他們所所獲得的巨額收入或外快或貪污所得，竟是如此龐大，絕對足以支付貧窮老人的各項開支。因為，如前所述，一般人要賺成那樣，得從五百萬年前開始賺起，這樣合理嗎？<text:span text:style-name="T3"> <text:line-break/><text:line-break/></text:span>以後，我們不管談到任何一個社會問題，都應該把這些什麼都能吃、胃口特大的人渣饕餮給抓出來做為一種對比才對，看是要財產充公或直接依法槍斃，我都沒意見，只要公平正義能實現就好，各位鄉親父老，我說得對不對啊？</text:p>
      <text:p text:style-name="P1"><text:span text:style-name="T1">傅小鈞</text:span><text:s/>  |  2017.01.09 03:19   |   <text:a xlink:type="simple" xlink:href="http://palinfo.habago.org/Entry?Command=Information_PrintForum&amp;iPage=201#FORUM35245"><text:span text:style-name="T2">#</text:span></text:a></text:p>
      <text:p text:style-name="P5">馬同學，你認為將這兩個議題拿來對比是相干的，若是要如此那麼下面的<text:span text:style-name="T3">1</text:span>和<text:span text:style-name="T3">2</text:span>都必須做到：<text:span text:style-name="T3"> <text:line-break/><text:line-break/>1.</text:span>可以溯及既往，將原本政府沒有設立的老人年金，依照本年利套回，請要領多老人年金的老人，補上本金差額後，方可領<text:span text:style-name="T3"> <text:line-break/><text:line-break/>2.</text:span>政府〝主動背信毀壞〞對不同時期公務人員之退休金承諾，在背信毀壞的同時，請政府依照各年次級等公務員，所提繳保金兌上歷年所得率，再加上歷年退休金投資盈餘比，照實退給各年級等之公務員<text:span text:style-name="T3"> <text:line-break/><text:line-break/><text:line-break/></text:span>這兩個議題要拿來對比前，是不是、該不該將基礎點給劃平才對呢<text:span text:style-name="T3">? <text:line-break/><text:line-break/></text:span>若以邏輯論證中的三段論證來看，這兩個議題要能放在一塊，還缺了許多必要之論述<text:span text:style-name="T3"> <text:line-break/><text:line-break/></text:span>我個人認為兩者無法拿來對比，無從論信，「但不代表我就認為年金不能改革與討論」，不開源，還在抹黑放話，這不是一個政府該做的事</text:p>
      <text:p text:style-name="P1"><text:span text:style-name="T1">馬鑑一</text:span><text:s/>  |  2017.01.09 02:00   |   <text:a xlink:type="simple" xlink:href="http://palinfo.habago.org/Entry?Command=Information_PrintForum&amp;iPage=201#FORUM35244"><text:span text:style-name="T2">#</text:span></text:a></text:p>
      <text:p text:style-name="P3">這個對比，在我看來，是完全相干的。政府對公務人員的退休保障並不是一成不變的，<text:span text:style-name="T3">1990</text:span>年代所制訂的横跨新舊制的退休保障，達到高峯，而這個高峯並非是這些公務人員初進公門時所預期的，完全是拜經濟蓬勃發展、税收大幅增加，政府施行德政所賜。但此同時，政府在財政充裕之際，怠忽職守，未建立讓所有老人有基本尊嚴的基礎年金制度。<text:span text:style-name="T3"> <text:line-break/></text:span>今天的老人中有數十萬人領的是<text:span text:style-name="T3">3</text:span>千<text:span text:style-name="T3">5</text:span>的年金，但他們並無能力組成一個團體，要求政府為當初的怠忽職守，補足他的責任。反倒是月領<text:span text:style-name="T3">6 </text:span>萬<text:span text:style-name="T3">8</text:span>的退休老師組成團體，要求政府補足他的責任。<text:span text:style-name="T3"> <text:line-break/></text:span>每個人心中有一把尺，政府該先補足哪個部份的責任。何須爭論？何必爭論？</text:p>
      <text:p text:style-name="P1"><text:span text:style-name="T1">陳真</text:span><text:s/>  |  2017.01.09 01:02   |   <text:a xlink:type="simple" xlink:href="http://palinfo.habago.org/Entry?Command=Information_PrintForum&amp;iPage=201#FORUM35243"><text:span text:style-name="T2">#</text:span></text:a></text:p>
      <text:p text:style-name="P5">馬同學，你要改革什麼都行，但非得拿一個不相干的東西來對比嗎？這樣一種莫名其妙的對比若不是污名化，什麼是污名化？<text:span text:style-name="T3"> <text:line-break/><text:line-break/></text:span>這個人渣黨向來擅長的就是這一套，把一種技術理性轉化為一種非黑即白的道德議題，比方說反核，我就是台灣第一批走上街頭的反核元老啊，但我現在就算反核我也絕不會跟著這群人渣喊，因為市面上那樣一種什麼<text:span text:style-name="T3"><text:s/>"</text:span>我是人，我反核<text:span text:style-name="T3">" </text:span>的智障性道德反核我實在受不了，彷彿要不要發展核電只是一種根本不必訴諸任何理性分析的道德議題；誰敢不反核電，誰就是品格有問題；誰敢不反核電，誰就是反改革，誰就是全民公敵。<text:span text:style-name="T3"> <text:line-break/><text:line-break/></text:span>幾乎所有議題都是這麼搞的。透過恫嚇<text:span text:style-name="T3">(</text:span>典型句型是：<text:span text:style-name="T3">"</text:span>不<text:span text:style-name="T3">XX</text:span>便毀滅<text:span text:style-name="T3">"</text:span>，例如核能等於核爆，等於大家的子孫統統會死無葬身之地；例如通過服貿，台灣人將成為大陸人的奴隸；例如兩岸通過<text:span text:style-name="T3">ECFA</text:span>，台灣人的小孩將會被共產黨發派黑龍江勞動改造；例如陸客來台，我們的公衛將崩盤，我們的乾淨公園將會全部被骯髒有病的大陸人隨地大小便的屎尿所淹沒，例如兩岸通航與陸客觀光，台南賴啥咪市長不是說了嗎，他說這將會重演木馬屠城的慘劇，國家會滅亡<text:span text:style-name="T3">...</text:span>例子不勝枚舉，這個黨從來沒有一句話可信<text:span text:style-name="T3">)</text:span>，以及透過抹黑特定對象<text:span text:style-name="T3">(</text:span>最大的妖魔化對象當然就是大陸人，典型句子就是故意說成帶有強烈貶意的支那人或支那賤畜，是有病的，有毒的，邪惡的，貪婪的，沒人性沒文化沒水準的<text:span text:style-name="T3">...</text:span>等等等<text:span text:style-name="T3">)</text:span>來推動任何他想達成的目的，而這個目的，百分之一萬絕對是基於私利或政黨利益為第一優先考慮或甚至唯一考慮。<text:span text:style-name="T3"> <text:line-break/><text:line-break/></text:span>小學時，每一年都有遠足旅遊，參觀一些景點。有一年，景點很特別，叫做<text:span text:style-name="T3"><text:s/>"</text:span>高速公路<text:span text:style-name="T3">"</text:span>。我也有報名參加。出發之前，小朋友們都很緊張，因為一想到<text:span text:style-name="T3"><text:s/>"</text:span>高速<text:span text:style-name="T3">" </text:span>二字，一定很刺激吧？結果，出發後半小時，不知道到了沒？還要多久<text:span text:style-name="T3"><text:s/>"</text:span>高速公路<text:span text:style-name="T3">" </text:span>景點才會到？我是班長，負責舉手問老師，提出大家的疑問。老師說，<text:span text:style-name="T3">"</text:span>早就到了啊，現在都已經準備要回程了耶，大家往窗外看就是了，這就是政府為我們蓋的高速公路<text:span text:style-name="T3">"</text:span>。<text:span text:style-name="T3"> <text:line-break/><text:line-break/></text:span>同學們一聽，全都發出失望聲，啥咪，這就是<text:span text:style-name="T3"><text:s/>"</text:span>高速<text:span text:style-name="T3">" </text:span>公路？高速在哪？平常路上一些混蛋開車速度都比這還快。<text:span text:style-name="T3"> <text:line-break/><text:line-break/></text:span>不過，你可別小看高速公路哦，那時候剛蓋好，所以成為我念小學時遠足旅遊的熱門<text:span text:style-name="T3"><text:s/>"</text:span>景點<text:span text:style-name="T3">"</text:span>，從台南交流道出發，然後開個半小時又繞回台南。它好像是屬於蔣經國推動的十大建設之一。據說，我只能<text:span text:style-name="T3"><text:s/>"</text:span>據前輩們說<text:span text:style-name="T3">"</text:span>，因為那時候我還是小學生，不知道當時的黨外究竟是怎麼反對的。據說黨外反對興建高速公路強而有力的理由是：<text:span text:style-name="T3"> <text:line-break/><text:line-break/></text:span>你看看，咱台灣人一個月才賺多少？蓋一條高速公路要花幾百億，蓋來做什麼？蓋來給有錢的公子哥兒飆車啦！各位鄉親啊，你用得到高速公路嗎？你家裏有轎車嗎？拿我們的血汗錢去讓他們這些權貴子弟飆車？我咧幹伊娘國民黨，真是吃咱台灣郎夠夠。你們說對不對啊？這種政府是不是要讓他下台，你說對不對啊。群眾就會喊對啦！下台啦，幹伊娘國民黨啦！<text:span text:style-name="T3"> <text:line-break/><text:line-break/></text:span>這是我引用民進黨的典型措詞與思維自己瞎掰的，事實上我只知道當年黨外人士是以類似的理由反對興建高速公路，至於是哪些黨外人士以及措詞如何，我不知道。我只是要說，從黨外到民進黨，一直有這樣一種很厲害的煽動與鬥爭本領就是這樣：<text:span text:style-name="T3"> <text:line-break/><text:line-break/></text:span>對比兩種不相干的人事物，從中挑起仇恨與不滿，例如<text:span text:style-name="T3"><text:s/>"</text:span>他們外省權貴公子哥兒<text:span text:style-name="T3">" VS. "</text:span>我們老實樸素辛苦做牛做馬的台灣人<text:span text:style-name="T3">"</text:span>；或是透過大量修辭與造勢，而不是透過理性分析與議論，把一切屬於技術理性的問題給轉化成<text:span text:style-name="T3"><text:s/>"</text:span>誰敢不贊成，誰就是反改革，誰就是全民公敵<text:span text:style-name="T3">" </text:span>的神聖道德議題，然後強行為所欲為。</text:p>
      <text:p text:style-name="P1">ethan   |  2017.01.09 00:02   |   <text:a xlink:type="simple" xlink:href="http://palinfo.habago.org/Entry?Command=Information_PrintForum&amp;iPage=201#FORUM35241"><text:span text:style-name="T2">#</text:span></text:a></text:p>
      <text:p text:style-name="P3">財政收支不平衡的原因很多也很複雜。錯誤的政策與放緩的經濟發展都會導致政府收入減少。在收入無法增長時必然只能透過撙節來平衡收支。這才是今日遇到的問題。<text:span text:style-name="T3"><text:s/></text:span>而不是倒果為因或減化問題把責任歸咎於按法規工作的員工。<text:span text:style-name="T3"> <text:line-break/><text:line-break/></text:span>舉例，當你公司營運不善時，提出縮減或追回福利時，告訴你們員工這都是你們員工之前領太好，之前公司保證給的福利太多才使得公司今天面臨結束營業的風險，對你們這些吸血蟲必須要改革，公司才能永續經營下去。<text:span text:style-name="T3"> <text:line-break/><text:line-break/></text:span>的確公司透過減少人事開銷當然對財政收支不平衡的狀況有幫助。但是上述的把過錯歸咎於員工的邏輯卻是鬼扯。<text:span text:style-name="T3"> <text:line-break/></text:span>不論是公司或國家營運不善對財政產生影響時都會希望債權人能夠減記債務而希望最終可以避開破產而導致雙輸的最差狀況。<text:span text:style-name="T3"> <text:line-break/><text:line-break/></text:span>如果希臘賣出了長期果債，最後還不出利息時需要撙節開銷時，說當初借錢給他的國家都是吸血蟲，或那些國內公務員是國家破產的原凶，這種話會講的通嗎？<text:span text:style-name="T3"> <text:line-break/><text:line-break/></text:span>台灣遠沒有到這種所謂破產的地步，只是不願意再每年編列這些當初所保證的福利。或把這類的預算優先權排到最低。<text:span text:style-name="T3"> <text:line-break/><text:line-break/></text:span>這些延遲給付給員工的薪資，<text:span text:style-name="T3"><text:s/></text:span>從原來的履行契約的義務，反過來是用來指責員工道德的證明。<text:span text:style-name="T3"> <text:line-break/><text:line-break/></text:span>這種是非顛倒的論述再過多久也不會被證明是正確的。<text:span text:style-name="T3"> <text:line-break/><text:line-break/></text:span>政府或公司利用撙節的手段渡過財政危機可以理解。但顛倒是非只會事倍功半。<text:span text:style-name="T3"> <text:line-break/><text:line-break/></text:span></text:p>
      <text:p text:style-name="P1"><text:span text:style-name="T1">馬鑑一</text:span><text:s/>  |  2017.01.08 22:19   |   <text:a xlink:type="simple" xlink:href="http://palinfo.habago.org/Entry?Command=Information_PrintForum&amp;iPage=201#FORUM35239"><text:span text:style-name="T2">#</text:span></text:a></text:p>
      <text:p text:style-name="P5">整個退休體制早就完全不合時宜，只是某些掌握權力的人遲遲不肯改動，因此拖到今天非大改不足以成事。<text:span text:style-name="T3"><text:line-break/></text:span>我在前文中並無污名化任何人，只是強調這個社會有些人並没有很強的能力賺錢，在他們晚年時，給予其基本的生活尊嚴，政府責無旁貸。<text:span text:style-name="T3"> <text:line-break/></text:span>公務人員並非終身職，每個人可依其志願性向加入或退出，退休制度應以「年資併計，分別給付」的精神為之。例如，服公職<text:span text:style-name="T3">15</text:span>年，當勞工<text:span text:style-name="T3">15</text:span>年，共計工作<text:span text:style-name="T3">30</text:span>年。退休後依比例領公職年金及勞工年金，如此才能促進社會合作與流動。現在的制度，讓某些公務人員為了退休金，在公家單位死撐活撐，既無法創造積極性，亦造成社會對立，早應改革。<text:span text:style-name="T3"> <text:line-break/></text:span>當年的土改，很多地主認為土改不合理。土改的確對地主不合理，但為了國家長遠的發展，土改是對的。今天的年金改革，我認為是對的方向，現在不必爭執，<text:span text:style-name="T3">30</text:span>年之後再回頭看才看得清楚。<text:span text:style-name="T3"> <text:line-break/></text:span>民進黨很卑鄙，人盡皆知。蔣經國奪權的手段，也很卑鄙。李世民奪權的手段，更是殘忍。但卑鄙的人當政後，他推行的政策可不一定每一項都卑鄙。<text:span text:style-name="T3"> <text:line-break/></text:span>年金改革議題，本人不再評論，<text:span text:style-name="T3">30</text:span>年後見分曉。</text:p>
      <text:p text:style-name="P1"><text:span text:style-name="T1">陳真</text:span><text:s/>  |  2017.01.08 17:27   |   <text:a xlink:type="simple" xlink:href="http://palinfo.habago.org/Entry?Command=Information_PrintForum&amp;iPage=201#FORUM35238"><text:span text:style-name="T2">#</text:span></text:a></text:p>
      <text:p text:style-name="P3">再舉個例，我剛大學畢業時，因為身上有個<text:span text:style-name="T3"><text:s/>"</text:span>企圖分裂國土<text:span text:style-name="T3">" </text:span>及<text:span text:style-name="T3"><text:s/>"</text:span>陰謀推翻政府<text:span text:style-name="T3">" </text:span>的叛亂案，到處被醫院解聘，大家都怕；嘴裏說不怕的，比方說草屯療養院院長，後來還是怕，怕情治單位的壓力。唯一真的不怕是王永慶，所以我才會在林口長庚醫院落腳。<text:span text:style-name="T3"> <text:line-break/><text:line-break/></text:span>在我四處找工作碰壁的過程中，我甚至跑到玉里療養院，公家單位，三、四千個精神病病床，卻只有一個醫生，一人院長。我去找工作時，院長很開心，要什麼有什麼，凡事由我說了算，一直鼓吹我來上班；他之所以很開心是因為，終於有個笨蛋要來接替他了。<text:span text:style-name="T3"> <text:line-break/><text:line-break/></text:span>後來我沒答應去玉里主要是因為，我不相信當時的國民黨會讓一個當時仍然有案在身、隨時會去坐大牢的叛亂犯當公務員。依法律規定，叛亂犯是不能當公務員的。<text:span text:style-name="T3"> <text:line-break/><text:line-break/></text:span>我要說的是，你看，工作環境那麼好、宛若人間仙境的玉里療養院，當年竟然找不到醫生，只剩院長一人獨撐。現在呢，你想去玉里療養院或北市療或草療工作當公務員，那恐怕得有不少人脈金脈或機會才行，大家搶破頭。不管是昨非今是或昨是今非，這跟公教族群本身的貪不貪婪應該是完全扯不上關係，在過去，他們確實是屬於犧牲奉獻的一群人，現在怎麼被打成貪得無厭的妖魔了？</text:p>
      <text:p text:style-name="P4"/>
      <text:p text:style-name="P1"><text:span text:style-name="T1">陳真</text:span><text:s/>  |  2017.01.08 17:06   |   <text:a xlink:type="simple" xlink:href="http://palinfo.habago.org/Entry?Command=Information_PrintForum&amp;iPage=202#FORUM35237"><text:span text:style-name="T2">#</text:span></text:a></text:p>
      <text:p text:style-name="P3">力民說得沒錯。<text:span text:style-name="T3"> <text:line-break/><text:line-break/></text:span>我爸也曾經是公務員，但他從我們很小時候就常反對我們以後成為公務員，因為公務員生活清苦，當台灣的錢多到可以淹死人的年代，當百業興盛，當台北股市從四百點漲到一萬點的年代，公務員卻是喝西北風。我爸甚至也反對我們當官，他常用台語押韻說，<text:span text:style-name="T3">"</text:span>做官清廉，吃飯攪鹽<text:span text:style-name="T3">"(</text:span>窮到只能沾鹽巴配飯吃的意思<text:span text:style-name="T3">)</text:span>。<text:span text:style-name="T3"> <text:line-break/><text:line-break/></text:span>其實別說一般公務員，就連醫生也一樣。我大學聯考少台大醫學系七分，因為我生物只考了<text:span text:style-name="T3">47</text:span>分，之前在學校各種考試，生物從來不曾低於<text:span text:style-name="T3">95</text:span>分，聯考時，因為最後一堂考試前以為穩了，臨時跑去吃了一碗路邊攤的魚羹，結果天熱食材發臭，但我還是吃了，差點在考場內蔡賽，所以考卷寫一半就決定離席上廁所<text:span text:style-name="T3">(</text:span>那個年代不能上完廁所再回來繼續寫<text:span text:style-name="T3">)</text:span>；我寧可少考一科，也不願隔天報紙上寫說有一名考生陳某某考試現場蔡賽燻死全場考生。<text:span text:style-name="T3"> <text:line-break/><text:line-break/></text:span>少台大七分應該是考上陽明醫學系才對，怎麼會掉到第三志願高醫？原因就是因為陽明一律是公費生。講到公費，我父母是強烈反對的，一部份是因為他們怕我在講究住校軍事管理的陽明醫學院會因為不服從命令而出事，一部份就是因為當年當公務員是很辛苦的，收入相對少很多，畢業後可能會被派到衛生所當醫師，那真的是得吃飯配鹽巴了。<text:span text:style-name="T3"> <text:line-break/><text:line-break/></text:span>後來，風水輪流轉，社會經濟景氣越來越差，公家飯因此從吃飯配鹽巴變成一種鐵飯碗，一種保障，大家於是開始搶著想當公務員。<text:span text:style-name="T3"> <text:line-break/><text:line-break/></text:span>至於利率，過去那個年代，因為資金寬鬆，錢太多了，銀行利息動輒八趴十趴起跳，因此，以目前的低利率甚至實質負利率年代去譴責過去的高利息，這是說不通的。過去衛生所常找不到護士，現在卻居然有所謂賄賂行情價，據我所知要價七十萬或一百萬才進得去。<text:span text:style-name="T3"> <text:line-break/><text:line-break/></text:span>念小學時，老師常會要我們回家問哥哥或姐姐，問他們想不想來學校當老師，因為學校很缺老師。現在卻搶破頭，特別是市中心的學校，想進去當老師恐怕比登天還難。時代的變遷，並非是某個族群的錯，更不是該族群的什麼貪婪或貪得無厭所致，那樣講是完全眛於事實的。<text:span text:style-name="T3"> <text:line-break/><text:line-break/></text:span>怎麼<text:span text:style-name="T3"><text:s/>"</text:span>改革<text:span text:style-name="T3">"</text:span>，我沒意見，但隨便胡扯污名化某個族群是荒唐的，拿公教人員的薪資和低收入戶比或跟遊民比，譴責他們貪婪，更是荒謬且可惡。</text:p>
      <text:p text:style-name="P1"><text:span text:style-name="T1">力民</text:span><text:s/>  |  2017.01.08 16:03   |   <text:a xlink:type="simple" xlink:href="http://palinfo.habago.org/Entry?Command=Information_PrintForum&amp;iPage=202#FORUM35234"><text:span text:style-name="T2">#</text:span></text:a></text:p>
      <text:p text:style-name="P5">看到馬鑑一的留言感到奇怪，為什麼要拿公教人員出來比<text:span text:style-name="T3">? </text:span>當年<text:span text:style-name="T3">(</text:span>約<text:span text:style-name="T3">40~50</text:span>年前<text:span text:style-name="T3">)</text:span>有一個老師來跟我阿公提親，想娶我媽媽時，我阿公直接拒絕，跟我媽媽說當老師會餓死，當年的老師就是這麼慘，如果不是看著退休有保障，憑甚麼要求當時那些人加入公職<text:span text:style-name="T3">? <text:line-break/><text:line-break/></text:span>如果要求大家應該縮衣節食，提高老弱殘貧的福利，那為什麼不也把當年那些靠著台灣經濟起飛，賺著大筆大筆鈔票，房子一棟一棟買的人一起比較呢<text:span text:style-name="T3">? </text:span>尤其是那些靠著土地房產致富的人，例如蔡英文，都一起抓來批鬥，鬥垮這些土豪來個劫富濟貧，怎麼會去鬥這些公務人員呢<text:span text:style-name="T3">? </text:span>當年的大陸可比現在的台灣有志氣多了，連大官學者土豪都敢鬥，現在連清算國民黨都不敢清算到李登輝當年消失的幾百億黨產，鬥也只敢鬥軍公教，真的很看不起這些人。</text:p>
      <text:p text:style-name="P1"><text:span text:style-name="T1">陳真</text:span><text:s/>  |  2017.01.08 15:29   |   <text:a xlink:type="simple" xlink:href="http://palinfo.habago.org/Entry?Command=Information_PrintForum&amp;iPage=202#FORUM35233"><text:span text:style-name="T2">#</text:span></text:a></text:p>
      <text:p text:style-name="P3">巴勒網可以連上了。最近蔡啥小總統忙著改革，所以綠色饕餮又跑出來寫信問候我，我還以為巴勒網淪陷了。<text:span text:style-name="T3"> <text:line-break/><text:line-break/></text:span>馬鑑一先生之前的留言說他熱烈支持蔡啥咪政府的年金改革，這我是不懂啦。不過，他一直拿悲慘遊民或貧窮老人來做一種對比，比方他說：<text:span text:style-name="T3">"</text:span>每月<text:span text:style-name="T3">6</text:span>萬<text:span text:style-name="T3">8</text:span>的退休教師<text:span text:style-name="T3">" vs. "</text:span>每月<text:span text:style-name="T3">3</text:span>千<text:span text:style-name="T3">5</text:span>的老人，繼續拾荒直到死亡<text:span text:style-name="T3">"</text:span>。在我看來，你要怎麼塗炭生靈<text:span text:style-name="T3">(</text:span>我是說改革啦<text:span text:style-name="T3">)</text:span>是一回事，但是，把它變成一種訴諸階級對立的道德訴求是很不道德的。當然，這向來就是這個綠色饕餮黨一貫的作風與手法。<text:span text:style-name="T3"> <text:line-break/><text:line-break/></text:span>我當然不是說不能對比，而是說不斷在不同族群或階級間挑起對立藉以遂行一己目的是很齷齪的，甚至是應該繩之以法的。比方說，自古以來，在每個群眾聚會上或演講場合，不斷污名化老榮民，說這些要死不活的老廢物坐享其成，跟著國民黨來台灣吃台灣人的肉，喝台灣人的血，把社會上的各種問題，用一種極其不道德的口語、耳語和簡化思維，推給某一族群及其政黨，藉以挑起一種敵我二分的仇恨意識；<text:span text:style-name="T3">"</text:span>他們<text:span text:style-name="T3">" (</text:span>外省<text:span text:style-name="T3">) </text:span>人少，<text:span text:style-name="T3">"</text:span>我們<text:span text:style-name="T3">"(</text:span>台灣<text:span text:style-name="T3">)</text:span>人多，只要藉此挑起對立，屬於<text:span text:style-name="T3"><text:s/>"</text:span>我們<text:span text:style-name="T3">" </text:span>的選票就多了，饕餮們就吃喝不盡了。<text:span text:style-name="T3"> <text:line-break/><text:line-break/></text:span>人渣黨向來就是玩這一套所謂公平正義的手法，滿口仁義道德，卻是基於一種極其敗德的政治操弄，污名化少數一方或弱勢一方，藉以贏得所謂人多的那一方的支持。<text:span text:style-name="T3"> <text:line-break/><text:line-break/></text:span>如果真要對比，怎麼不對比一下檯面上這群什麼都能吃的綠色饕餮們的豪奢生活與源源不絕湧入的巨額財富和一般人的辛苦生活及拼命工作方能謀口飯吃的痛苦。<text:span text:style-name="T3"> <text:line-break/><text:line-break/></text:span>比方說我問各位，你賺十億要賺多久？一般人的薪水假若一個月以三萬元計，你得從耶穌誕生之前的八百年，也就是西元前<text:span text:style-name="T3">760</text:span>年的古希臘時期開始賺，而且不吃不喝才行。假若你得吃得喝，一個月只能存三千，那就是得存至少三萬年才有十億，簡直都快追上山頂洞人的年代了。<text:span text:style-name="T3"> <text:line-break/><text:line-break/></text:span>但是，比方說，阿扁一家人的貪污以及蔡英文家族透過炒地皮的獲利，卻是好幾個十億。若真要比較，那就不光是山頂洞人的年代，我看至少得從北京猿人的時代開始慢慢賺起了。<text:span text:style-name="T3"> <text:line-break/><text:line-break/></text:span>若真要對比，那麼，這樣一種對比，恐怕才是你應該要看清的真相，恐怕才是你應該要看清的這些政客與名人名嘴及民主鬥士人權鬥士們的真實樣貌，而你我呢，只是他們藉以斂財的一個工具。這其實也是台灣民主假面底下的真實血肉實況。<text:span text:style-name="T3"> <text:line-break/><text:line-break/></text:span>別誤會，我不是反對賺錢，我並不仇富，而且還挺嚮往的呢；我不但不仇富，對於各種從無到有費盡心力的創業家如馬雲、比爾蓋茲、郭台銘及張忠謀等等，基本上我是尊敬的，我只是厭惡那些藉著什麼偉大的政治主張及什麼社運理想撈錢奪權獲取暴利卻不斷傷害社會的人。<text:span text:style-name="T3"> <text:line-break/><text:line-break/></text:span>補充一下，怕大家史學常識不足，北京猿人距今西元前幾十萬年。你不妨想像一下，體會一下，從西元前比方說五十萬年前開始上班、每天累得爆肝的感覺，一直累到現在倘若還沒累死的話，那你就擁有差不多蔡英文身價的十分之一了。<text:span text:style-name="T3"> <text:line-break/><text:line-break/></text:span>要是你野心很大，連剩下的十分之九也想追平，那你恐怕就算是亞當或夏娃也辦不到，因為這需要至少五百萬年的上班加班才有可能，但人類卻是出現在三、四百萬年前。也就是說，你比須比亞當夏娃更早出生兩百萬年，每天上班加班，那你才有可能有這些政客們的身價。<text:span text:style-name="T3"> <text:line-break/><text:line-break/></text:span>再說一次，我不是仇富，我只是厭惡市面上這些藉著玩弄美麗理想藉以向上提升者，套用王大師的話，這就是社運<text:span text:style-name="T3">IPO, </text:span>政治<text:span text:style-name="T3">IPO, </text:span>他不是真的有什麼台獨建國的什麼政治理念，更不是真的關心什麼社運理想什麼公平正義民主自由與透明公開什麼的，聽他在放屁，他只是藉著這些東西來使自己向上提升，大權在握，財源滾滾。<text:span text:style-name="T3"> <text:line-break/><text:line-break/></text:span>我常有個感覺是這樣：你要怎麼惡搞怎麼撈錢奪權我都認了，但能不能不要跟我說這是一種偉大理想的追求與實踐。因為，套句電影<text:span text:style-name="T3"><text:s/>"</text:span>教父<text:span text:style-name="T3">" </text:span>的話，<text:span text:style-name="T3">"</text:span>那對我的智慧真的是一種侮辱<text:span text:style-name="T3">"</text:span>。我們又不是第一天才剛出來混的。我們或許無力可回天，但我們腦子並沒有進水，我們並不笨。</text:p>
      <text:p text:style-name="P1">J. Z.   |  2017.01.07 16:53   |   <text:a xlink:type="simple" xlink:href="http://palinfo.habago.org/Entry?Command=Information_PrintForum&amp;iPage=202#FORUM35232"><text:span text:style-name="T2">#</text:span></text:a></text:p>
      <text:p text:style-name="P5">鄉民的正義不是台灣特有<text:span text:style-name="T3">, </text:span>這是加拿大版<text:span text:style-name="T3">... <text:line-break/></text:span>最近才知道加拿大有這麼一個團體專門在網路上用釣魚的手法狩獵戀童者<text:span text:style-name="T3">, </text:span>然後將其人錄影公佈在網路上<text:span text:style-name="T3">... <text:line-break/></text:span>我覺得這種正義魔人在某種意義上噁心程度和戀童者不相上下<text:span text:style-name="T3">... <text:line-break/><text:line-break/>https://goo.gl/v6klI9</text:span></text:p>
      <text:p text:style-name="P1"><text:span text:style-name="T1">陳真</text:span><text:s/>  |  2017.01.07 01:41   |   <text:a xlink:type="simple" xlink:href="http://palinfo.habago.org/Entry?Command=Information_PrintForum&amp;iPage=202#FORUM35231"><text:span text:style-name="T2">#</text:span></text:a></text:p>
      <text:p text:style-name="P3">每當我為生活忙碌得死去活來，另一個馬太飛鳥效應也常在我心裏發酵，聖經不是說了嗎？幹嘛那麼拼命呢？<text:span text:style-name="T3">"</text:span>你們看那天上飛鳥，不種也不收，也不積蓄在倉裡，你們的天父尚且養活牠，你們不比飛鳥貴重嗎？<text:span text:style-name="T3">" <text:line-break/><text:line-break/></text:span>真是說得好啊！我最喜歡這類鼓勵了。我幹嘛擔心房貸繳不起呢？幹嘛擔心月底斷炊呢？小鳥都不擔心了，阿憨那麼笨都不擔心了，我的智商至少是阿憨的三倍，我擔心什麼呢？<text:span text:style-name="T3"> <text:line-break/><text:line-break/></text:span>不過，還好我文學造旨多少還是有一點，我知道這是一種隱喻<text:span text:style-name="T3">(metaphor)</text:span>，不能<text:span text:style-name="T3"><text:s/>"</text:span>當真<text:span text:style-name="T3">"</text:span>，不能做字面解，不能<text:span text:style-name="T3">take it literally</text:span>，只能<text:span text:style-name="T3">take it metaphorically</text:span>。講到<text:span text:style-name="T3">metaphor, </text:span>這就講到我的本事來了。<text:span text:style-name="T3">metaphor </text:span>其實差不多就等於胡說八道的意思；一字一道不足解，八道才有了點意思，於是，胡說八道的人有福了，因為天國是他們的。<text:span text:style-name="T3"> <text:line-break/><text:line-break/></text:span>但我有個朋友，人很好，但想事情可能有點硬，不轉彎，其介如石，他原本跟我一樣為三餐忙碌，直到有一天，交友不慎，認識了教會中人，開始接觸聖經，每一句都做字面解，不幸產生飛鳥效應，竟然辭去大好工作，專心傳教。家人苦惱，他就背飛鳥經文給他家人聽，說飛鳥都不擔心吃的，我們擔心什麼？還好，似乎有信徒被他感動了，供應吃喝，才沒有出了亂子，看來飛鳥福音還是有點道理，但我們凡人對於神的話語我看最好還是盡量做隱喻解比較安全。<text:span text:style-name="T3"> <text:line-break/><text:line-break/></text:span>很多基本教義派其實真的很虔誠，但我以為，聖經若要做字面解，恐怕會出現無數矛盾與爭戰，因為既然有標準答案，就得爭個你死我活勢不兩立才行。這樣的人，這樣堅硬的頭腦，給他一本聖經，無異等於給他一座火藥庫。<text:span text:style-name="T3"> <text:line-break/><text:line-break/></text:span>胡說八道是玩笑詞，講好聽一點，隱喻其實不就是詩嗎？<text:span text:style-name="T3">"</text:span>以詩觀之<text:span text:style-name="T3">" </text:span>倒也不是說隨便讓人亂闡釋，今天要是有社會學家或經濟學家根據馬太福音發明一個飛鳥效應，主張人類應該向小鳥看齊，不用刻意生產物資糧食，或許也說得通，說不定還能投稿學術期刊，但這應該就不是聖經上<text:span text:style-name="T3"><text:s/>"</text:span>那個<text:span text:style-name="T3">" </text:span>意思了。至於<text:span text:style-name="T3"><text:s/>"</text:span>那個<text:span text:style-name="T3">" </text:span>意思是哪個意思，那就只能任人體會，說不準了。不管體會的結果為何，它終究不是一種行為指南，不是一種新生活運動式的概念陳述，該上的班還是得上，該忙的工作還是得忙，房貸還是得操心，明天的麵包還是得煩惱，有困難就要想辦法，而不是真的抬頭向天空發鳥發問。<text:span text:style-name="T3"> <text:line-break/><text:line-break/></text:span>我的生活四周常有基督徒環繞，個個飛黃騰達，事業有成，因此常有人想感化我，想幫我向上提升，他們看到我往往就像獵人看到兔子那樣興奮，想把我導向正途，因此經常讓我很苦惱，因為我實在沒有那個美國時間去回應那麼多<text:span text:style-name="T3"><text:s/>"</text:span>輔導迷途羔羊式<text:span text:style-name="T3">" </text:span>的傳教，真希望他們能放我一馬。<text:span text:style-name="T3"> <text:line-break/><text:line-break/></text:span>但我另一方面卻又不想傷他們的心，於是只能唯唯諾諾，不敢反駁。老實說，我經常一點都看不出來這些整天主啊耶穌啊的教會人士究竟哪一點像個基督徒，他們往往比一般什麼也不信的人恐怕離宗教都還離得更遠，難怪牛津大學<text:span text:style-name="T3">Andrew Linzey</text:span>教授<text:span text:style-name="T3">(</text:span>同時也是牧師<text:span text:style-name="T3">)</text:span>說，<text:span text:style-name="T3">"</text:span>沒有其它東西比教會更能遮蔽上帝的容顏<text:span text:style-name="T3">"</text:span>。題外話。</text:p>
      <text:p text:style-name="P1"><text:span text:style-name="T1">鄭涵文</text:span><text:s/>  |  2017.01.06 23:59   |   <text:a xlink:type="simple" xlink:href="http://palinfo.habago.org/Entry?Command=Information_PrintForum&amp;iPage=202#FORUM35230"><text:span text:style-name="T2">#</text:span></text:a></text:p>
      <text:p text:style-name="P5">楊世主先生：<text:span text:style-name="T3"> <text:line-break/><text:line-break/></text:span>馬太效應本身是一個科學用語，類似法律中有好撒馬利亞人法的學術用語，其詞彙本身的內容，都不考慮神學上的詮釋，只是藉其寓意跟名字。<text:span text:style-name="T3"> <text:line-break/>Matthew effect</text:span>這個詞最初提出適用於探討學術名聲集中的問題，隨後其他學科也開始以<text:span text:style-name="T3">Matthew effect model</text:span>這個詞來討論，在特定領域中，某些事物過度集中的狀況。<text:span text:style-name="T3"> <text:line-break/><text:line-break/></text:span>這個<text:span text:style-name="T3">PDF</text:span>上，有一個我不認識的學者跟另一個我也不認識的學者解釋了馬太效應原始的定義：<text:span text:style-name="T3"> <text:line-break/>http://www.naer.edu.tw/ezfiles/0/1000/attach/22/pta_5899_4761205_85316.pdf <text:line-break/><text:line-break/></text:span>從個人觀點來說，因為馬太效應本身已經是一個脫離神學成分的專有詞，內涵偏向於學術名聲，馬鑑一先生的說法要更完整的話，大概以<text:span text:style-name="T3">"</text:span>馬太效應的模式<text:span text:style-name="T3">"</text:span>會好一些。</text:p>
      <text:p text:style-name="P1"><text:span text:style-name="T1">陳真</text:span><text:s/>  |  2017.01.06 20:45   |   <text:a xlink:type="simple" xlink:href="http://palinfo.habago.org/Entry?Command=Information_PrintForum&amp;iPage=202#FORUM35229"><text:span text:style-name="T2">#</text:span></text:a></text:p>
      <text:p text:style-name="P6"><text:span text:style-name="T1">沒看過</text:span><text:s/>"<text:span text:style-name="T1">長城</text:span>" <text:span text:style-name="T1">這電影的，這段訪談還是可以看：</text:span> <text:line-break/><text:line-break/>https://www.youtube.com/watch?v=4rDPWxdwSRE</text:p>
      <text:p text:style-name="P1"><text:span text:style-name="T1">陳真</text:span><text:s/>  |  2017.01.06 20:27   |   <text:a xlink:type="simple" xlink:href="http://palinfo.habago.org/Entry?Command=Information_PrintForum&amp;iPage=202#FORUM35228"><text:span text:style-name="T2">#</text:span></text:a></text:p>
      <text:p text:style-name="P5">家裏有<text:span text:style-name="T3">MOD</text:span>的有福了，有一部<text:span text:style-name="T3"><text:s/>(</text:span>在我看來<text:span text:style-name="T3">) </text:span>全中國最偉大導演排名第二的賈樟柯的記錄片<text:span text:style-name="T3">(</text:span>排名第一當然就是侯孝賢<text:span text:style-name="T3">)</text:span>，用<text:span text:style-name="T3"><text:s/>"</text:span>賈樟柯<text:span text:style-name="T3">" </text:span>去搜尋就可找到，拍得還不錯，裏面有很多賈樟柯的訪談。<text:span text:style-name="T3"> <text:line-break/><text:line-break/></text:span>本來第二名的寶座屬於陳凱歌，特別是當他拍完<text:span text:style-name="T3"><text:s/>"</text:span>霸王別姬<text:span text:style-name="T3">" </text:span>之後，理當實至名歸。不料，很快就<text:span text:style-name="T3"><text:s/>"</text:span>墮落<text:span text:style-name="T3">" </text:span>了，後來的片子雖不至於爛，但總是今非昔比，似乎刻意要往通俗賣座的方向走，特別是有一部什麼<text:span text:style-name="T3"><text:s/>"</text:span>無極<text:span text:style-name="T3">" </text:span>的，我看是無腦還差不多，爛到爆炸，勉強看完後就決定把光碟給賣了。<text:span text:style-name="T3"> <text:line-break/><text:line-break/></text:span>於是，第二名就落在張藝謀身上，特別是看了他的<text:span text:style-name="T3"><text:s/>"</text:span>紅高粱<text:span text:style-name="T3">"</text:span>，真是驚為天人。沒想到，他很快也墮落了，而且墮落得有點理直氣壯，我都不知道這還算不算是一種墮落了，看來是比陳凱歌要真誠許多。<text:span text:style-name="T3"> <text:line-break/><text:line-break/></text:span>聽說最近張藝謀又出新片，啥咪！打怪獸？饕餮？我的天啊，張藝謀是很缺錢嗎？怎麼這麼離譜？昨天，抱著準備痛斥不肖導演、看他究竟是要墮落到什麼地步才會停止的心情進電影院，原本是抱著看<text:span text:style-name="T3"><text:s/>"</text:span>哈利波特<text:span text:style-name="T3">" </text:span>或什麼<text:span text:style-name="T3"><text:s/>"</text:span>魔戒<text:span text:style-name="T3">" </text:span>那樣一種無聊電影的心情進場，沒想到比我原先所預期的要好看多了，甚至有些影像和音樂差點讓我找眼淚瓶，打算下周再看一回。<text:span text:style-name="T3"> <text:line-break/><text:line-break/></text:span>有藝術水平的各位別緊張，我當然不是說這是什麼偉大的藝術片，我只是說，也許張藝謀原本就是這樣一個人，他有能力拍出非常純粹的電影例如<text:span text:style-name="T3"><text:s/>"</text:span>紅高粱<text:span text:style-name="T3">"</text:span>，但他這個<text:span text:style-name="T3"><text:s/>"</text:span>人<text:span text:style-name="T3">" </text:span>可能比他的<text:span text:style-name="T3"><text:s/>"</text:span>能力<text:span text:style-name="T3">" </text:span>要大很多，或是原本就不是那種很看重所謂藝術的人。在某個重要意義上，我還蠻喜歡這樣一種大氣，所謂藝術啦、思想啦、知識啦等等這些東西本身，畢竟也只是各種表達形式<text:span text:style-name="T3"><text:s/>"</text:span>之一<text:span text:style-name="T3">" </text:span>而已，不是什麼不得了的事。<text:span text:style-name="T3"> <text:line-break/><text:line-break/></text:span>思想也一樣，每聽到或看到那些把哲學或思想或知識或技藝講得好像多麼厲害的人，總覺得可笑。人的腦袋就這麼大一個，難道還能思想出或創造出什麼不得了的東西來？米蘭昆德拉說得對，<text:span text:style-name="T3">"</text:span>人類一思考，上帝就發笑<text:span text:style-name="T3">"</text:span>。我們家阿憨哪天如果吃了聰明丸突然以為自己會思考，我一定也會笑到翻肚。我喜歡文的東西，喜歡風花雪月，喜歡抽象微妙，喜歡數學，但我終究不是那種會去誇大其價值的人，畢竟我的<text:span text:style-name="T3"><text:s/>"</text:span>人<text:span text:style-name="T3">" </text:span>應該要比我的話或我的想法要<text:span text:style-name="T3"><text:s/>"</text:span>大<text:span text:style-name="T3">" </text:span>上一些；我若不是比它大，就很難俯視它或看淡它。<text:span text:style-name="T3"> <text:line-break/><text:line-break/></text:span>再說，一個人的所謂才氣，我看基本上是命定的，基因早就決定了，再掙扎其實也是多餘。<text:span text:style-name="T3"> <text:line-break/><text:line-break/></text:span>張藝謀這電影<text:span text:style-name="T3"><text:s/>"</text:span>長城<text:span text:style-name="T3">"</text:span>，作曲的音樂家叫<text:span text:style-name="T3"><text:s/>Ramin Djawadi</text:span>，伊朗人，他之前好像也給大爛片<text:span text:style-name="T3"><text:s/>"</text:span>鋼鐵人<text:span text:style-name="T3">" </text:span>配過樂。你聽他<text:span text:style-name="T3"><text:s/>"</text:span>長城<text:span text:style-name="T3">" </text:span>的音樂是不是覺得很熟悉？是不是覺得跟某人很像？沒有錯，就是<text:span text:style-name="T3"><text:s/>Hans Zimmer</text:span>，據說他就是<text:span text:style-name="T3">Hans Zimmer </text:span>的學生。<text:span text:style-name="T3"> <text:line-break/><text:line-break/></text:span>這電影就如張藝謀自己所說，是<text:span text:style-name="T3"><text:s/>"</text:span>爆米花電影<text:span text:style-name="T3">"</text:span>，不必用什麼大腦。但張藝謀說，你不能拍得太難，但也不能拍得很弱智很低能。他說，這其實很不容易拿捏，所以，當電影公司找上他拍片時，他要求修改劇本，前後改了一年多才開拍。<text:span text:style-name="T3"> <text:line-break/><text:line-break/></text:span>我在台灣出生，長大，雖然念過一點李白、蘇軾，但從小既未見長江黃河，也沒看過長城究竟長啥模樣，兩年前才終於往長城走一遭，從日出爬到日落，糊里糊塗當了一回好漢。中國，離我這麼遙遠的一個書上概念，但是不知道為什麼，我卻依然能嗅出中國的氣味，並且很容易因此受到感動；僅僅只是一個擂戰鼓的畫面，僅僅只是劉邦的幾句<text:span text:style-name="T3"><text:s/>"</text:span>大風歌<text:span text:style-name="T3">"</text:span>，<text:span text:style-name="T3">"</text:span>大風起兮雲飛揚<text:span text:style-name="T3">"</text:span>，卻突然像被人說中心事那樣，頓時悲從中來。<text:span text:style-name="T3"> <text:line-break/><text:line-break/></text:span>年紀越大，血液裏這份奇怪的<text:span text:style-name="T3"><text:s/>"</text:span>鄉愁<text:span text:style-name="T3">" </text:span>卻似乎越來越強烈。我知道那不是地理的，更不是政治的，也許是基因，感情，文化，也許是落葉對土地的一種渴望，也許真實，也許是一種幻想，我自己也說不清了，我只知道它如此強烈。我希望，當我有一天死了，是死在祖國的懷抱下，而非視我為外來者；除了中國，我沒有第二個家了。<text:span text:style-name="T3"> <text:line-break/><text:line-break/></text:span>底下必聽：<text:span text:style-name="T3"> <text:line-break/><text:line-break/>https://www.youtube.com/watch?v=GmZdqJUpj-s <text:line-break/><text:line-break/>https://www.youtube.com/watch?v=DGZN6dixCx0 <text:line-break/><text:line-break/></text:span>陳真<text:span text:style-name="T3"><text:s/>2017. 01. 06.</text:span></text:p>
      <text:p text:style-name="P1"><text:span text:style-name="T1">李念淨</text:span><text:s/>  |  2017.01.06 17:49   |   <text:a xlink:type="simple" xlink:href="http://palinfo.habago.org/Entry?Command=Information_PrintForum&amp;iPage=202#FORUM35227"><text:span text:style-name="T2">#</text:span></text:a></text:p>
      <text:p text:style-name="P3">而且整件事情我最不能理解的就是，很多圈內人明明知道她有問題，卻必須等到去年年底日本記者文章出來以後，才爭著跟她切割<text:span text:style-name="T3">...</text:span>為甚麼不早一點就把她欺騙的事情解決呢<text:span text:style-name="T3">? <text:line-break/><text:line-break/></text:span>而且從中央研究院的許多教授，文化部的金鼎獎<text:span text:style-name="T3">(</text:span>好在金馬獎那次頒給了大同<text:span text:style-name="T3">)</text:span>，這些從事歷史研究的學者以考證出名，卻也沒有太多著墨輕易給她作序背書，甚至給她頒獎，這不是問題很大嗎？</text:p>
      <text:p text:style-name="P1"><text:span text:style-name="T1">李念淨</text:span><text:s/>  |  2017.01.06 17:42   |   <text:a xlink:type="simple" xlink:href="http://palinfo.habago.org/Entry?Command=Information_PrintForum&amp;iPage=202#FORUM35226"><text:span text:style-name="T2">#</text:span></text:a></text:p>
      <text:p text:style-name="P5">談「灣生回家」案<text:span text:style-name="T3"><text:s/></text:span>遠流王榮文：我應該被上課<text:span text:style-name="T3"> <text:line-break/>http://udn.com/news/story/10708/2208507 <text:line-break/><text:line-break/></text:span>田中實加謊稱灣生後裔<text:span text:style-name="T3"><text:s/></text:span>中研院民族所都騙過<text:span text:style-name="T3"> <text:line-break/>http://news.ltn.com.tw/news/life/breakingnews/1935176 <text:line-break/><text:line-break/></text:span>陳芳明：田中實加利用台灣人歷史失憶症撒謊<text:span text:style-name="T3"> <text:line-break/>http://udn.com/news/story/10708/2204957 <text:line-break/><text:line-break/></text:span>田中實加的新聞網路上很多，就不多說了，感覺田中其實跟洪素珠很像，她們都不是大奸大惡之輩，也沒有必要對她們大加抨擊，她們只是台灣社會病態的代表而已。<text:span text:style-name="T3"> <text:line-break/><text:line-break/></text:span>但是像是陳芳明楊照這些人，明明應該有能力去考證查證，卻被固有的觀念沖昏頭腦就很糟糕了，但他們還能認錯。王榮文最可惡，新聞內文跟臉書絲毫沒有反省的意味，講得自己好像局外人不需要查證，而且說自己<text:span text:style-name="T3">"</text:span>堅信古典價值<text:span text:style-name="T3">"</text:span>？而且文末的華山文創園區，不正是被他搞爛的嗎？</text:p>
      <text:p text:style-name="P1"><text:span text:style-name="T1">楊世主</text:span><text:s/>  |  2017.01.06 17:13   |   <text:a xlink:type="simple" xlink:href="http://palinfo.habago.org/Entry?Command=Information_PrintForum&amp;iPage=202#FORUM35225"><text:span text:style-name="T2">#</text:span></text:a></text:p>
      <text:p text:style-name="P3">想不到聖經也能這麼看啊？我真是孤陋寡聞了。這個<text:span text:style-name="T3">"</text:span>馬太效應<text:span text:style-name="T3">"</text:span>就像大便混在香草冰淇淋裡一樣令人難以下嚥，有些號稱科學學者對聖經研究兮兮，例如用<text:span text:style-name="T3">"</text:span>科學<text:span text:style-name="T3">"</text:span>解釋瑪利亞如何處女生子、耶穌如何行在水面？水如何變成酒？摩西如何分開海水過紅海，或是所羅門王如何跟動物溝通、從大衛的勇氣談領袖養成之道等等等，對我來說，這些東西除了雞同鴨講，還是牛頭不對馬嘴，莫名其妙，不知所云。<text:span text:style-name="T3"> <text:line-break/><text:line-break/></text:span>建議若想引用聖經，是否至少先完整地讀完整個章節理解一下會比較好，或請教一下神職人員，就我經驗，我是不太敢亂釋經的。</text:p>
      <text:p text:style-name="P4"/>
      <text:p text:style-name="P1"><text:span text:style-name="T1">陳真</text:span><text:s/>  |  2017.01.06 16:02   |   <text:a xlink:type="simple" xlink:href="http://palinfo.habago.org/Entry?Command=Information_PrintForum&amp;iPage=203#FORUM35224"><text:span text:style-name="T2">#</text:span></text:a></text:p>
      <text:p text:style-name="P3">國民黨很沒出息，不跟著同流合污就不錯了還監督。新黨及勞動黨倒是比較好。<text:span text:style-name="T3"> <text:line-break/><text:line-break/></text:span>我不知道你的年齡與經歷等等，該不會是中小學生吧？因為聽起來對政治的理解很<text:span text:style-name="T3"><text:s/>"</text:span>單純<text:span text:style-name="T3">"</text:span>。<text:span text:style-name="T3"> <text:line-break/><text:line-break/></text:span>在島內，撈錢撈權有三種管道，在此提供給立志向上提升的有志之士們參考：<text:span text:style-name="T3"> <text:line-break/><text:line-break/></text:span>一，非法。比方說直接現金交易的那一種，檔次比較低，但是，當當事人很有把握不會出事時，能撈就撈，哪管你什麼合法非法。代表作之一，例如扁家，贓款多到沒地方放，連在家裏走路都會被錢給絆倒。<text:span text:style-name="T3"> <text:line-break/><text:line-break/></text:span>二，合法掩飾非法。大家智商都那麼高，想要<text:span text:style-name="T3"><text:s/>"</text:span>合法<text:span text:style-name="T3">" </text:span>那還不簡單，比方說改個名稱不就好了，幹嘛說贓款或活動費呢？太傷感情了，其實是台獨建國基金啦，或者說政治獻金也行，鉅額鈔票我就先義務幫大家存放在我的帳戶裏，哪天台獨建國時，就可以拿出來建設新國家。<text:span text:style-name="T3"> <text:line-break/><text:line-break/></text:span>這部份，方法很多，存乎一心，奧妙無窮，一言難盡。比方說，據我所知，個個都是股神，都是土地公，都是未卜先知，買什麼賺什麼，買低賣高，眼光精準，投資報酬率至少都是倍數起跳，巴菲特根本不夠看。<text:span text:style-name="T3"> <text:line-break/><text:line-break/></text:span>三，合法。正確來說其實是<text:span text:style-name="T3"><text:s/>"</text:span>所謂<text:span text:style-name="T3">" </text:span>合法，因為若真要撈錢撈權，哪需要非法？又不是存心要幾億幾億地幹一大票。這部份的潛規則就不好說了，不過，既然連我住在山洞裏都懂得這一套社會法則，一般人肯定都是懂的。方法說來微妙，其實就只是一個乖字。當然，對主子要乖，對主子的敵人要猛，這是屬於比較積極的作法。一般來說，只要乖就行，這是基本要件，對顏色要忠心要表態，思想、言語要正確，自然就會左右逢源，財源滾滾，否則就會到處碰壁，什麼都申請不到，甚至連原本垂手可得的小職位都可能不保。<text:span text:style-name="T3"> <text:line-break/><text:line-break/></text:span>各行各界，華人社會好像都是來這一套，簡單說就是自己人有福同享。講難聽點就是近親繁殖，用吾友柏楊先生的話來說就更難聽了，叫做發展<text:span text:style-name="T3"><text:s/>"</text:span>生殖器關係<text:span text:style-name="T3">"</text:span>。不一定動用到生殖器，這只是個比喻，大家不要緊張，意思是說系出同源自己人的意思。<text:span text:style-name="T3"> <text:line-break/><text:line-break/></text:span>台灣人很聰明的，大家都想成為<text:span text:style-name="T3"><text:s/>"</text:span>自己人<text:span text:style-name="T3">"</text:span>。你看，幾十萬人搶著加入民進黨。記得當初<text:span text:style-name="T3">(1986</text:span>年<text:span text:style-name="T3">)</text:span>創黨頭半年，高雄縣市黨部加一加才一百多人，真正平常會來參加活動的就那小貓兩三隻，比巴勒網成員數還少；現在卻四周一片積極表態的綠油油，校園和醫界更是如此，幾乎沒有一個藍的，彷彿跟恐龍一樣絕了跡。特別是過去這三、五年來更是不可思議，我經常不經意就會看到一些舊識，原本是深藍，現在居然變成深綠，當起綠衛兵來了，實在真難想像。套用吾友柏楊先生的話，其戲劇化程度，正猶如廉價小說那樣的情節。<text:span text:style-name="T3"> <text:line-break/><text:line-break/></text:span>比方說有一個學界朋友，不過才十多年前，恐怕就連講到林義雄都會讓他想吐而反感的一個<text:span text:style-name="T3"><text:s/>"</text:span>正人君子<text:span text:style-name="T3">" </text:span>般的忠<text:span text:style-name="T3">(</text:span>國民<text:span text:style-name="T3">)</text:span>黨愛國人士，這兩年居然成為綠營推崇的返國學者紅人似的，動用起什麼哲學概念，歌頌鄭南榕的偉大，攻擊籃旗，捍衛什麼台灣主權之類，純粹就是講一些我相信連他自己也不會相信的一套鬼話！<text:span text:style-name="T3"> <text:line-break/><text:line-break/></text:span>這二十年來，我過去在政治上社會上或學界醫界文化界裏認識的人，不管藍的綠的，愚的貪的，善的惡的，有能的無能的，統統變成一片綠油油，綠到發黑。這些人，只要立志向上提升者，幾乎沒有一個例外，全部向上提升了，囊括各部會首長及立法、司法、行政各單位主管，大小官位多得是，數以千計，每個人統統佔了個位置；要不就是當立委，當縣市長等等等。並不是因為他們很有才華或很有理想，而是因為他們表態效忠，顏色對了，打擊對象對了，選對路線了，自然個個吃香喝辣坐擁權位。其中處高位者，目前唯一需要做的工作大概就是三不五時在臉書上發表反中愛台的言論。至於所謂理想或什麼社運或人權什麼的，<text:span text:style-name="T3">x</text:span>它媽的難道你還真信？那只是一種晉身階，一種累積所謂政治資源與人脈以及打擊異己的工具，一種撈錢撈權的手段。<text:span text:style-name="T3"> <text:line-break/><text:line-break/>1987</text:span>年，我和施信民及張國龍等人籌組環保聯盟，每次開籌備會議，總是有個人在一旁寫記錄、印資料，交待開會細節，就像助理那樣。那個人是誰呢？他叫做林錫耀。林錫耀是誰啊？他就是現在的所謂行政院副院長。<text:span text:style-name="T3"> <text:line-break/><text:line-break/></text:span>將近<text:span text:style-name="T3">30</text:span>年前，差不多也是<text:span text:style-name="T3">1987-1988</text:span>年左右吧，綠島仍是惡魔島，只關重刑犯與政治犯，一般人禁止登陸。我和戴振耀及楊秋興等人，代表台權會跟軍方交涉，登島成功，探訪島上政治犯。我前後去了兩三趟。有一回，有個民進報<text:span text:style-name="T3">(</text:span>民進黨的機關報<text:span text:style-name="T3">)</text:span>的學生記者也跟著來，一路隨身採訪，那學生是我當時認識的一個好朋友，名叫陳啟昱。陳啟昱現在在幹啥呢？他不是有志於什麼農民運動，要拯救農民悲慘的命運嗎？他現在是台糖的董事長。<text:span text:style-name="T3"> <text:line-break/><text:line-break/></text:span>因為當年籌組環保聯盟以及宜蘭反六輕的關係，我還認識一個年紀大我幾歲的朋友，叫做陳金德。陳金德不是有志於反污染愛土地嗎？那他現在在幹啥呢？他是現任中國石油公司董事長。<text:span text:style-name="T3"> <text:line-break/><text:line-break/></text:span>還有一個，算是台灣所謂學生運動早期帶頭者之一，他在北，我在南，跟我屬於同一時期，但是年紀比我大上五、六歲，叫做李文忠。他不是有志於好多種社運嗎？工運，農運，消費者運動什麼的，如果我沒記錯，他還曾經反對軍購。當然，國民黨主政下，他就反軍購，民進黨當權時，他就主張軍購。那他現在在幹啥呢？他是行政院退輔會副主委。<text:span text:style-name="T3"> <text:line-break/><text:line-break/></text:span>舉凡各種國營事業或各部會高官首長或地方局處長等等等，幾乎都被這些熟人給佔據了。過去與我交情要好的一些人其實大多人品是還不錯的，問題是，他們之所以佔據各項高官厚祿，難道是因為他們學有專長適才適用？當然不是。純粹就是政治酬庸，政治派系分贓。他們的能力，依我看，就專業來說，隨便找個工讀生恐怕都不輸他們，但他們卻掌握動輒數以百億千億的國家預算。你相信當一部國家機器以這樣一種分贓方式讓一群所謂<text:span text:style-name="T3"><text:s/>"</text:span>自己人<text:span text:style-name="T3">" </text:span>給分割佔領了時，這個國家會進步嗎？難道只要乖就能辦事？國家重要職務難道不需要一點點專業才能？<text:span text:style-name="T3"> <text:line-break/><text:line-break/></text:span>不光是分贓給自己人，台灣還有個現象叫政治世襲，或者用過去黨外的攻擊術語來說，就是一種<text:span text:style-name="T3"><text:s/>"</text:span>家族政治與地方山頭<text:span text:style-name="T3">"</text:span>，就像黑幫家族那樣，盤據一地為王，就跟古代帝制諸侯差不多，所謂民主，只是權位世襲的一塊遮羞布。政治上，上一代吃得很爽很爽的，所謂肥水不落外人田，經常就想盡辦法把權位再傳給下一代，請問有幾個政治人物不是這樣？一大堆綠油油的富二代政二代。<text:span text:style-name="T3"> <text:line-break/><text:line-break/></text:span>並不是說政治不能世襲，而是說，這些人往往生活豪奢貪婪，無德無能，但卻一個個以打擊國民黨權貴的形象出現。他們自己比誰都還權貴都還特權不是嗎？這樣一種政治世襲，不就是以前黨外所拼命攻擊的嗎？但是，國民黨不可以做的事，民進黨卻可以做，因為綠色是正確且正義的顏色。可是，一個工作如果真的那麼痛苦，犧牲代價那麼大，為何會個個想盡辦法把自己的小孩推入火坑繼續<text:span text:style-name="T3"><text:s/>"</text:span>犧牲奉獻<text:span text:style-name="T3">"</text:span>？<text:span text:style-name="T3"> <text:line-break/><text:line-break/></text:span>島內政治，說來可悲，豺狼爭食，利益當頭。我對未來看不出一絲改變的可能，除非人們從根本價值上改變對人事物的看法與評價。要不然，什麼樣的人民，自然就會有什麼樣的政客與名人以及什麼樣的政治與社會文化。當世界以一種極其驚人的速度往前飛奔，而我們卻始終在同樣的泥淖中浮沉並且自鳴得意。</text:p>
      <text:p text:style-name="P1"><text:span text:style-name="T1">馬鑑一</text:span><text:s/>  |  2017.01.06 15:31   |   <text:a xlink:type="simple" xlink:href="http://palinfo.habago.org/Entry?Command=Information_PrintForum&amp;iPage=203#FORUM35223"><text:span text:style-name="T2">#</text:span></text:a></text:p>
      <text:p text:style-name="P5">兄弟我没這麼大能耐，自創一個定律。<text:span text:style-name="T3"> <text:line-break/></text:span>有疑問的人，請找羅伯特<text:span text:style-name="T3">·</text:span>莫頓。<text:span text:style-name="T3"> <text:line-break/>------------------------------------------------------------------ <text:line-break/>https://zh.m.wikipedia.org/wiki/</text:span>马太效应<text:span text:style-name="T3"> <text:line-break/>1968</text:span>年，美國科學史學者羅伯特<text:span text:style-name="T3">·</text:span>莫頓提出這個術語用以概括一種社會心理現象：「相對於那些不知名的研究者，聲名顯赫的科學家通常得到更多的聲望，即使他們的成就是相似的，同樣地，在同一個項目上，聲譽通常給予那些已經出名的研究者，例如，一個獎項幾乎總是授予最資深的研究者，即使所有工作都是一個研究生完成的。」<text:span text:style-name="T3"> <text:line-break/><text:line-break/></text:span>莫頓考察了決定這樣一個效應的社會心理條件和機制，並發現了多重發現的重複功能與傑出科學家的聚焦功能之間的相互聯繫。傑出科學家會透過他們所發現的研究論述的重要價值，以及他們的自信心，而得到聚焦功能的強化。這種自信心一部分是固有的，一部分是在有創造性的科學環境中體驗和交往的結果，還有一部分是後來社會確認了他們的社會地位的結果；這種自信鼓勵科學家們去探尋有風險但重要的問題，鼓勵他們強調自己的研究結果。<text:span text:style-name="T3"> <text:line-break/></text:span>宏觀社會意義上的馬太效應原理，明顯地表現在那些現在導致科學資源和天才集中化的社會選擇過程之中。<text:span text:style-name="T3"><text:line-break/><text:line-break/></text:span>經濟學<text:span text:style-name="T3"><text:s/><text:line-break/></text:span>馬太效應為強者愈強弱者越弱之現象，即是貧者愈貧富者愈富。<text:span text:style-name="T3">[4] </text:span>現實中就是指，只要獲得了每一點的成功，就會產生累積優勢，使之擁有更大的機會獲得更卓越的成就。也是造就了貧富差距的原因之一。<text:span text:style-name="T3"> </text:span></text:p>
      <text:p text:style-name="P1"><text:span text:style-name="T1">楊世主</text:span><text:s/>  |  2017.01.06 15:03   |   <text:a xlink:type="simple" xlink:href="http://palinfo.habago.org/Entry?Command=Information_PrintForum&amp;iPage=203#FORUM35222"><text:span text:style-name="T2">#</text:span></text:a></text:p>
      <text:p text:style-name="P3">可否請馬先生不要斷章取義聖經充當你個人意見的註解，馬太這句話必須讀完整篇文字來理解，就你的引用方式根本是雞同鴨講，牛頭不對馬嘴。</text:p>
      <text:p text:style-name="P1"><text:span text:style-name="T1">馬鑑一</text:span><text:s/>  |  2017.01.06 13:55   |   <text:a xlink:type="simple" xlink:href="http://palinfo.habago.org/Entry?Command=Information_PrintForum&amp;iPage=203#FORUM35221"><text:span text:style-name="T2">#</text:span></text:a></text:p>
      <text:p text:style-name="P5"><text:span text:style-name="T3"><text:line-break/></text:span>每月<text:span text:style-name="T3">6</text:span>萬<text:span text:style-name="T3">8</text:span>的退休教師，要求政府補足他的責任。<text:span text:style-name="T3"> <text:line-break/></text:span>每月<text:span text:style-name="T3">3</text:span>千<text:span text:style-name="T3">5</text:span>的老人，繼續拾荒直到死亡。<text:span text:style-name="T3"> <text:line-break/></text:span>馬太福音：「凡有的，還要加給他，叫他有餘；凡沒有的，連他所有的也要奪去。」<text:span text:style-name="T3"> <text:line-break/></text:span>馬太定律還真他媽的是萬古不移的真理。<text:span text:style-name="T3"> <text:line-break/>---------------------------------------------------------- <text:line-break/></text:span>不滿年金改革<text:span text:style-name="T3"><text:s/></text:span>全台<text:span text:style-name="T3">10</text:span>萬名老師抗議遍地開花<text:span text:style-name="T3"> <text:line-break/>2017-01-06 11:25</text:span>聯合報<text:span text:style-name="T3"><text:s/></text:span>記者馮靖惠╱即時報導<text:span text:style-name="T3"> <text:line-break/></text:span>全教總理事長張旭政表示，公教退撫基金會面臨破產問題，最主要的原因是過去提撥不足，應提撥<text:span text:style-name="T3">19%</text:span>，卻只提撥<text:span text:style-name="T3">8%</text:span>，每年下來一定會破產。公教人員願意把過去提撥不足的部分進行補繳，從每個月的退休金去扣，而每月減少的錢必須回流到退撫基金，確保財務穩定。然而，政府必須為政策失誤負完全責任，就歷年不足額提撥來說，有<text:span text:style-name="T3">65</text:span>％都是政府責任，政府必須先行補足。</text:p>
      <text:p text:style-name="P1"><text:span text:style-name="T1">馬鑑一</text:span><text:s/>  |  2017.01.06 13:20   |   <text:a xlink:type="simple" xlink:href="http://palinfo.habago.org/Entry?Command=Information_PrintForum&amp;iPage=203#FORUM35220"><text:span text:style-name="T2">#</text:span></text:a></text:p>
      <text:p text:style-name="P3">國民黨當年在大陸被共產黨打得灰頭土臉。共產黨的土改贏得了廣大人心。國民黨逃到台灣之後，突然搖身一變，成了進步的土地改革者。原因可能很多，但最重要的一點，恐怕是大陸上的地主都是國民黨的好朋友，國民黨根本不想土改。到了台灣，台灣的地主大多與國民黨非親非故，因此國民黨也就正義凜然地大刀闊斧改革起來。<text:span text:style-name="T3"> <text:line-break/></text:span>共產黨在大陸搞的土改，殘不殘酷？非常殘酷。所謂矯枉過正，不過正不足以矯枉。正因為殘酷，所以共產黨成功了。國民黨在台灣的土改成功，亦為國民黨專政時期的重要功績，這是誰都抹殺不了的。<text:span text:style-name="T3"> <text:line-break/></text:span>今天的年金改革，非常類似。國民黨改不下去，所以由民進黨來改，如果民進黨改成了，這將會是民進黨專政時期的重要功績，這是誰都抹殺不了的。<text:span text:style-name="T3"> <text:line-break/></text:span>至於民進黨權貴的濫權，正是國民黨該努力監督的。不受監督的權力，必然濫權。</text:p>
      <text:p text:style-name="P1"><text:span text:style-name="T1">陳真</text:span><text:s/>  |  2017.01.06 11:20   |   <text:a xlink:type="simple" xlink:href="http://palinfo.habago.org/Entry?Command=Information_PrintForum&amp;iPage=203#FORUM35219"><text:span text:style-name="T2">#</text:span></text:a></text:p>
      <text:p text:style-name="P5">若要講公平，依我看，先把那些什麼事都根本不用做、藉著四處擔任所謂董事每年就能領取數千萬<text:span text:style-name="T3"><text:s/>"</text:span>薪水<text:span text:style-name="T3">" </text:span>的政客、名人、名嘴的錢先一律充公才是正義。比方說這位所謂行政院長林全，媽的，他是天才兒童嗎？生物科技也懂，胰臟癌也懂，大腸癌也懂，婦女四物丸也懂，蚊蟲咬傷的<text:span text:style-name="T3"><text:s/>"</text:span>小護士曼秀雷敦<text:span text:style-name="T3">" </text:span>也懂，記憶體也懂，面板也懂，金屬機殼也懂，電腦也懂，產物保險也懂，媽的，有沒有什麼是他不懂的，要不然怎麼能擔任這麼多家公司的什麼董事？<text:span text:style-name="T3"> <text:line-break/><text:line-break/></text:span>光是童子賢的和碩，一年就給林全一千多萬，華亞科一百多萬，鎧勝<text:span text:style-name="T3">-KY</text:span>兩百萬至五百萬<text:span text:style-name="T3">...</text:span>東洋製藥幾百萬，美亞產險、智擎生技<text:span text:style-name="T3">....</text:span>等等等，數不清。媽的，掛個名，當公司的門神，什麼事都不用做，一年就能領個幾千萬。媽的，難怪他竟然會以所謂行政院長的身份鼓勵說什麼<text:span text:style-name="T3"><text:s/>"</text:span>漲價是必然的<text:span text:style-name="T3">"</text:span>，甚至要大家<text:span text:style-name="T3"><text:s/>"</text:span>就認了吧<text:span text:style-name="T3">"</text:span>。媽的，我要是到處掛個名給人當保鏢，什麼事都不用做，一年就有幾千萬收入，我也不會怕漲價。媽的，漲到我早就連蔥都不敢買了，香蕉也是，一次只敢買兩條。<text:span text:style-name="T3"> <text:line-break/><text:line-break/></text:span>我要說的是，反正台灣也不是只爛這一兩天，要怎麼胡搞瞎搞所謂改革，我都沒意見，但別說什麼公平正義，別說什麼繼往開來千秋萬世。我要是大權在握，保證也能任意創造出各種所謂改革議題；我不是說這樣對或不對，而只是說這些缺乏必然道德意涵的東西，別講得好像什麼偉大不凡的正義改革。真要改革，那麼，這些整天要改革別人的人，其實就是第一個應該被改革的對象，比方說那位光是靠炒地皮就能賺上好幾十億、姓蔡的所謂總統。<text:span text:style-name="T3"> <text:line-break/><text:line-break/>https://goo.gl/SdosrE <text:line-break/><text:line-break/></text:span>別的縣市我可能比較不熟，台南我可是從小到大熟得很，媽的，為什麼每次變更地目，土地價格暴漲數十倍，卻總是剛剛好就會有一些綠油油的人未卜先知，事先就能買進大批土地等著價格暴漲？黨外時，國民黨全搞的這一套，後來變成民主聖地二、三十年了，情況卻更是變本加厲，至於所謂司法，過去法院是國民黨開的，後來旗子換顏色換成綠的了，每次都是雷聲大雨點小，不管怎麼扯爛污，只要顏色對了，只要權勢背景夠強，絕不會有事，保證<text:span text:style-name="T3"><text:s/>"</text:span>查無實據<text:span text:style-name="T3">"</text:span>，原來一切都只是誤會，原來人家只是比較會理財而已。</text:p>
      <text:p text:style-name="P1"><text:span text:style-name="T1">馬鑑一</text:span><text:s/>  |  2017.01.06 03:03   |   <text:a xlink:type="simple" xlink:href="http://palinfo.habago.org/Entry?Command=Information_PrintForum&amp;iPage=203#FORUM35218"><text:span text:style-name="T2">#</text:span></text:a></text:p>
      <text:p text:style-name="P3"><text:span text:style-name="T3"><text:line-break/></text:span>蔡政府最艱鉅的任務<text:span text:style-name="T3">---</text:span>年金改革，將進入決戰時刻。退休軍公教人員屆時將有大規模的激烈抗爭，可以想見。<text:span text:style-name="T3"> <text:line-break/></text:span>我們不必苛責當時設計這套退輔制度的人考慮不够多，或許當年（<text:span text:style-name="T3">1990</text:span>年代）真的是景氣好，國家財政健全，政府自信有能力負擔得起這麼優厚的退休金。<text:span text:style-name="T3"> <text:line-break/></text:span>我只想問一件事，當年的經濟這麼好，為什麼政府没有同時建立一個有一點人性的年金制度？公務人員<text:span text:style-name="T3">50</text:span>歲左右退休，平均月領<text:span text:style-name="T3">6</text:span>萬。一輩子打零工、拾荒或甚至是賣淫的人，在他們晚年時，能有每月一萬元的基礎年金，讓所有老年人能有起碼的尊嚴，而不是現在的每月<text:span text:style-name="T3">3500</text:span>。<text:span text:style-name="T3"> <text:line-break/></text:span>馬太福音：「凡有的，還要加給他，叫他有餘；凡沒有的，連他所有的也要奪去。」<text:span text:style-name="T3"> <text:line-break/></text:span>不正是描述台灣嗎？<text:span text:style-name="T3"> <text:line-break/></text:span>如果當年的設計是考慮到全民的，現在改革起來反而較為容易。<text:span text:style-name="T3"> <text:line-break/></text:span>關於年金改革，我没有別的選擇，全力支持蔡政府。<text:span text:style-name="T3"> <text:line-break/></text:span>「三民主義，吾黨所宗。<text:span text:style-name="T3">……</text:span>」<text:span text:style-name="T3"> <text:line-break/><text:line-break/></text:span>、</text:p>
      <text:p text:style-name="P1"><text:span text:style-name="T1">陳真</text:span><text:s/>  |  2017.01.04 20:34   |   <text:a xlink:type="simple" xlink:href="http://palinfo.habago.org/Entry?Command=Information_PrintForum&amp;iPage=203#FORUM35217"><text:span text:style-name="T2">#</text:span></text:a></text:p>
      <text:p text:style-name="P5">大家不要只待在後台，前台也有新文章。</text:p>
      <text:p text:style-name="P1"><text:span text:style-name="T1">陳真</text:span><text:s/>  |  2017.01.02 19:48   |   <text:a xlink:type="simple" xlink:href="http://palinfo.habago.org/Entry?Command=Information_PrintForum&amp;iPage=203#FORUM35216"><text:span text:style-name="T2">#</text:span></text:a></text:p>
      <text:p text:style-name="P3">這些媒體寵兒整天只會講一些很低能無聊的話，但是台灣的所謂媒體卻樂此不疲，每天把一些無聊人的無聊話當聖經傳佈。<text:span text:style-name="T3"> <text:line-break/><text:line-break/></text:span>在台灣，當一個記者根本不需要任何智商，只要會上網就行，不需做任何研究，不需投入任何議題，就只需要從網路上隨便找一些自己瞎捧出來的名嘴，報導他們每天在什麼臉書上講了些什麼話就行，越是低能，越是無聊者，似乎就越是報導對象，誰又給誰酸了，誰又給誰打臉了，誰又寫了什麼神回覆，誰又寫了哪幾個字，當然又是神回覆。天底下怎麼會有像台灣這樣一種低能到爆的社會，實在很難想像；一個稍微有點大腦和心靈的人，究竟得用多大的忍耐力來忍受生活在這樣一種低能環境中？<text:span text:style-name="T3"> <text:line-break/><text:line-break/>http://udn.com/news/story/1/2190683 <text:line-break/><text:line-break/>http://udn.com/news/story/1/2205070</text:span></text:p>
      <text:p text:style-name="P1"><text:span text:style-name="T1">陳真</text:span><text:s/>  |  2017.01.02 02:52   |   <text:a xlink:type="simple" xlink:href="http://palinfo.habago.org/Entry?Command=Information_PrintForum&amp;iPage=203#FORUM35215"><text:span text:style-name="T2">#</text:span></text:a></text:p>
      <text:p text:style-name="P5">（續）<text:span text:style-name="T3"> <text:line-break/><text:line-break/></text:span>很多人寫東西，你不用看就知道他要寫些什麼了。比方說，那些綠油油的人或媒體，寫些什麼還需要看嗎？寫來寫去不外就是<text:span text:style-name="T3"><text:s/>"</text:span>勇敢的台灣人<text:span text:style-name="T3">VS. </text:span>萬惡的中國人<text:span text:style-name="T3">" </text:span>或是什麼捍衛台灣神聖主權之類。你都還沒發問呢，他答案就先出來了，說來說去就那樣一些神聖不可質疑的原則，藉以敵我二分。信之為善，不信則為惡。至於貫徹原則為的是什麼呢？背後總該有個良善目的吧？沒有。背後啥也沒有，彷彿原則本身就是至高無上的目的。這不是政治，不是正義，不是公眾的<text:span text:style-name="T3"><text:s/>"</text:span>善<text:span text:style-name="T3">" </text:span>或道德，這是一種宗教了吧。當然，事實上也不是宗教，這往往只是一種騙術話術，自欺欺人，招攬黨羽幫眾。<text:span text:style-name="T3"> <text:line-break/><text:line-break/></text:span>綠油油的極端對立面其實差不多也是這樣，凡事都是既定原則。一個東西，一旦原則化，估計離口號也不遠了。說好聽點呢，就是某種主義。我真心信仰的唯一主義其實就是<text:span text:style-name="T3"><text:s/>"</text:span>沒有主義<text:span text:style-name="T3">"</text:span>，根本沒有<text:span text:style-name="T3"><text:s/>"</text:span>主義<text:span text:style-name="T3">" </text:span>這東西，凡事都應該得從零開始說起，觀看方方面面的無數可能性。任誰要跟我談主義談原則，我就頭痛，啞口無言搭不上腔，畢竟那不是我看世界的方式。蘇聯作家高爾基說，<text:span text:style-name="T3">"</text:span>愛情沒有法則<text:span text:style-name="T3">"</text:span>。依我看，凡屬情感的、美感的、道德的都一樣，都沒有個固定章法；一對戀人，總該不是根據某種原則在進行正確的情感交流吧；你之所以行事正直，應該也不是因為你腦袋裏塞滿了各種正義原則；你幫助路邊一隻受傷的小狗，應該也不是首先想到動物權的原則理念吧？<text:span text:style-name="T3"> <text:line-break/><text:line-break/></text:span>概念化或原則化當然還是有用的，把個別血肉事物給抽象化，方便溝通，但它終究只是一種手段，而非目的本身。就比方說，我支持動物權，但我魚蝦蟹還是照吃，雖然牠們都是動物；我畢竟不是依照原則辦事。過去這十幾年來我從台獨轉而支持統一，並不是因為我接受了統一這項神聖使命，而只是因為我意識到統一對兩岸人民乃至世上眾人是有利的，或利遠大於弊的。倘若有一天，世界局勢有變，台獨有利於世上大多數人時，為什麼非統一不可呢？<text:span text:style-name="T3"> <text:line-break/><text:line-break/></text:span>當醫生有個首要原則就是<text:span text:style-name="T3"><text:s/>"Do no harm" (</text:span>別造成傷害<text:span text:style-name="T3">)</text:span>。但是有可能不造成傷害嗎？很難吧。每開一個刀，每開一道處方，對身體都是一種傷害，天底下難道會有哪個藥物是沒有副作用的嗎？食物都有副作用了，何況藥物，但我們衡量利害得失後，該開刀開刀，該吃藥吃藥。我們所面臨的道德困境往往不是在好與壞之間做一選擇，而是在更多的惡與更少的惡之間，或更多的善與更少的善之間，做出選擇。<text:span text:style-name="T3"> <text:line-break/><text:line-break/>"</text:span>沒有主義＂聽起來彷彿也是一種主義了，就像相對主義，似乎凡事沒個準則便是一種準則。但我倒也無此意，基本上我還是相信<text:span text:style-name="T3"><text:s/>"</text:span>絕對<text:span text:style-name="T3">"</text:span>，相信一種絕對價值。問題卻出在我配不上它，故而無從言說。就好像我很想要成為一名天主教徒或基督徒，但就是配不上；道理這東西，講很容易，做很難。平常開車都已經很想殺人了，更不用說哪天遇到歹徒，要我不傷害他而任其宰割恐怕很難。戰爭也一樣，講<text:span text:style-name="T3"><text:s/>"</text:span>非暴力＂很容易，但要執行卻很難；天底下應該沒有比那些崇尚各種形式的暴力、並且整天鼓吹仇恨大陸人的綠營人士更會講什麼<text:span text:style-name="T3"><text:s/>"</text:span>愛與非暴力<text:span text:style-name="T3">" </text:span>的了。<text:span text:style-name="T3"> <text:line-break/><text:line-break/></text:span>甘地在二戰期間的一些反戰作為始終讓我很感動，但我並不是被他的話所感動，而是他的生命，他一生的作為。比方說，他拒絕與英、美同盟，因為他說他看不出來英國在印度的所作所為和納粹有何不同；他說，西方的民主自由只是<text:span text:style-name="T3"><text:s/>"</text:span>西方人至上<text:span text:style-name="T3">" </text:span>的一場假面騙局；至於日本的侵略，他主張讓印度人集體手無寸鐵地走向日本人的刺刀，自願受死，直到屍體堆積如山，直到日本人找回他們應有的良知而願意放下屠刀。甘地並當面建議蔣介石也採用這個極其有效而且不會有副作用的方法抗日。甘地的思想、精神與作為，就如同耶穌一般，我心嚮往，但就是做不到。非暴力顯然要比暴力更要困難千萬倍。</text:p>
      <text:p text:style-name="P1"><text:span text:style-name="T1">陳真</text:span><text:s/>  |  2017.01.01 04:00   |   <text:a xlink:type="simple" xlink:href="http://palinfo.habago.org/Entry?Command=Information_PrintForum&amp;iPage=203#FORUM35214"><text:span text:style-name="T2">#</text:span></text:a></text:p>
      <text:p text:style-name="P3">過年了，講個聽來的笑話。<text:span text:style-name="T3"> <text:line-break/><text:line-break/></text:span>日夜勞苦，衰事連篇，倏忽又是新的一年，不知運勢如何，很煩惱。恰好剛剛在路上遇到一隻看起來很有智慧的狗，於是我就蹲下來，虛心向牠請教。牠真的很有智慧，廢話不多，只說了一個字：<text:span text:style-name="T3">"</text:span>旺！<text:span text:style-name="T3">" </text:span>於是我就放心了，充滿希望迎接新的一年。</text:p>
      <text:p text:style-name="P4"/>
      <text:p text:style-name="P1"><text:span text:style-name="T1">陳真</text:span><text:s/>  |  2017.01.01 03:54   |   <text:a xlink:type="simple" xlink:href="http://palinfo.habago.org/Entry?Command=Information_PrintForum&amp;iPage=204#FORUM35213"><text:span text:style-name="T2">#</text:span></text:a></text:p>
      <text:p text:style-name="P3">怎麼看待道德當然沒有個必然標準。不過，我是這麼看的：<text:span text:style-name="T3"> <text:line-break/><text:line-break/></text:span>底線當然還是要有的，但它不會是一種行為主義的概念，因為，同一種行為本身，善惡卻很可能大不同。比方說林肯也發起戰爭，應該不會有人因此說他是個人渣，不會把他和布希或柯林頓、希拉蕊以及歐巴馬等等這些無恥惡棍等量齊觀。這意味著，道德並不是蘊藏在行為裡頭；一樣是殺人，善惡大不同，微妙居心恐怕才是善惡的載體。在這個意義上，你也許可以說我投了康德一票。<text:span text:style-name="T3"> <text:line-break/><text:line-break/></text:span>在道德上，我始終有一個強烈想法就是<text:span text:style-name="T3"><text:s/>"</text:span>反原則化<text:span text:style-name="T3">"</text:span>。簡單說，道德不該是一種可以像科學那樣定性定量進而加以公式化或原則化的東西。相反地，它比較接近美，或者對我來說，它其實就是美本身，善惡無非就是美醜，但你終究沒法給美寫出一道公式或原則。它不但無法原則化，甚至許多時候出不了方寸之間，所謂情人眼裡出西施。我身邊好多美不勝收的東西，在旁人眼裡卻只是一堆垃圾。比方說我有幾個毬果，這東西公園裏多得是，要多少有多少，但這些毬果對我而言卻極其珍貴，它們是我住在英國十年之中從維根斯坦的墳上撿來的。<text:span text:style-name="T3"> <text:line-break/><text:line-break/></text:span>道德就跟美一樣，難以言喻。你看到一朵花很美，美在哪？你根本說不上來。某個人很好，好在哪？你其實也一樣說不上來。一個好人絕不是沒有前科的人，也不是做好事的人，反之亦然。一個人渣，也絕不是做奸犯科的人，相反地，他們幹的好事可多了呢。你看，台灣那些進步界的人，或什麼有理想有理念的什麼公共型知識分子或政治人物，越是光鮮亮麗者，人渣等級往往越高。也許你會納悶，他們到底幹了什麼違法之事？當然沒有。就算有，其實也根本不是重點。也許你又會說，那我怎麼看不見他們的卑鄙醜陋呢？當然看不見，因為你跟我看世界的眼光不一樣。在你看來美不勝收令人仰慕的人事物，在我看來卻很可能齷齪不堪。反之亦然。<text:span text:style-name="T3"> <text:line-break/><text:line-break/></text:span>我特別喜歡波蘭斯基的<text:span text:style-name="T3"><text:s/>“</text:span>失嬰記<text:span text:style-name="T3">“</text:span>，對裡面那些魔鬼印象深刻，真是邪惡到爆。但這樣一些魔鬼卻如此尋常而溫馨，充斥生活四周。就在此時此刻，就在這擁擠不堪的火車上，就在我於混亂人群中艱難地用手機寫這些留言的同時，我的眼前就有一隻<text:span text:style-name="T3"><text:s/>"</text:span>魔鬼<text:span text:style-name="T3">"</text:span>，是個富婆，全身上下穿金戴銀，連指甲都上了顏色，頤指氣使高談闊論，整個車廂都可以聽到她演說一般的<text:span text:style-name="T3"><text:s/>"</text:span>聊天<text:span text:style-name="T3">"</text:span>；從高雄上車開始，以至少<text:span text:style-name="T3">80</text:span>分貝的音量一直講講講，嘴巴沒有一秒鐘合上，一直講到都快台中了還在講，毫無疲態，講她的員工，講她的環遊世界之旅，講她的幾十萬名牌包，講她每天泡牛奶溫泉保養肌膚，講無數八卦<text:span text:style-name="T3">……</text:span>。重點不是她講了些什麼內容，重點也不是她干擾了公共安寧，重點不是任何行為本身，重點是那樣一種<text:span text:style-name="T3"><text:s/>"</text:span>嘴臉<text:span text:style-name="T3">"</text:span>，那樣一種我根本說不上來、難以言喻的神情態度所反映的心思與心態實在令人作嘔。<text:span text:style-name="T3"> <text:line-break/><text:line-break/></text:span>這三天，我差點打破金氏世界記錄，創下三天不睡覺連續開車<text:span text:style-name="T3">60</text:span>幾個小時超過兩千公里的世界記錄。後來體力不支，沒能創下記錄，改搭統聯接駁火車。之所以會有此一環島兩圈的驚人壯舉，說來你也許不信，不過就是因為某些人的一種難以言喻的微妙心機所致，於己無利，於我卻有大害，整整折磨了我三天，就只為了做一件其實頂多三分鐘而且根本不需出門就可以完成的事，而我卻被迫得花上三天不眠不休來回開車搭車兩千公里才能完成。<text:span text:style-name="T3"> <text:line-break/><text:line-break/></text:span>我從幾天前在電話中第一次跟對方通話，我就知道我完蛋了，有得折騰了，我顯然遇到一個<text:span text:style-name="T3"><text:s/>"</text:span>魔鬼<text:span text:style-name="T3">" </text:span>了，雖然這個魔鬼只是個年僅二十多歲的小女生，應該沒有殺人強姦的前科才對。而且，事實上你甚至說不出來她到底做了什麼壞事，她頂多只是稍微歪曲了一些訊息來操弄某個事情而已，為的是什麼呢？也許是為了讓自己少蓋一個章，少曬一分鐘太陽，少爬幾個階梯。多偷一點懶，如此而已。重點是：她不會在乎為了她的這麼一點點根本微不足道的利益，將會造成別人巨大的身體痛苦和鉅額的金錢損失。<text:span text:style-name="T3"> <text:line-break/><text:line-break/></text:span>如果你在台灣開車，你更會發現魔鬼滿街跑。對一己根本毫無利益可言的事，哪怕頂多只是讓自己快上一秒鐘，人們也往往根本不會在乎讓你因此賠上一條命。老實說，我常感到很心寒，覺得人心真的很可怕，很可悲，自私到爆，至少在華人社會裏每天都有這種感覺，常常讓我想到失嬰記裡那些表面上很溫馨很熱心的魔鬼。她們事實上並沒有任何偽裝，她們的邪惡其實就存在她們尋常無奇的日常行為裡頭，重點是你看不看得見那樣一種邪惡。<text:span text:style-name="T3"> <text:line-break/><text:line-break/></text:span>善良也一樣，它甚至有可能就存在所謂壞事裡頭，重點是你看不看得見。不管善惡美醜，我是能看得一清二楚的，經常為此神往，或為此起惆悵，甚至為此真的很想殺人以洩心頭之恨。善與惡，美與醜，居然就存在這方寸之間。<text:span text:style-name="T3"> <text:line-break/><text:line-break/></text:span>我倒不是說這樣一些人<text:span text:style-name="T3"><text:s/>"</text:span>就是<text:span text:style-name="T3">" </text:span>魔鬼或魔鬼的化身，而是說，魔鬼與天使往往就並存在你我心中。它不是一種可以原則化的概念，更不是一種行為。而且，魔鬼通常都是以一種光鮮亮麗的形象出現不是嗎？<text:span text:style-name="T3"> <text:line-break/><text:line-break/></text:span>當然，這講的是一種個人層面的道德表現，若是公眾事務，當然就又是另一回事了，你恐怕得把算盤拿出來打一打，計算利害得失，才有可能判斷一個事情的對錯。倘若犧牲少數可以成就多數人的幸福，為什麼不行呢？但它同樣也不是一種可以原則化的東西，畢竟你無法縱橫永恆時空，考量事物的一切可能後果與影響。比方說，黨外時代反抗無惡不作的國民黨、建立一個反對黨也許是對的，但我若具有預知未來的能力，我若能預先知道這個反對黨將會被一群貪婪無品的人渣給佔領，我若能預先知道當年的反對勢力會迅速惡質化成為一種彷彿癌細胞那樣的東西，我不會願意承受那麼大的痛苦去從事，更不可能為此禍延家人，一切痛苦的代價卻只是帶來一個更加惡質化的政治後果。<text:span text:style-name="T3"> <text:line-break/><text:line-break/></text:span>於是，過去看來是對的事情，現在看來卻錯得一塌糊塗。即便是那些曾經乍看美好的概念事物都顯得可疑，例如自由，例如民主，例如這樣那樣的一些所謂權利，我都已經沒把握它們究竟是對或錯了，至少它不再是那麼簡化與單純。我唯一有把握的仍只是分寸之間的這顆心。<text:span text:style-name="T3"> <text:line-break/><text:line-break/></text:span>在英國十年，認識了兩個人，便已不虛此行。一個是古人，名叫維根斯坦，一個是現代人，小我幾歲，當時也是個留學生，姓關，關老爺的關，在台灣某大學任教，最近將辭職。打從我第一次見到關老爺，就被他的單純與善良所打動，於是逢人就推崇其良善。很多人也許心裏想，能讓我如此推崇之人，肯定才華四溢，光芒萬丈，紛紛要求引見，心想此人頭上肯定會發光。其實確實如此，問題是你看不看得見那道光芒。看待世界的眼光不一樣，善惡美醜其實也就長得很不一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